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1.2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5123">
      <style:table-cell-properties fo:padding="0.028in"/>
    </style:style>
    <style:style style:name="ce3" style:family="table-cell" style:parent-style-name="Default">
      <style:table-cell-properties fo:padding="0.028in"/>
      <style:text-properties style:font-name="Liberation Sans" style:font-name-asian="Droid Sans Fallback" style:font-name-complex="DejaVu Sans"/>
    </style:style>
    <style:style style:name="ce4" style:family="table-cell" style:parent-style-name="Default" style:data-style-name="N162"/>
    <style:style style:name="ce5" style:family="table-cell" style:parent-style-name="Default" style:data-style-name="N162">
      <style:table-cell-properties fo:padding="0.028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6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Adj. Close</text:p>
          </table:table-cell>
          <table:table-cell table:style-name="ce1" office:value-type="string">
            <text:p>log price</text:p>
          </table:table-cell>
          <table:table-cell table:style-name="ce3" office:value-type="string">
            <text:p>Adj. Close returns</text:p>
          </table:table-cell>
          <table:table-cell table:style-name="ce3" office:value-type="string">
            <text:p>Adj. Close CC returns</text:p>
          </table:table-cell>
          <table:table-cell table:style-name="ce3" office:value-type="string">
            <text:p>Adj. Close returns (2)</text:p>
          </table:table-cell>
          <table:table-cell table:style-name="ce3" office:value-type="string">
            <text:p>Adj. Close CC returns (2)</text:p>
          </table:table-cell>
          <table:table-cell office:value-type="string">
            <text:p>Future value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7-01">
            <text:p>Jul-92</text:p>
          </table:table-cell>
          <table:table-cell table:style-name="ce1" office:value-type="float" office:value="1.66">
            <text:p>1.66</text:p>
          </table:table-cell>
          <table:table-cell table:style-name="ce1" table:formula="of:=LN([.B2])" office:value-type="float" office:value="0.506817602368452">
            <text:p>0.5068176024</text:p>
          </table:table-cell>
          <table:table-cell table:style-name="ce4" table:number-columns-repeated="4"/>
          <table:table-cell table:style-name="ce4" office:value-type="float" office:value="1">
            <text:p>1.0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8-03">
            <text:p>Aug-92</text:p>
          </table:table-cell>
          <table:table-cell table:style-name="ce1" office:value-type="float" office:value="1.55">
            <text:p>1.55</text:p>
          </table:table-cell>
          <table:table-cell table:style-name="ce1" table:formula="of:=LN([.B3])" office:value-type="float" office:value="0.438254930931155">
            <text:p>0.4382549309</text:p>
          </table:table-cell>
          <table:table-cell table:style-name="ce5" table:formula="of:=([.B3]-[.B2])/[.B2]" office:value-type="float" office:value="-0.0662650602409639">
            <text:p>-0.066265060241</text:p>
          </table:table-cell>
          <table:table-cell table:style-name="ce5" table:formula="of:=LN(1+[.D3])" office:value-type="float" office:value="-0.0685626714372967">
            <text:p>-0.068562671437</text:p>
          </table:table-cell>
          <table:table-cell table:style-name="ce4" table:number-columns-repeated="2"/>
          <table:table-cell table:style-name="ce4" table:formula="of:=[.H2]*([.D3]+1)" office:value-type="float" office:value="0.933734939759036">
            <text:p>0.93373493975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9-01">
            <text:p>Sep-92</text:p>
          </table:table-cell>
          <table:table-cell table:style-name="ce1" office:value-type="float" office:value="1.89">
            <text:p>1.89</text:p>
          </table:table-cell>
          <table:table-cell table:style-name="ce1" table:formula="of:=LN([.B4])" office:value-type="float" office:value="0.636576829071551">
            <text:p>0.6365768291</text:p>
          </table:table-cell>
          <table:table-cell table:style-name="ce5" table:formula="of:=([.B4]-[.B3])/[.B3]" office:value-type="float" office:value="0.219354838709677">
            <text:p>0.219354838710</text:p>
          </table:table-cell>
          <table:table-cell table:style-name="ce5" table:formula="of:=LN(1+[.D4])" office:value-type="float" office:value="0.198321898140396">
            <text:p>0.198321898140</text:p>
          </table:table-cell>
          <table:table-cell table:style-name="ce5" table:formula="of:=([.B4]-[.B2])/[.B2]" office:value-type="float" office:value="0.13855421686747">
            <text:p>0.138554216867</text:p>
          </table:table-cell>
          <table:table-cell table:style-name="ce5" table:formula="of:=LN([.B4]/[.B2])" office:value-type="float" office:value="0.129759226703099">
            <text:p>0.129759226703</text:p>
          </table:table-cell>
          <table:table-cell table:style-name="ce4" table:formula="of:=[.H3]*([.D4]+1)" office:value-type="float" office:value="1.13855421686747">
            <text:p>1.13855421686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0-01">
            <text:p>Oct-92</text:p>
          </table:table-cell>
          <table:table-cell table:style-name="ce1" office:value-type="float" office:value="1.84">
            <text:p>1.84</text:p>
          </table:table-cell>
          <table:table-cell table:style-name="ce1" table:formula="of:=LN([.B5])" office:value-type="float" office:value="0.609765571620894">
            <text:p>0.6097655716</text:p>
          </table:table-cell>
          <table:table-cell table:style-name="ce5" table:formula="of:=([.B5]-[.B4])/[.B4]" office:value-type="float" office:value="-0.0264550264550266">
            <text:p>-0.026455026455</text:p>
          </table:table-cell>
          <table:table-cell table:style-name="ce5" table:formula="of:=LN(1+[.D5])" office:value-type="float" office:value="-0.0268112574506569">
            <text:p>-0.026811257451</text:p>
          </table:table-cell>
          <table:table-cell table:style-name="ce5" table:formula="of:=([.B5]-[.B3])/[.B3]" office:value-type="float" office:value="0.187096774193548">
            <text:p>0.187096774194</text:p>
          </table:table-cell>
          <table:table-cell table:style-name="ce5" table:formula="of:=LN([.B5]/[.B3])" office:value-type="float" office:value="0.171510640689739">
            <text:p>0.171510640690</text:p>
          </table:table-cell>
          <table:table-cell table:style-name="ce4" table:formula="of:=[.H4]*([.D5]+1)" office:value-type="float" office:value="1.10843373493976">
            <text:p>1.10843373494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1-02">
            <text:p>Nov-92</text:p>
          </table:table-cell>
          <table:table-cell table:style-name="ce1" office:value-type="float" office:value="2.36">
            <text:p>2.36</text:p>
          </table:table-cell>
          <table:table-cell table:style-name="ce1" table:formula="of:=LN([.B6])" office:value-type="float" office:value="0.858661619037519">
            <text:p>0.858661619</text:p>
          </table:table-cell>
          <table:table-cell table:style-name="ce5" table:formula="of:=([.B6]-[.B5])/[.B5]" office:value-type="float" office:value="0.282608695652174">
            <text:p>0.282608695652</text:p>
          </table:table-cell>
          <table:table-cell table:style-name="ce5" table:formula="of:=LN(1+[.D6])" office:value-type="float" office:value="0.248896047416624">
            <text:p>0.248896047417</text:p>
          </table:table-cell>
          <table:table-cell table:style-name="ce5" table:formula="of:=([.B6]-[.B4])/[.B4]" office:value-type="float" office:value="0.248677248677249">
            <text:p>0.248677248677</text:p>
          </table:table-cell>
          <table:table-cell table:style-name="ce5" table:formula="of:=LN([.B6]/[.B4])" office:value-type="float" office:value="0.222084789965968">
            <text:p>0.222084789966</text:p>
          </table:table-cell>
          <table:table-cell table:style-name="ce4" table:formula="of:=[.H5]*([.D6]+1)" office:value-type="float" office:value="1.42168674698795">
            <text:p>1.42168674698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2-01">
            <text:p>Dec-92</text:p>
          </table:table-cell>
          <table:table-cell table:style-name="ce1" office:value-type="float" office:value="2.31">
            <text:p>2.31</text:p>
          </table:table-cell>
          <table:table-cell table:style-name="ce1" table:formula="of:=LN([.B7])" office:value-type="float" office:value="0.837247524533702">
            <text:p>0.8372475245</text:p>
          </table:table-cell>
          <table:table-cell table:style-name="ce5" table:formula="of:=([.B7]-[.B6])/[.B6]" office:value-type="float" office:value="-0.021186440677966">
            <text:p>-0.021186440678</text:p>
          </table:table-cell>
          <table:table-cell table:style-name="ce5" table:formula="of:=LN(1+[.D7])" office:value-type="float" office:value="-0.0214140945038165">
            <text:p>-0.021414094504</text:p>
          </table:table-cell>
          <table:table-cell table:style-name="ce5" table:formula="of:=([.B7]-[.B5])/[.B5]" office:value-type="float" office:value="0.255434782608696">
            <text:p>0.255434782609</text:p>
          </table:table-cell>
          <table:table-cell table:style-name="ce5" table:formula="of:=LN([.B7]/[.B5])" office:value-type="float" office:value="0.227481952912808">
            <text:p>0.227481952913</text:p>
          </table:table-cell>
          <table:table-cell table:style-name="ce4" table:formula="of:=[.H6]*([.D7]+1)" office:value-type="float" office:value="1.39156626506024">
            <text:p>1.39156626506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1-04">
            <text:p>Jan-93</text:p>
          </table:table-cell>
          <table:table-cell table:style-name="ce1" office:value-type="float" office:value="2.41">
            <text:p>2.41</text:p>
          </table:table-cell>
          <table:table-cell table:style-name="ce1" table:formula="of:=LN([.B8])" office:value-type="float" office:value="0.879626747502564">
            <text:p>0.8796267475</text:p>
          </table:table-cell>
          <table:table-cell table:style-name="ce5" table:formula="of:=([.B8]-[.B7])/[.B7]" office:value-type="float" office:value="0.0432900432900433">
            <text:p>0.043290043290</text:p>
          </table:table-cell>
          <table:table-cell table:style-name="ce5" table:formula="of:=LN(1+[.D8])" office:value-type="float" office:value="0.0423792229688615">
            <text:p>0.042379222969</text:p>
          </table:table-cell>
          <table:table-cell table:style-name="ce5" table:formula="of:=([.B8]-[.B6])/[.B6]" office:value-type="float" office:value="0.0211864406779662">
            <text:p>0.021186440678</text:p>
          </table:table-cell>
          <table:table-cell table:style-name="ce5" table:formula="of:=LN([.B8]/[.B6])" office:value-type="float" office:value="0.0209651284650451">
            <text:p>0.020965128465</text:p>
          </table:table-cell>
          <table:table-cell table:style-name="ce4" table:formula="of:=[.H7]*([.D8]+1)" office:value-type="float" office:value="1.45180722891566">
            <text:p>1.45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2-01">
            <text:p>Feb-93</text:p>
          </table:table-cell>
          <table:table-cell table:style-name="ce1" office:value-type="float" office:value="2.27">
            <text:p>2.27</text:p>
          </table:table-cell>
          <table:table-cell table:style-name="ce1" table:formula="of:=LN([.B9])" office:value-type="float" office:value="0.819779831493311">
            <text:p>0.8197798315</text:p>
          </table:table-cell>
          <table:table-cell table:style-name="ce5" table:formula="of:=([.B9]-[.B8])/[.B8]" office:value-type="float" office:value="-0.058091286307054">
            <text:p>-0.058091286307</text:p>
          </table:table-cell>
          <table:table-cell table:style-name="ce5" table:formula="of:=LN(1+[.D9])" office:value-type="float" office:value="-0.0598469160092523">
            <text:p>-0.059846916009</text:p>
          </table:table-cell>
          <table:table-cell table:style-name="ce5" table:formula="of:=([.B9]-[.B7])/[.B7]" office:value-type="float" office:value="-0.0173160173160173">
            <text:p>-0.017316017316</text:p>
          </table:table-cell>
          <table:table-cell table:style-name="ce5" table:formula="of:=LN([.B9]/[.B7])" office:value-type="float" office:value="-0.0174676930403908">
            <text:p>-0.017467693040</text:p>
          </table:table-cell>
          <table:table-cell table:style-name="ce4" table:formula="of:=[.H8]*([.D9]+1)" office:value-type="float" office:value="1.36746987951807">
            <text:p>1.36746987951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3-01">
            <text:p>Mar-93</text:p>
          </table:table-cell>
          <table:table-cell table:style-name="ce1" office:value-type="float" office:value="2.38">
            <text:p>2.38</text:p>
          </table:table-cell>
          <table:table-cell table:style-name="ce1" table:formula="of:=LN([.B10])" office:value-type="float" office:value="0.867100487683383">
            <text:p>0.8671004877</text:p>
          </table:table-cell>
          <table:table-cell table:style-name="ce5" table:formula="of:=([.B10]-[.B9])/[.B9]" office:value-type="float" office:value="0.0484581497797356">
            <text:p>0.048458149780</text:p>
          </table:table-cell>
          <table:table-cell table:style-name="ce5" table:formula="of:=LN(1+[.D10])" office:value-type="float" office:value="0.047320656190072">
            <text:p>0.047320656190</text:p>
          </table:table-cell>
          <table:table-cell table:style-name="ce5" table:formula="of:=([.B10]-[.B8])/[.B8]" office:value-type="float" office:value="-0.0124481327800831">
            <text:p>-0.012448132780</text:p>
          </table:table-cell>
          <table:table-cell table:style-name="ce5" table:formula="of:=LN([.B10]/[.B8])" office:value-type="float" office:value="-0.0125262598191804">
            <text:p>-0.012526259819</text:p>
          </table:table-cell>
          <table:table-cell table:style-name="ce4" table:formula="of:=[.H9]*([.D10]+1)" office:value-type="float" office:value="1.43373493975904">
            <text:p>1.43373493975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4-01">
            <text:p>Apr-93</text:p>
          </table:table-cell>
          <table:table-cell table:style-name="ce1" office:value-type="float" office:value="2.42">
            <text:p>2.42</text:p>
          </table:table-cell>
          <table:table-cell table:style-name="ce1" table:formula="of:=LN([.B11])" office:value-type="float" office:value="0.883767540168595">
            <text:p>0.8837675402</text:p>
          </table:table-cell>
          <table:table-cell table:style-name="ce5" table:formula="of:=([.B11]-[.B10])/[.B10]" office:value-type="float" office:value="0.0168067226890756">
            <text:p>0.016806722689</text:p>
          </table:table-cell>
          <table:table-cell table:style-name="ce5" table:formula="of:=LN(1+[.D11])" office:value-type="float" office:value="0.0166670524852116">
            <text:p>0.016667052485</text:p>
          </table:table-cell>
          <table:table-cell table:style-name="ce5" table:formula="of:=([.B11]-[.B9])/[.B9]" office:value-type="float" office:value="0.066079295154185">
            <text:p>0.066079295154</text:p>
          </table:table-cell>
          <table:table-cell table:style-name="ce5" table:formula="of:=LN([.B11]/[.B9])" office:value-type="float" office:value="0.0639877086752838">
            <text:p>0.063987708675</text:p>
          </table:table-cell>
          <table:table-cell table:style-name="ce4" table:formula="of:=[.H10]*([.D11]+1)" office:value-type="float" office:value="1.4578313253012">
            <text:p>1.45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5-03">
            <text:p>May-93</text:p>
          </table:table-cell>
          <table:table-cell table:style-name="ce1" office:value-type="float" office:value="3">
            <text:p>3</text:p>
          </table:table-cell>
          <table:table-cell table:style-name="ce1" table:formula="of:=LN([.B12])" office:value-type="float" office:value="1.09861228866811">
            <text:p>1.0986122887</text:p>
          </table:table-cell>
          <table:table-cell table:style-name="ce5" table:formula="of:=([.B12]-[.B11])/[.B11]" office:value-type="float" office:value="0.239669421487603">
            <text:p>0.239669421488</text:p>
          </table:table-cell>
          <table:table-cell table:style-name="ce5" table:formula="of:=LN(1+[.D12])" office:value-type="float" office:value="0.214844748499515">
            <text:p>0.214844748500</text:p>
          </table:table-cell>
          <table:table-cell table:style-name="ce5" table:formula="of:=([.B12]-[.B10])/[.B10]" office:value-type="float" office:value="0.260504201680672">
            <text:p>0.260504201681</text:p>
          </table:table-cell>
          <table:table-cell table:style-name="ce5" table:formula="of:=LN([.B12]/[.B10])" office:value-type="float" office:value="0.231511800984726">
            <text:p>0.231511800985</text:p>
          </table:table-cell>
          <table:table-cell table:style-name="ce4" table:formula="of:=[.H11]*([.D12]+1)" office:value-type="float" office:value="1.80722891566265">
            <text:p>1.8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6-01">
            <text:p>Jun-93</text:p>
          </table:table-cell>
          <table:table-cell table:style-name="ce1" office:value-type="float" office:value="3.06">
            <text:p>3.06</text:p>
          </table:table-cell>
          <table:table-cell table:style-name="ce1" table:formula="of:=LN([.B13])" office:value-type="float" office:value="1.11841491596429">
            <text:p>1.118414916</text:p>
          </table:table-cell>
          <table:table-cell table:style-name="ce5" table:formula="of:=([.B13]-[.B12])/[.B12]" office:value-type="float" office:value="0.02">
            <text:p>0.020000000000</text:p>
          </table:table-cell>
          <table:table-cell table:style-name="ce5" table:formula="of:=LN(1+[.D13])" office:value-type="float" office:value="0.0198026272961797">
            <text:p>0.019802627296</text:p>
          </table:table-cell>
          <table:table-cell table:style-name="ce5" table:formula="of:=([.B13]-[.B11])/[.B11]" office:value-type="float" office:value="0.264462809917355">
            <text:p>0.264462809917</text:p>
          </table:table-cell>
          <table:table-cell table:style-name="ce5" table:formula="of:=LN([.B13]/[.B11])" office:value-type="float" office:value="0.234647375795694">
            <text:p>0.234647375796</text:p>
          </table:table-cell>
          <table:table-cell table:style-name="ce4" table:formula="of:=[.H12]*([.D13]+1)" office:value-type="float" office:value="1.8433734939759">
            <text:p>1.84337349397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7-01">
            <text:p>Jul-93</text:p>
          </table:table-cell>
          <table:table-cell table:style-name="ce1" office:value-type="float" office:value="2.97">
            <text:p>2.97</text:p>
          </table:table-cell>
          <table:table-cell table:style-name="ce1" table:formula="of:=LN([.B14])" office:value-type="float" office:value="1.08856195281461">
            <text:p>1.0885619528</text:p>
          </table:table-cell>
          <table:table-cell table:style-name="ce5" table:formula="of:=([.B14]-[.B13])/[.B13]" office:value-type="float" office:value="-0.0294117647058824">
            <text:p>-0.029411764706</text:p>
          </table:table-cell>
          <table:table-cell table:style-name="ce5" table:formula="of:=LN(1+[.D14])" office:value-type="float" office:value="-0.0298529631496813">
            <text:p>-0.029852963150</text:p>
          </table:table-cell>
          <table:table-cell table:style-name="ce5" table:formula="of:=([.B14]-[.B12])/[.B12]" office:value-type="float" office:value="-0.0100000000000001">
            <text:p>-0.010000000000</text:p>
          </table:table-cell>
          <table:table-cell table:style-name="ce5" table:formula="of:=LN([.B14]/[.B12])" office:value-type="float" office:value="-0.0100503358535016">
            <text:p>-0.010050335854</text:p>
          </table:table-cell>
          <table:table-cell table:style-name="ce4" table:formula="of:=[.H13]*([.D14]+1)" office:value-type="float" office:value="1.78915662650602">
            <text:p>1.7891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8-02">
            <text:p>Aug-93</text:p>
          </table:table-cell>
          <table:table-cell table:style-name="ce1" office:value-type="float" office:value="3.03">
            <text:p>3.03</text:p>
          </table:table-cell>
          <table:table-cell table:style-name="ce1" table:formula="of:=LN([.B15])" office:value-type="float" office:value="1.10856261952128">
            <text:p>1.1085626195</text:p>
          </table:table-cell>
          <table:table-cell table:style-name="ce5" table:formula="of:=([.B15]-[.B14])/[.B14]" office:value-type="float" office:value="0.0202020202020202">
            <text:p>0.020202020202</text:p>
          </table:table-cell>
          <table:table-cell table:style-name="ce5" table:formula="of:=LN(1+[.D15])" office:value-type="float" office:value="0.0200006667066696">
            <text:p>0.020000666707</text:p>
          </table:table-cell>
          <table:table-cell table:style-name="ce5" table:formula="of:=([.B15]-[.B13])/[.B13]" office:value-type="float" office:value="-0.00980392156862753">
            <text:p>-0.009803921569</text:p>
          </table:table-cell>
          <table:table-cell table:style-name="ce5" table:formula="of:=LN([.B15]/[.B13])" office:value-type="float" office:value="-0.00985229644301171">
            <text:p>-0.009852296443</text:p>
          </table:table-cell>
          <table:table-cell table:style-name="ce4" table:formula="of:=[.H14]*([.D15]+1)" office:value-type="float" office:value="1.82530120481928">
            <text:p>1.82530120481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9-01">
            <text:p>Sep-93</text:p>
          </table:table-cell>
          <table:table-cell table:style-name="ce1" office:value-type="float" office:value="3.42">
            <text:p>3.42</text:p>
          </table:table-cell>
          <table:table-cell table:style-name="ce1" table:formula="of:=LN([.B16])" office:value-type="float" office:value="1.22964055107451">
            <text:p>1.2296405511</text:p>
          </table:table-cell>
          <table:table-cell table:style-name="ce5" table:formula="of:=([.B16]-[.B15])/[.B15]" office:value-type="float" office:value="0.128712871287129">
            <text:p>0.128712871287</text:p>
          </table:table-cell>
          <table:table-cell table:style-name="ce5" table:formula="of:=LN(1+[.D16])" office:value-type="float" office:value="0.121077931553236">
            <text:p>0.121077931553</text:p>
          </table:table-cell>
          <table:table-cell table:style-name="ce5" table:formula="of:=([.B16]-[.B14])/[.B14]" office:value-type="float" office:value="0.151515151515152">
            <text:p>0.151515151515</text:p>
          </table:table-cell>
          <table:table-cell table:style-name="ce5" table:formula="of:=LN([.B16]/[.B14])" office:value-type="float" office:value="0.141078598259906">
            <text:p>0.141078598260</text:p>
          </table:table-cell>
          <table:table-cell table:style-name="ce4" table:formula="of:=[.H15]*([.D16]+1)" office:value-type="float" office:value="2.06024096385542">
            <text:p>2.06024096385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0-01">
            <text:p>Oct-93</text:p>
          </table:table-cell>
          <table:table-cell table:style-name="ce1" office:value-type="float" office:value="3.34">
            <text:p>3.34</text:p>
          </table:table-cell>
          <table:table-cell table:style-name="ce1" table:formula="of:=LN([.B17])" office:value-type="float" office:value="1.20597080698861">
            <text:p>1.205970807</text:p>
          </table:table-cell>
          <table:table-cell table:style-name="ce5" table:formula="of:=([.B17]-[.B16])/[.B16]" office:value-type="float" office:value="-0.0233918128654971">
            <text:p>-0.023391812865</text:p>
          </table:table-cell>
          <table:table-cell table:style-name="ce5" table:formula="of:=LN(1+[.D17])" office:value-type="float" office:value="-0.0236697440859047">
            <text:p>-0.023669744086</text:p>
          </table:table-cell>
          <table:table-cell table:style-name="ce5" table:formula="of:=([.B17]-[.B15])/[.B15]" office:value-type="float" office:value="0.102310231023102">
            <text:p>0.102310231023</text:p>
          </table:table-cell>
          <table:table-cell table:style-name="ce5" table:formula="of:=LN([.B17]/[.B15])" office:value-type="float" office:value="0.0974081874673313">
            <text:p>0.097408187467</text:p>
          </table:table-cell>
          <table:table-cell table:style-name="ce4" table:formula="of:=[.H16]*([.D17]+1)" office:value-type="float" office:value="2.01204819277108">
            <text:p>2.01204819277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1-01">
            <text:p>Nov-93</text:p>
          </table:table-cell>
          <table:table-cell table:style-name="ce1" office:value-type="float" office:value="2.78">
            <text:p>2.78</text:p>
          </table:table-cell>
          <table:table-cell table:style-name="ce1" table:formula="of:=LN([.B18])" office:value-type="float" office:value="1.02245092770255">
            <text:p>1.0224509277</text:p>
          </table:table-cell>
          <table:table-cell table:style-name="ce5" table:formula="of:=([.B18]-[.B17])/[.B17]" office:value-type="float" office:value="-0.167664670658683">
            <text:p>-0.167664670659</text:p>
          </table:table-cell>
          <table:table-cell table:style-name="ce5" table:formula="of:=LN(1+[.D18])" office:value-type="float" office:value="-0.183519879286063">
            <text:p>-0.183519879286</text:p>
          </table:table-cell>
          <table:table-cell table:style-name="ce5" table:formula="of:=([.B18]-[.B16])/[.B16]" office:value-type="float" office:value="-0.187134502923977">
            <text:p>-0.187134502924</text:p>
          </table:table-cell>
          <table:table-cell table:style-name="ce5" table:formula="of:=LN([.B18]/[.B16])" office:value-type="float" office:value="-0.207189623371968">
            <text:p>-0.207189623372</text:p>
          </table:table-cell>
          <table:table-cell table:style-name="ce4" table:formula="of:=[.H17]*([.D18]+1)" office:value-type="float" office:value="1.67469879518072">
            <text:p>1.674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2-01">
            <text:p>Dec-93</text:p>
          </table:table-cell>
          <table:table-cell table:style-name="ce1" office:value-type="float" office:value="2.78">
            <text:p>2.78</text:p>
          </table:table-cell>
          <table:table-cell table:style-name="ce1" table:formula="of:=LN([.B19])" office:value-type="float" office:value="1.02245092770255">
            <text:p>1.0224509277</text:p>
          </table:table-cell>
          <table:table-cell table:style-name="ce5" table:formula="of:=([.B19]-[.B18])/[.B18]" office:value-type="float" office:value="0">
            <text:p>0.000000000000</text:p>
          </table:table-cell>
          <table:table-cell table:style-name="ce5" table:formula="of:=LN(1+[.D19])" office:value-type="float" office:value="0">
            <text:p>0.000000000000</text:p>
          </table:table-cell>
          <table:table-cell table:style-name="ce5" table:formula="of:=([.B19]-[.B17])/[.B17]" office:value-type="float" office:value="-0.167664670658683">
            <text:p>-0.167664670659</text:p>
          </table:table-cell>
          <table:table-cell table:style-name="ce5" table:formula="of:=LN([.B19]/[.B17])" office:value-type="float" office:value="-0.183519879286063">
            <text:p>-0.183519879286</text:p>
          </table:table-cell>
          <table:table-cell table:style-name="ce4" table:formula="of:=[.H18]*([.D19]+1)" office:value-type="float" office:value="1.67469879518072">
            <text:p>1.674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1-03">
            <text:p>Jan-94</text:p>
          </table:table-cell>
          <table:table-cell table:style-name="ce1" office:value-type="float" office:value="3">
            <text:p>3</text:p>
          </table:table-cell>
          <table:table-cell table:style-name="ce1" table:formula="of:=LN([.B20])" office:value-type="float" office:value="1.09861228866811">
            <text:p>1.0986122887</text:p>
          </table:table-cell>
          <table:table-cell table:style-name="ce5" table:formula="of:=([.B20]-[.B19])/[.B19]" office:value-type="float" office:value="0.0791366906474819">
            <text:p>0.079136690647</text:p>
          </table:table-cell>
          <table:table-cell table:style-name="ce5" table:formula="of:=LN(1+[.D20])" office:value-type="float" office:value="0.0761613609655639">
            <text:p>0.076161360966</text:p>
          </table:table-cell>
          <table:table-cell table:style-name="ce5" table:formula="of:=([.B20]-[.B18])/[.B18]" office:value-type="float" office:value="0.0791366906474819">
            <text:p>0.079136690647</text:p>
          </table:table-cell>
          <table:table-cell table:style-name="ce5" table:formula="of:=LN([.B20]/[.B18])" office:value-type="float" office:value="0.0761613609655639">
            <text:p>0.076161360966</text:p>
          </table:table-cell>
          <table:table-cell table:style-name="ce4" table:formula="of:=[.H19]*([.D20]+1)" office:value-type="float" office:value="1.80722891566265">
            <text:p>1.8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2-01">
            <text:p>Feb-94</text:p>
          </table:table-cell>
          <table:table-cell table:style-name="ce1" office:value-type="float" office:value="2.91">
            <text:p>2.91</text:p>
          </table:table-cell>
          <table:table-cell table:style-name="ce1" table:formula="of:=LN([.B21])" office:value-type="float" office:value="1.0681530811834">
            <text:p>1.0681530812</text:p>
          </table:table-cell>
          <table:table-cell table:style-name="ce5" table:formula="of:=([.B21]-[.B20])/[.B20]" office:value-type="float" office:value="-0.03">
            <text:p>-0.030000000000</text:p>
          </table:table-cell>
          <table:table-cell table:style-name="ce5" table:formula="of:=LN(1+[.D21])" office:value-type="float" office:value="-0.0304592074847085">
            <text:p>-0.030459207485</text:p>
          </table:table-cell>
          <table:table-cell table:style-name="ce5" table:formula="of:=([.B21]-[.B19])/[.B19]" office:value-type="float" office:value="0.0467625899280575">
            <text:p>0.046762589928</text:p>
          </table:table-cell>
          <table:table-cell table:style-name="ce5" table:formula="of:=LN([.B21]/[.B19])" office:value-type="float" office:value="0.0457021534808554">
            <text:p>0.045702153481</text:p>
          </table:table-cell>
          <table:table-cell table:style-name="ce4" table:formula="of:=[.H20]*([.D21]+1)" office:value-type="float" office:value="1.75301204819277">
            <text:p>1.75301204819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3-01">
            <text:p>Mar-94</text:p>
          </table:table-cell>
          <table:table-cell table:style-name="ce1" office:value-type="float" office:value="3.05">
            <text:p>3.05</text:p>
          </table:table-cell>
          <table:table-cell table:style-name="ce1" table:formula="of:=LN([.B22])" office:value-type="float" office:value="1.11514159061932">
            <text:p>1.1151415906</text:p>
          </table:table-cell>
          <table:table-cell table:style-name="ce5" table:formula="of:=([.B22]-[.B21])/[.B21]" office:value-type="float" office:value="0.0481099656357387">
            <text:p>0.048109965636</text:p>
          </table:table-cell>
          <table:table-cell table:style-name="ce5" table:formula="of:=LN(1+[.D22])" office:value-type="float" office:value="0.0469885094359189">
            <text:p>0.046988509436</text:p>
          </table:table-cell>
          <table:table-cell table:style-name="ce5" table:formula="of:=([.B22]-[.B20])/[.B20]" office:value-type="float" office:value="0.0166666666666666">
            <text:p>0.016666666667</text:p>
          </table:table-cell>
          <table:table-cell table:style-name="ce5" table:formula="of:=LN([.B22]/[.B20])" office:value-type="float" office:value="0.0165293019512105">
            <text:p>0.016529301951</text:p>
          </table:table-cell>
          <table:table-cell table:style-name="ce4" table:formula="of:=[.H21]*([.D22]+1)" office:value-type="float" office:value="1.83734939759036">
            <text:p>1.83734939759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4-04">
            <text:p>Apr-94</text:p>
          </table:table-cell>
          <table:table-cell table:style-name="ce1" office:value-type="float" office:value="3.72">
            <text:p>3.72</text:p>
          </table:table-cell>
          <table:table-cell table:style-name="ce1" table:formula="of:=LN([.B23])" office:value-type="float" office:value="1.31372366828506">
            <text:p>1.3137236683</text:p>
          </table:table-cell>
          <table:table-cell table:style-name="ce5" table:formula="of:=([.B23]-[.B22])/[.B22]" office:value-type="float" office:value="0.219672131147541">
            <text:p>0.219672131148</text:p>
          </table:table-cell>
          <table:table-cell table:style-name="ce5" table:formula="of:=LN(1+[.D23])" office:value-type="float" office:value="0.198582077665735">
            <text:p>0.198582077666</text:p>
          </table:table-cell>
          <table:table-cell table:style-name="ce5" table:formula="of:=([.B23]-[.B21])/[.B21]" office:value-type="float" office:value="0.278350515463917">
            <text:p>0.278350515464</text:p>
          </table:table-cell>
          <table:table-cell table:style-name="ce5" table:formula="of:=LN([.B23]/[.B21])" office:value-type="float" office:value="0.245570587101654">
            <text:p>0.245570587102</text:p>
          </table:table-cell>
          <table:table-cell table:style-name="ce4" table:formula="of:=[.H22]*([.D23]+1)" office:value-type="float" office:value="2.24096385542169">
            <text:p>2.24096385542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5-02">
            <text:p>May-94</text:p>
          </table:table-cell>
          <table:table-cell table:style-name="ce1" office:value-type="float" office:value="3.56">
            <text:p>3.56</text:p>
          </table:table-cell>
          <table:table-cell table:style-name="ce1" table:formula="of:=LN([.B24])" office:value-type="float" office:value="1.26976054486394">
            <text:p>1.2697605449</text:p>
          </table:table-cell>
          <table:table-cell table:style-name="ce5" table:formula="of:=([.B24]-[.B23])/[.B23]" office:value-type="float" office:value="-0.043010752688172">
            <text:p>-0.043010752688</text:p>
          </table:table-cell>
          <table:table-cell table:style-name="ce5" table:formula="of:=LN(1+[.D24])" office:value-type="float" office:value="-0.0439631234211161">
            <text:p>-0.043963123421</text:p>
          </table:table-cell>
          <table:table-cell table:style-name="ce5" table:formula="of:=([.B24]-[.B22])/[.B22]" office:value-type="float" office:value="0.167213114754098">
            <text:p>0.167213114754</text:p>
          </table:table-cell>
          <table:table-cell table:style-name="ce5" table:formula="of:=LN([.B24]/[.B22])" office:value-type="float" office:value="0.154618954244619">
            <text:p>0.154618954245</text:p>
          </table:table-cell>
          <table:table-cell table:style-name="ce4" table:formula="of:=[.H23]*([.D24]+1)" office:value-type="float" office:value="2.14457831325301">
            <text:p>2.144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6-01">
            <text:p>Jun-94</text:p>
          </table:table-cell>
          <table:table-cell table:style-name="ce1" office:value-type="float" office:value="3.16">
            <text:p>3.16</text:p>
          </table:table-cell>
          <table:table-cell table:style-name="ce1" table:formula="of:=LN([.B25])" office:value-type="float" office:value="1.15057202759882">
            <text:p>1.1505720276</text:p>
          </table:table-cell>
          <table:table-cell table:style-name="ce5" table:formula="of:=([.B25]-[.B24])/[.B24]" office:value-type="float" office:value="-0.112359550561798">
            <text:p>-0.112359550562</text:p>
          </table:table-cell>
          <table:table-cell table:style-name="ce5" table:formula="of:=LN(1+[.D25])" office:value-type="float" office:value="-0.119188517265118">
            <text:p>-0.119188517265</text:p>
          </table:table-cell>
          <table:table-cell table:style-name="ce5" table:formula="of:=([.B25]-[.B23])/[.B23]" office:value-type="float" office:value="-0.150537634408602">
            <text:p>-0.150537634409</text:p>
          </table:table-cell>
          <table:table-cell table:style-name="ce5" table:formula="of:=LN([.B25]/[.B23])" office:value-type="float" office:value="-0.163151640686234">
            <text:p>-0.163151640686</text:p>
          </table:table-cell>
          <table:table-cell table:style-name="ce4" table:formula="of:=[.H24]*([.D25]+1)" office:value-type="float" office:value="1.90361445783133">
            <text:p>1.90361445783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7-01">
            <text:p>Jul-94</text:p>
          </table:table-cell>
          <table:table-cell table:style-name="ce1" office:value-type="float" office:value="3.62">
            <text:p>3.62</text:p>
          </table:table-cell>
          <table:table-cell table:style-name="ce1" table:formula="of:=LN([.B26])" office:value-type="float" office:value="1.28647402583768">
            <text:p>1.2864740258</text:p>
          </table:table-cell>
          <table:table-cell table:style-name="ce5" table:formula="of:=([.B26]-[.B25])/[.B25]" office:value-type="float" office:value="0.145569620253165">
            <text:p>0.145569620253</text:p>
          </table:table-cell>
          <table:table-cell table:style-name="ce5" table:formula="of:=LN(1+[.D26])" office:value-type="float" office:value="0.135901998238859">
            <text:p>0.135901998239</text:p>
          </table:table-cell>
          <table:table-cell table:style-name="ce5" table:formula="of:=([.B26]-[.B24])/[.B24]" office:value-type="float" office:value="0.0168539325842697">
            <text:p>0.016853932584</text:p>
          </table:table-cell>
          <table:table-cell table:style-name="ce5" table:formula="of:=LN([.B26]/[.B24])" office:value-type="float" office:value="0.0167134809737405">
            <text:p>0.016713480974</text:p>
          </table:table-cell>
          <table:table-cell table:style-name="ce4" table:formula="of:=[.H25]*([.D26]+1)" office:value-type="float" office:value="2.18072289156626">
            <text:p>2.18072289156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8-01">
            <text:p>Aug-94</text:p>
          </table:table-cell>
          <table:table-cell table:style-name="ce1" office:value-type="float" office:value="3.53">
            <text:p>3.53</text:p>
          </table:table-cell>
          <table:table-cell table:style-name="ce1" table:formula="of:=LN([.B27])" office:value-type="float" office:value="1.26129787094521">
            <text:p>1.2612978709</text:p>
          </table:table-cell>
          <table:table-cell table:style-name="ce5" table:formula="of:=([.B27]-[.B26])/[.B26]" office:value-type="float" office:value="-0.0248618784530386">
            <text:p>-0.024861878453</text:p>
          </table:table-cell>
          <table:table-cell table:style-name="ce5" table:formula="of:=LN(1+[.D27])" office:value-type="float" office:value="-0.0251761548924743">
            <text:p>-0.025176154892</text:p>
          </table:table-cell>
          <table:table-cell table:style-name="ce5" table:formula="of:=([.B27]-[.B25])/[.B25]" office:value-type="float" office:value="0.117088607594937">
            <text:p>0.117088607595</text:p>
          </table:table-cell>
          <table:table-cell table:style-name="ce5" table:formula="of:=LN([.B27]/[.B25])" office:value-type="float" office:value="0.110725843346385">
            <text:p>0.110725843346</text:p>
          </table:table-cell>
          <table:table-cell table:style-name="ce4" table:formula="of:=[.H26]*([.D27]+1)" office:value-type="float" office:value="2.12650602409639">
            <text:p>2.12650602409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9-01">
            <text:p>Sep-94</text:p>
          </table:table-cell>
          <table:table-cell table:style-name="ce1" office:value-type="float" office:value="2.88">
            <text:p>2.88</text:p>
          </table:table-cell>
          <table:table-cell table:style-name="ce1" table:formula="of:=LN([.B28])" office:value-type="float" office:value="1.05779029414785">
            <text:p>1.0577902941</text:p>
          </table:table-cell>
          <table:table-cell table:style-name="ce5" table:formula="of:=([.B28]-[.B27])/[.B27]" office:value-type="float" office:value="-0.184135977337111">
            <text:p>-0.184135977337</text:p>
          </table:table-cell>
          <table:table-cell table:style-name="ce5" table:formula="of:=LN(1+[.D28])" office:value-type="float" office:value="-0.203507576797351">
            <text:p>-0.203507576797</text:p>
          </table:table-cell>
          <table:table-cell table:style-name="ce5" table:formula="of:=([.B28]-[.B26])/[.B26]" office:value-type="float" office:value="-0.204419889502762">
            <text:p>-0.204419889503</text:p>
          </table:table-cell>
          <table:table-cell table:style-name="ce5" table:formula="of:=LN([.B28]/[.B26])" office:value-type="float" office:value="-0.228683731689825">
            <text:p>-0.228683731690</text:p>
          </table:table-cell>
          <table:table-cell table:style-name="ce4" table:formula="of:=[.H27]*([.D28]+1)" office:value-type="float" office:value="1.73493975903614">
            <text:p>1.73493975903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0-03">
            <text:p>Oct-94</text:p>
          </table:table-cell>
          <table:table-cell table:style-name="ce1" office:value-type="float" office:value="3.39">
            <text:p>3.39</text:p>
          </table:table-cell>
          <table:table-cell table:style-name="ce1" table:formula="of:=LN([.B29])" office:value-type="float" office:value="1.22082992139236">
            <text:p>1.2208299214</text:p>
          </table:table-cell>
          <table:table-cell table:style-name="ce5" table:formula="of:=([.B29]-[.B28])/[.B28]" office:value-type="float" office:value="0.177083333333333">
            <text:p>0.177083333333</text:p>
          </table:table-cell>
          <table:table-cell table:style-name="ce5" table:formula="of:=LN(1+[.D29])" office:value-type="float" office:value="0.163039627244504">
            <text:p>0.163039627245</text:p>
          </table:table-cell>
          <table:table-cell table:style-name="ce5" table:formula="of:=([.B29]-[.B27])/[.B27]" office:value-type="float" office:value="-0.0396600566572238">
            <text:p>-0.039660056657</text:p>
          </table:table-cell>
          <table:table-cell table:style-name="ce5" table:formula="of:=LN([.B29]/[.B27])" office:value-type="float" office:value="-0.0404679495528465">
            <text:p>-0.040467949553</text:p>
          </table:table-cell>
          <table:table-cell table:style-name="ce4" table:formula="of:=[.H28]*([.D29]+1)" office:value-type="float" office:value="2.0421686746988">
            <text:p>2.04216867469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1-01">
            <text:p>Nov-94</text:p>
          </table:table-cell>
          <table:table-cell table:style-name="ce1" office:value-type="float" office:value="3.35">
            <text:p>3.35</text:p>
          </table:table-cell>
          <table:table-cell table:style-name="ce1" table:formula="of:=LN([.B30])" office:value-type="float" office:value="1.20896034583698">
            <text:p>1.2089603458</text:p>
          </table:table-cell>
          <table:table-cell table:style-name="ce5" table:formula="of:=([.B30]-[.B29])/[.B29]" office:value-type="float" office:value="-0.0117994100294985">
            <text:p>-0.011799410029</text:p>
          </table:table-cell>
          <table:table-cell table:style-name="ce5" table:formula="of:=LN(1+[.D30])" office:value-type="float" office:value="-0.0118695755553839">
            <text:p>-0.011869575555</text:p>
          </table:table-cell>
          <table:table-cell table:style-name="ce5" table:formula="of:=([.B30]-[.B28])/[.B28]" office:value-type="float" office:value="0.163194444444445">
            <text:p>0.163194444444</text:p>
          </table:table-cell>
          <table:table-cell table:style-name="ce5" table:formula="of:=LN([.B30]/[.B28])" office:value-type="float" office:value="0.15117005168912">
            <text:p>0.151170051689</text:p>
          </table:table-cell>
          <table:table-cell table:style-name="ce4" table:formula="of:=[.H29]*([.D30]+1)" office:value-type="float" office:value="2.01807228915663">
            <text:p>2.01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2-01">
            <text:p>Dec-94</text:p>
          </table:table-cell>
          <table:table-cell table:style-name="ce1" office:value-type="float" office:value="3.44">
            <text:p>3.44</text:p>
          </table:table-cell>
          <table:table-cell table:style-name="ce1" table:formula="of:=LN([.B31])" office:value-type="float" office:value="1.23547147138531">
            <text:p>1.2354714714</text:p>
          </table:table-cell>
          <table:table-cell table:style-name="ce5" table:formula="of:=([.B31]-[.B30])/[.B30]" office:value-type="float" office:value="0.026865671641791">
            <text:p>0.026865671642</text:p>
          </table:table-cell>
          <table:table-cell table:style-name="ce5" table:formula="of:=LN(1+[.D31])" office:value-type="float" office:value="0.0265111255483319">
            <text:p>0.026511125548</text:p>
          </table:table-cell>
          <table:table-cell table:style-name="ce5" table:formula="of:=([.B31]-[.B29])/[.B29]" office:value-type="float" office:value="0.0147492625368731">
            <text:p>0.014749262537</text:p>
          </table:table-cell>
          <table:table-cell table:style-name="ce5" table:formula="of:=LN([.B31]/[.B29])" office:value-type="float" office:value="0.014641549992948">
            <text:p>0.014641549993</text:p>
          </table:table-cell>
          <table:table-cell table:style-name="ce4" table:formula="of:=[.H30]*([.D31]+1)" office:value-type="float" office:value="2.07228915662651">
            <text:p>2.07228915662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1-03">
            <text:p>Jan-95</text:p>
          </table:table-cell>
          <table:table-cell table:style-name="ce1" office:value-type="float" office:value="3">
            <text:p>3</text:p>
          </table:table-cell>
          <table:table-cell table:style-name="ce1" table:formula="of:=LN([.B32])" office:value-type="float" office:value="1.09861228866811">
            <text:p>1.0986122887</text:p>
          </table:table-cell>
          <table:table-cell table:style-name="ce5" table:formula="of:=([.B32]-[.B31])/[.B31]" office:value-type="float" office:value="-0.127906976744186">
            <text:p>-0.127906976744</text:p>
          </table:table-cell>
          <table:table-cell table:style-name="ce5" table:formula="of:=LN(1+[.D32])" office:value-type="float" office:value="-0.136859182717197">
            <text:p>-0.136859182717</text:p>
          </table:table-cell>
          <table:table-cell table:style-name="ce5" table:formula="of:=([.B32]-[.B30])/[.B30]" office:value-type="float" office:value="-0.104477611940299">
            <text:p>-0.104477611940</text:p>
          </table:table-cell>
          <table:table-cell table:style-name="ce5" table:formula="of:=LN([.B32]/[.B30])" office:value-type="float" office:value="-0.110348057168865">
            <text:p>-0.110348057169</text:p>
          </table:table-cell>
          <table:table-cell table:style-name="ce4" table:formula="of:=[.H31]*([.D32]+1)" office:value-type="float" office:value="1.80722891566265">
            <text:p>1.8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2-01">
            <text:p>Feb-95</text:p>
          </table:table-cell>
          <table:table-cell table:style-name="ce1" office:value-type="float" office:value="2.98">
            <text:p>2.98</text:p>
          </table:table-cell>
          <table:table-cell table:style-name="ce1" table:formula="of:=LN([.B33])" office:value-type="float" office:value="1.09192330051731">
            <text:p>1.0919233005</text:p>
          </table:table-cell>
          <table:table-cell table:style-name="ce5" table:formula="of:=([.B33]-[.B32])/[.B32]" office:value-type="float" office:value="-0.00666666666666667">
            <text:p>-0.006666666667</text:p>
          </table:table-cell>
          <table:table-cell table:style-name="ce5" table:formula="of:=LN(1+[.D33])" office:value-type="float" office:value="-0.00668898815079665">
            <text:p>-0.006688988151</text:p>
          </table:table-cell>
          <table:table-cell table:style-name="ce5" table:formula="of:=([.B33]-[.B31])/[.B31]" office:value-type="float" office:value="-0.133720930232558">
            <text:p>-0.133720930233</text:p>
          </table:table-cell>
          <table:table-cell table:style-name="ce5" table:formula="of:=LN([.B33]/[.B31])" office:value-type="float" office:value="-0.143548170867994">
            <text:p>-0.143548170868</text:p>
          </table:table-cell>
          <table:table-cell table:style-name="ce4" table:formula="of:=[.H32]*([.D33]+1)" office:value-type="float" office:value="1.79518072289157">
            <text:p>1.79518072289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3-01">
            <text:p>Mar-95</text:p>
          </table:table-cell>
          <table:table-cell table:style-name="ce1" office:value-type="float" office:value="3">
            <text:p>3</text:p>
          </table:table-cell>
          <table:table-cell table:style-name="ce1" table:formula="of:=LN([.B34])" office:value-type="float" office:value="1.09861228866811">
            <text:p>1.0986122887</text:p>
          </table:table-cell>
          <table:table-cell table:style-name="ce5" table:formula="of:=([.B34]-[.B33])/[.B33]" office:value-type="float" office:value="0.00671140939597316">
            <text:p>0.006711409396</text:p>
          </table:table-cell>
          <table:table-cell table:style-name="ce5" table:formula="of:=LN(1+[.D34])" office:value-type="float" office:value="0.00668898815079671">
            <text:p>0.006688988151</text:p>
          </table:table-cell>
          <table:table-cell table:style-name="ce5" table:formula="of:=([.B34]-[.B32])/[.B32]" office:value-type="float" office:value="0">
            <text:p>0.000000000000</text:p>
          </table:table-cell>
          <table:table-cell table:style-name="ce5" table:formula="of:=LN([.B34]/[.B32])" office:value-type="float" office:value="0">
            <text:p>0.000000000000</text:p>
          </table:table-cell>
          <table:table-cell table:style-name="ce4" table:formula="of:=[.H33]*([.D34]+1)" office:value-type="float" office:value="1.80722891566265">
            <text:p>1.8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4-03">
            <text:p>Apr-95</text:p>
          </table:table-cell>
          <table:table-cell table:style-name="ce1" office:value-type="float" office:value="2.94">
            <text:p>2.94</text:p>
          </table:table-cell>
          <table:table-cell table:style-name="ce1" table:formula="of:=LN([.B35])" office:value-type="float" office:value="1.07840958135059">
            <text:p>1.0784095814</text:p>
          </table:table-cell>
          <table:table-cell table:style-name="ce5" table:formula="of:=([.B35]-[.B34])/[.B34]" office:value-type="float" office:value="-0.02">
            <text:p>-0.020000000000</text:p>
          </table:table-cell>
          <table:table-cell table:style-name="ce5" table:formula="of:=LN(1+[.D35])" office:value-type="float" office:value="-0.0202027073175195">
            <text:p>-0.020202707318</text:p>
          </table:table-cell>
          <table:table-cell table:style-name="ce5" table:formula="of:=([.B35]-[.B33])/[.B33]" office:value-type="float" office:value="-0.0134228187919463">
            <text:p>-0.013422818792</text:p>
          </table:table-cell>
          <table:table-cell table:style-name="ce5" table:formula="of:=LN([.B35]/[.B33])" office:value-type="float" office:value="-0.0135137191667228">
            <text:p>-0.013513719167</text:p>
          </table:table-cell>
          <table:table-cell table:style-name="ce4" table:formula="of:=[.H34]*([.D35]+1)" office:value-type="float" office:value="1.7710843373494">
            <text:p>1.77108433734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5-01">
            <text:p>May-95</text:p>
          </table:table-cell>
          <table:table-cell table:style-name="ce1" office:value-type="float" office:value="3.63">
            <text:p>3.63</text:p>
          </table:table-cell>
          <table:table-cell table:style-name="ce1" table:formula="of:=LN([.B36])" office:value-type="float" office:value="1.28923264827676">
            <text:p>1.2892326483</text:p>
          </table:table-cell>
          <table:table-cell table:style-name="ce5" table:formula="of:=([.B36]-[.B35])/[.B35]" office:value-type="float" office:value="0.23469387755102">
            <text:p>0.234693877551</text:p>
          </table:table-cell>
          <table:table-cell table:style-name="ce5" table:formula="of:=LN(1+[.D36])" office:value-type="float" office:value="0.210823066926169">
            <text:p>0.210823066926</text:p>
          </table:table-cell>
          <table:table-cell table:style-name="ce5" table:formula="of:=([.B36]-[.B34])/[.B34]" office:value-type="float" office:value="0.21">
            <text:p>0.210000000000</text:p>
          </table:table-cell>
          <table:table-cell table:style-name="ce5" table:formula="of:=LN([.B36]/[.B34])" office:value-type="float" office:value="0.19062035960865">
            <text:p>0.190620359609</text:p>
          </table:table-cell>
          <table:table-cell table:style-name="ce4" table:formula="of:=[.H35]*([.D36]+1)" office:value-type="float" office:value="2.18674698795181">
            <text:p>2.186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6-01">
            <text:p>Jun-95</text:p>
          </table:table-cell>
          <table:table-cell table:style-name="ce1" office:value-type="float" office:value="4.45">
            <text:p>4.45</text:p>
          </table:table-cell>
          <table:table-cell table:style-name="ce1" table:formula="of:=LN([.B37])" office:value-type="float" office:value="1.49290409617815">
            <text:p>1.4929040962</text:p>
          </table:table-cell>
          <table:table-cell table:style-name="ce5" table:formula="of:=([.B37]-[.B36])/[.B36]" office:value-type="float" office:value="0.225895316804408">
            <text:p>0.225895316804</text:p>
          </table:table-cell>
          <table:table-cell table:style-name="ce5" table:formula="of:=LN(1+[.D37])" office:value-type="float" office:value="0.203671447901389">
            <text:p>0.203671447901</text:p>
          </table:table-cell>
          <table:table-cell table:style-name="ce5" table:formula="of:=([.B37]-[.B35])/[.B35]" office:value-type="float" office:value="0.513605442176871">
            <text:p>0.513605442177</text:p>
          </table:table-cell>
          <table:table-cell table:style-name="ce5" table:formula="of:=LN([.B37]/[.B35])" office:value-type="float" office:value="0.414494514827559">
            <text:p>0.414494514828</text:p>
          </table:table-cell>
          <table:table-cell table:style-name="ce4" table:formula="of:=[.H36]*([.D37]+1)" office:value-type="float" office:value="2.68072289156626">
            <text:p>2.68072289156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7-03">
            <text:p>Jul-95</text:p>
          </table:table-cell>
          <table:table-cell table:style-name="ce1" office:value-type="float" office:value="4.67">
            <text:p>4.67</text:p>
          </table:table-cell>
          <table:table-cell table:style-name="ce1" table:formula="of:=LN([.B38])" office:value-type="float" office:value="1.54115907168081">
            <text:p>1.5411590717</text:p>
          </table:table-cell>
          <table:table-cell table:style-name="ce5" table:formula="of:=([.B38]-[.B37])/[.B37]" office:value-type="float" office:value="0.049438202247191">
            <text:p>0.049438202247</text:p>
          </table:table-cell>
          <table:table-cell table:style-name="ce5" table:formula="of:=LN(1+[.D38])" office:value-type="float" office:value="0.048254975502657">
            <text:p>0.048254975503</text:p>
          </table:table-cell>
          <table:table-cell table:style-name="ce5" table:formula="of:=([.B38]-[.B36])/[.B36]" office:value-type="float" office:value="0.286501377410468">
            <text:p>0.286501377410</text:p>
          </table:table-cell>
          <table:table-cell table:style-name="ce5" table:formula="of:=LN([.B38]/[.B36])" office:value-type="float" office:value="0.251926423404046">
            <text:p>0.251926423404</text:p>
          </table:table-cell>
          <table:table-cell table:style-name="ce4" table:formula="of:=[.H37]*([.D38]+1)" office:value-type="float" office:value="2.81325301204819">
            <text:p>2.81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8-01">
            <text:p>Aug-95</text:p>
          </table:table-cell>
          <table:table-cell table:style-name="ce1" office:value-type="float" office:value="5">
            <text:p>5</text:p>
          </table:table-cell>
          <table:table-cell table:style-name="ce1" table:formula="of:=LN([.B39])" office:value-type="float" office:value="1.6094379124341">
            <text:p>1.6094379124</text:p>
          </table:table-cell>
          <table:table-cell table:style-name="ce5" table:formula="of:=([.B39]-[.B38])/[.B38]" office:value-type="float" office:value="0.0706638115631692">
            <text:p>0.070663811563</text:p>
          </table:table-cell>
          <table:table-cell table:style-name="ce5" table:formula="of:=LN(1+[.D39])" office:value-type="float" office:value="0.0682788407532945">
            <text:p>0.068278840753</text:p>
          </table:table-cell>
          <table:table-cell table:style-name="ce5" table:formula="of:=([.B39]-[.B37])/[.B37]" office:value-type="float" office:value="0.123595505617977">
            <text:p>0.123595505618</text:p>
          </table:table-cell>
          <table:table-cell table:style-name="ce5" table:formula="of:=LN([.B39]/[.B37])" office:value-type="float" office:value="0.116533816255951">
            <text:p>0.116533816256</text:p>
          </table:table-cell>
          <table:table-cell table:style-name="ce4" table:formula="of:=[.H38]*([.D39]+1)" office:value-type="float" office:value="3.01204819277108">
            <text:p>3.01204819277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9-01">
            <text:p>Sep-95</text:p>
          </table:table-cell>
          <table:table-cell table:style-name="ce1" office:value-type="float" office:value="4.74">
            <text:p>4.74</text:p>
          </table:table-cell>
          <table:table-cell table:style-name="ce1" table:formula="of:=LN([.B40])" office:value-type="float" office:value="1.55603713570699">
            <text:p>1.5560371357</text:p>
          </table:table-cell>
          <table:table-cell table:style-name="ce5" table:formula="of:=([.B40]-[.B39])/[.B39]" office:value-type="float" office:value="-0.052">
            <text:p>-0.052000000000</text:p>
          </table:table-cell>
          <table:table-cell table:style-name="ce5" table:formula="of:=LN(1+[.D40])" office:value-type="float" office:value="-0.0534007767271152">
            <text:p>-0.053400776727</text:p>
          </table:table-cell>
          <table:table-cell table:style-name="ce5" table:formula="of:=([.B40]-[.B38])/[.B38]" office:value-type="float" office:value="0.0149892933618844">
            <text:p>0.014989293362</text:p>
          </table:table-cell>
          <table:table-cell table:style-name="ce5" table:formula="of:=LN([.B40]/[.B38])" office:value-type="float" office:value="0.0148780640261793">
            <text:p>0.014878064026</text:p>
          </table:table-cell>
          <table:table-cell table:style-name="ce4" table:formula="of:=[.H39]*([.D40]+1)" office:value-type="float" office:value="2.85542168674699">
            <text:p>2.85542168674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0-02">
            <text:p>Oct-95</text:p>
          </table:table-cell>
          <table:table-cell table:style-name="ce1" office:value-type="float" office:value="4.91">
            <text:p>4.91</text:p>
          </table:table-cell>
          <table:table-cell table:style-name="ce1" table:formula="of:=LN([.B41])" office:value-type="float" office:value="1.59127394180643">
            <text:p>1.5912739418</text:p>
          </table:table-cell>
          <table:table-cell table:style-name="ce5" table:formula="of:=([.B41]-[.B40])/[.B40]" office:value-type="float" office:value="0.0358649789029536">
            <text:p>0.035864978903</text:p>
          </table:table-cell>
          <table:table-cell table:style-name="ce5" table:formula="of:=LN(1+[.D41])" office:value-type="float" office:value="0.035236806099444">
            <text:p>0.035236806099</text:p>
          </table:table-cell>
          <table:table-cell table:style-name="ce5" table:formula="of:=([.B41]-[.B39])/[.B39]" office:value-type="float" office:value="-0.018">
            <text:p>-0.018000000000</text:p>
          </table:table-cell>
          <table:table-cell table:style-name="ce5" table:formula="of:=LN([.B41]/[.B39])" office:value-type="float" office:value="-0.0181639706276712">
            <text:p>-0.018163970628</text:p>
          </table:table-cell>
          <table:table-cell table:style-name="ce4" table:formula="of:=[.H40]*([.D41]+1)" office:value-type="float" office:value="2.9578313253012">
            <text:p>2.95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1-01">
            <text:p>Nov-95</text:p>
          </table:table-cell>
          <table:table-cell table:style-name="ce1" office:value-type="float" office:value="5.28">
            <text:p>5.28</text:p>
          </table:table-cell>
          <table:table-cell table:style-name="ce1" table:formula="of:=LN([.B42])" office:value-type="float" office:value="1.66392609771817">
            <text:p>1.6639260977</text:p>
          </table:table-cell>
          <table:table-cell table:style-name="ce5" table:formula="of:=([.B42]-[.B41])/[.B41]" office:value-type="float" office:value="0.0753564154786151">
            <text:p>0.075356415479</text:p>
          </table:table-cell>
          <table:table-cell table:style-name="ce5" table:formula="of:=LN(1+[.D42])" office:value-type="float" office:value="0.0726521559117409">
            <text:p>0.072652155912</text:p>
          </table:table-cell>
          <table:table-cell table:style-name="ce5" table:formula="of:=([.B42]-[.B40])/[.B40]" office:value-type="float" office:value="0.113924050632911">
            <text:p>0.113924050633</text:p>
          </table:table-cell>
          <table:table-cell table:style-name="ce5" table:formula="of:=LN([.B42]/[.B40])" office:value-type="float" office:value="0.107888962011185">
            <text:p>0.107888962011</text:p>
          </table:table-cell>
          <table:table-cell table:style-name="ce4" table:formula="of:=[.H41]*([.D42]+1)" office:value-type="float" office:value="3.18072289156626">
            <text:p>3.18072289156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2-01">
            <text:p>Dec-95</text:p>
          </table:table-cell>
          <table:table-cell table:style-name="ce1" office:value-type="float" office:value="5.25">
            <text:p>5.25</text:p>
          </table:table-cell>
          <table:table-cell table:style-name="ce1" table:formula="of:=LN([.B43])" office:value-type="float" office:value="1.65822807660353">
            <text:p>1.6582280766</text:p>
          </table:table-cell>
          <table:table-cell table:style-name="ce5" table:formula="of:=([.B43]-[.B42])/[.B42]" office:value-type="float" office:value="-0.00568181818181823">
            <text:p>-0.005681818182</text:p>
          </table:table-cell>
          <table:table-cell table:style-name="ce5" table:formula="of:=LN(1+[.D43])" office:value-type="float" office:value="-0.00569802111463778">
            <text:p>-0.005698021115</text:p>
          </table:table-cell>
          <table:table-cell table:style-name="ce5" table:formula="of:=([.B43]-[.B41])/[.B41]" office:value-type="float" office:value="0.0692464358452138">
            <text:p>0.069246435845</text:p>
          </table:table-cell>
          <table:table-cell table:style-name="ce5" table:formula="of:=LN([.B43]/[.B41])" office:value-type="float" office:value="0.0669541347971032">
            <text:p>0.066954134797</text:p>
          </table:table-cell>
          <table:table-cell table:style-name="ce4" table:formula="of:=[.H42]*([.D43]+1)" office:value-type="float" office:value="3.16265060240964">
            <text:p>3.16265060241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1-02">
            <text:p>Jan-96</text:p>
          </table:table-cell>
          <table:table-cell table:style-name="ce1" office:value-type="float" office:value="4.19">
            <text:p>4.19</text:p>
          </table:table-cell>
          <table:table-cell table:style-name="ce1" table:formula="of:=LN([.B44])" office:value-type="float" office:value="1.43270073393405">
            <text:p>1.4327007339</text:p>
          </table:table-cell>
          <table:table-cell table:style-name="ce5" table:formula="of:=([.B44]-[.B43])/[.B43]" office:value-type="float" office:value="-0.201904761904762">
            <text:p>-0.201904761905</text:p>
          </table:table-cell>
          <table:table-cell table:style-name="ce5" table:formula="of:=LN(1+[.D44])" office:value-type="float" office:value="-0.225527342669486">
            <text:p>-0.225527342669</text:p>
          </table:table-cell>
          <table:table-cell table:style-name="ce5" table:formula="of:=([.B44]-[.B42])/[.B42]" office:value-type="float" office:value="-0.206439393939394">
            <text:p>-0.206439393939</text:p>
          </table:table-cell>
          <table:table-cell table:style-name="ce5" table:formula="of:=LN([.B44]/[.B42])" office:value-type="float" office:value="-0.231225363784124">
            <text:p>-0.231225363784</text:p>
          </table:table-cell>
          <table:table-cell table:style-name="ce4" table:formula="of:=[.H43]*([.D44]+1)" office:value-type="float" office:value="2.52409638554217">
            <text:p>2.52409638554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2-01">
            <text:p>Feb-96</text:p>
          </table:table-cell>
          <table:table-cell table:style-name="ce1" office:value-type="float" office:value="4.41">
            <text:p>4.41</text:p>
          </table:table-cell>
          <table:table-cell table:style-name="ce1" table:formula="of:=LN([.B45])" office:value-type="float" office:value="1.48387468945875">
            <text:p>1.4838746895</text:p>
          </table:table-cell>
          <table:table-cell table:style-name="ce5" table:formula="of:=([.B45]-[.B44])/[.B44]" office:value-type="float" office:value="0.0525059665871121">
            <text:p>0.052505966587</text:p>
          </table:table-cell>
          <table:table-cell table:style-name="ce5" table:formula="of:=LN(1+[.D45])" office:value-type="float" office:value="0.0511739555247082">
            <text:p>0.051173955525</text:p>
          </table:table-cell>
          <table:table-cell table:style-name="ce5" table:formula="of:=([.B45]-[.B43])/[.B43]" office:value-type="float" office:value="-0.16">
            <text:p>-0.160000000000</text:p>
          </table:table-cell>
          <table:table-cell table:style-name="ce5" table:formula="of:=LN([.B45]/[.B43])" office:value-type="float" office:value="-0.174353387144778">
            <text:p>-0.174353387145</text:p>
          </table:table-cell>
          <table:table-cell table:style-name="ce4" table:formula="of:=[.H44]*([.D45]+1)" office:value-type="float" office:value="2.65662650602409">
            <text:p>2.656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3-01">
            <text:p>Mar-96</text:p>
          </table:table-cell>
          <table:table-cell table:style-name="ce1" office:value-type="float" office:value="5.83">
            <text:p>5.83</text:p>
          </table:table-cell>
          <table:table-cell table:style-name="ce1" table:formula="of:=LN([.B46])" office:value-type="float" office:value="1.7630170003624">
            <text:p>1.7630170004</text:p>
          </table:table-cell>
          <table:table-cell table:style-name="ce5" table:formula="of:=([.B46]-[.B45])/[.B45]" office:value-type="float" office:value="0.321995464852608">
            <text:p>0.321995464853</text:p>
          </table:table-cell>
          <table:table-cell table:style-name="ce5" table:formula="of:=LN(1+[.D46])" office:value-type="float" office:value="0.279142310903646">
            <text:p>0.279142310904</text:p>
          </table:table-cell>
          <table:table-cell table:style-name="ce5" table:formula="of:=([.B46]-[.B44])/[.B44]" office:value-type="float" office:value="0.391408114558472">
            <text:p>0.391408114558</text:p>
          </table:table-cell>
          <table:table-cell table:style-name="ce5" table:formula="of:=LN([.B46]/[.B44])" office:value-type="float" office:value="0.330316266428355">
            <text:p>0.330316266428</text:p>
          </table:table-cell>
          <table:table-cell table:style-name="ce4" table:formula="of:=[.H45]*([.D46]+1)" office:value-type="float" office:value="3.51204819277108">
            <text:p>3.51204819277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4-01">
            <text:p>Apr-96</text:p>
          </table:table-cell>
          <table:table-cell table:style-name="ce1" office:value-type="float" office:value="6.78">
            <text:p>6.78</text:p>
          </table:table-cell>
          <table:table-cell table:style-name="ce1" table:formula="of:=LN([.B47])" office:value-type="float" office:value="1.9139771019523">
            <text:p>1.913977102</text:p>
          </table:table-cell>
          <table:table-cell table:style-name="ce5" table:formula="of:=([.B47]-[.B46])/[.B46]" office:value-type="float" office:value="0.16295025728988">
            <text:p>0.162950257290</text:p>
          </table:table-cell>
          <table:table-cell table:style-name="ce5" table:formula="of:=LN(1+[.D47])" office:value-type="float" office:value="0.150960101589903">
            <text:p>0.150960101590</text:p>
          </table:table-cell>
          <table:table-cell table:style-name="ce5" table:formula="of:=([.B47]-[.B45])/[.B45]" office:value-type="float" office:value="0.537414965986395">
            <text:p>0.537414965986</text:p>
          </table:table-cell>
          <table:table-cell table:style-name="ce5" table:formula="of:=LN([.B47]/[.B45])" office:value-type="float" office:value="0.43010241249355">
            <text:p>0.430102412494</text:p>
          </table:table-cell>
          <table:table-cell table:style-name="ce4" table:formula="of:=[.H46]*([.D47]+1)" office:value-type="float" office:value="4.08433734939759">
            <text:p>4.084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5-01">
            <text:p>May-96</text:p>
          </table:table-cell>
          <table:table-cell table:style-name="ce1" office:value-type="float" office:value="6.78">
            <text:p>6.78</text:p>
          </table:table-cell>
          <table:table-cell table:style-name="ce1" table:formula="of:=LN([.B48])" office:value-type="float" office:value="1.9139771019523">
            <text:p>1.913977102</text:p>
          </table:table-cell>
          <table:table-cell table:style-name="ce5" table:formula="of:=([.B48]-[.B47])/[.B47]" office:value-type="float" office:value="0">
            <text:p>0.000000000000</text:p>
          </table:table-cell>
          <table:table-cell table:style-name="ce5" table:formula="of:=LN(1+[.D48])" office:value-type="float" office:value="0">
            <text:p>0.000000000000</text:p>
          </table:table-cell>
          <table:table-cell table:style-name="ce5" table:formula="of:=([.B48]-[.B46])/[.B46]" office:value-type="float" office:value="0.16295025728988">
            <text:p>0.162950257290</text:p>
          </table:table-cell>
          <table:table-cell table:style-name="ce5" table:formula="of:=LN([.B48]/[.B46])" office:value-type="float" office:value="0.150960101589903">
            <text:p>0.150960101590</text:p>
          </table:table-cell>
          <table:table-cell table:style-name="ce4" table:formula="of:=[.H47]*([.D48]+1)" office:value-type="float" office:value="4.08433734939759">
            <text:p>4.084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6-03">
            <text:p>Jun-96</text:p>
          </table:table-cell>
          <table:table-cell table:style-name="ce1" office:value-type="float" office:value="7.06">
            <text:p>7.06</text:p>
          </table:table-cell>
          <table:table-cell table:style-name="ce1" table:formula="of:=LN([.B49])" office:value-type="float" office:value="1.95444505150515">
            <text:p>1.9544450515</text:p>
          </table:table-cell>
          <table:table-cell table:style-name="ce5" table:formula="of:=([.B49]-[.B48])/[.B48]" office:value-type="float" office:value="0.0412979351032447">
            <text:p>0.041297935103</text:p>
          </table:table-cell>
          <table:table-cell table:style-name="ce5" table:formula="of:=LN(1+[.D49])" office:value-type="float" office:value="0.0404679495528464">
            <text:p>0.040467949553</text:p>
          </table:table-cell>
          <table:table-cell table:style-name="ce5" table:formula="of:=([.B49]-[.B47])/[.B47]" office:value-type="float" office:value="0.0412979351032447">
            <text:p>0.041297935103</text:p>
          </table:table-cell>
          <table:table-cell table:style-name="ce5" table:formula="of:=LN([.B49]/[.B47])" office:value-type="float" office:value="0.0404679495528464">
            <text:p>0.040467949553</text:p>
          </table:table-cell>
          <table:table-cell table:style-name="ce4" table:formula="of:=[.H48]*([.D49]+1)" office:value-type="float" office:value="4.25301204819277">
            <text:p>4.25301204819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7-01">
            <text:p>Jul-96</text:p>
          </table:table-cell>
          <table:table-cell table:style-name="ce1" office:value-type="float" office:value="6.5">
            <text:p>6.5</text:p>
          </table:table-cell>
          <table:table-cell table:style-name="ce1" table:formula="of:=LN([.B50])" office:value-type="float" office:value="1.87180217690159">
            <text:p>1.8718021769</text:p>
          </table:table-cell>
          <table:table-cell table:style-name="ce5" table:formula="of:=([.B50]-[.B49])/[.B49]" office:value-type="float" office:value="-0.0793201133144475">
            <text:p>-0.079320113314</text:p>
          </table:table-cell>
          <table:table-cell table:style-name="ce5" table:formula="of:=LN(1+[.D50])" office:value-type="float" office:value="-0.0826428746035592">
            <text:p>-0.082642874604</text:p>
          </table:table-cell>
          <table:table-cell table:style-name="ce5" table:formula="of:=([.B50]-[.B48])/[.B48]" office:value-type="float" office:value="-0.0412979351032449">
            <text:p>-0.041297935103</text:p>
          </table:table-cell>
          <table:table-cell table:style-name="ce5" table:formula="of:=LN([.B50]/[.B48])" office:value-type="float" office:value="-0.0421749250507128">
            <text:p>-0.042174925051</text:p>
          </table:table-cell>
          <table:table-cell table:style-name="ce4" table:formula="of:=[.H49]*([.D50]+1)" office:value-type="float" office:value="3.91566265060241">
            <text:p>3.91566265060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8-01">
            <text:p>Aug-96</text:p>
          </table:table-cell>
          <table:table-cell table:style-name="ce1" office:value-type="float" office:value="8.19">
            <text:p>8.19</text:p>
          </table:table-cell>
          <table:table-cell table:style-name="ce1" table:formula="of:=LN([.B51])" office:value-type="float" office:value="2.10291389786498">
            <text:p>2.1029138979</text:p>
          </table:table-cell>
          <table:table-cell table:style-name="ce5" table:formula="of:=([.B51]-[.B50])/[.B50]" office:value-type="float" office:value="0.26">
            <text:p>0.260000000000</text:p>
          </table:table-cell>
          <table:table-cell table:style-name="ce5" table:formula="of:=LN(1+[.D51])" office:value-type="float" office:value="0.231111720963386">
            <text:p>0.231111720963</text:p>
          </table:table-cell>
          <table:table-cell table:style-name="ce5" table:formula="of:=([.B51]-[.B49])/[.B49]" office:value-type="float" office:value="0.160056657223796">
            <text:p>0.160056657224</text:p>
          </table:table-cell>
          <table:table-cell table:style-name="ce5" table:formula="of:=LN([.B51]/[.B49])" office:value-type="float" office:value="0.148468846359827">
            <text:p>0.148468846360</text:p>
          </table:table-cell>
          <table:table-cell table:style-name="ce4" table:formula="of:=[.H50]*([.D51]+1)" office:value-type="float" office:value="4.93373493975903">
            <text:p>4.93373493975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9-03">
            <text:p>Sep-96</text:p>
          </table:table-cell>
          <table:table-cell table:style-name="ce1" office:value-type="float" office:value="8.25">
            <text:p>8.25</text:p>
          </table:table-cell>
          <table:table-cell table:style-name="ce1" table:formula="of:=LN([.B52])" office:value-type="float" office:value="2.11021320034659">
            <text:p>2.1102132003</text:p>
          </table:table-cell>
          <table:table-cell table:style-name="ce5" table:formula="of:=([.B52]-[.B51])/[.B51]" office:value-type="float" office:value="0.00732600732600739">
            <text:p>0.007326007326</text:p>
          </table:table-cell>
          <table:table-cell table:style-name="ce5" table:formula="of:=LN(1+[.D52])" office:value-type="float" office:value="0.00729930248161153">
            <text:p>0.007299302482</text:p>
          </table:table-cell>
          <table:table-cell table:style-name="ce5" table:formula="of:=([.B52]-[.B50])/[.B50]" office:value-type="float" office:value="0.269230769230769">
            <text:p>0.269230769231</text:p>
          </table:table-cell>
          <table:table-cell table:style-name="ce5" table:formula="of:=LN([.B52]/[.B50])" office:value-type="float" office:value="0.238411023444998">
            <text:p>0.238411023445</text:p>
          </table:table-cell>
          <table:table-cell table:style-name="ce4" table:formula="of:=[.H51]*([.D52]+1)" office:value-type="float" office:value="4.96987951807228">
            <text:p>4.96987951807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0-01">
            <text:p>Oct-96</text:p>
          </table:table-cell>
          <table:table-cell table:style-name="ce1" office:value-type="float" office:value="8.12">
            <text:p>8.12</text:p>
          </table:table-cell>
          <table:table-cell table:style-name="ce1" table:formula="of:=LN([.B53])" office:value-type="float" office:value="2.09433015417359">
            <text:p>2.0943301542</text:p>
          </table:table-cell>
          <table:table-cell table:style-name="ce5" table:formula="of:=([.B53]-[.B52])/[.B52]" office:value-type="float" office:value="-0.0157575757575759">
            <text:p>-0.015757575758</text:p>
          </table:table-cell>
          <table:table-cell table:style-name="ce5" table:formula="of:=LN(1+[.D53])" office:value-type="float" office:value="-0.0158830461730031">
            <text:p>-0.015883046173</text:p>
          </table:table-cell>
          <table:table-cell table:style-name="ce5" table:formula="of:=([.B53]-[.B51])/[.B51]" office:value-type="float" office:value="-0.00854700854700858">
            <text:p>-0.008547008547</text:p>
          </table:table-cell>
          <table:table-cell table:style-name="ce5" table:formula="of:=LN([.B53]/[.B51])" office:value-type="float" office:value="-0.00858374369139155">
            <text:p>-0.008583743691</text:p>
          </table:table-cell>
          <table:table-cell table:style-name="ce4" table:formula="of:=[.H52]*([.D53]+1)" office:value-type="float" office:value="4.89156626506024">
            <text:p>4.89156626506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1-01">
            <text:p>Nov-96</text:p>
          </table:table-cell>
          <table:table-cell table:style-name="ce1" office:value-type="float" office:value="8.66">
            <text:p>8.66</text:p>
          </table:table-cell>
          <table:table-cell table:style-name="ce1" table:formula="of:=LN([.B54])" office:value-type="float" office:value="2.15871472257434">
            <text:p>2.1587147226</text:p>
          </table:table-cell>
          <table:table-cell table:style-name="ce5" table:formula="of:=([.B54]-[.B53])/[.B53]" office:value-type="float" office:value="0.0665024630541873">
            <text:p>0.066502463054</text:p>
          </table:table-cell>
          <table:table-cell table:style-name="ce5" table:formula="of:=LN(1+[.D54])" office:value-type="float" office:value="0.0643845684007573">
            <text:p>0.064384568401</text:p>
          </table:table-cell>
          <table:table-cell table:style-name="ce5" table:formula="of:=([.B54]-[.B52])/[.B52]" office:value-type="float" office:value="0.0496969696969697">
            <text:p>0.049696969697</text:p>
          </table:table-cell>
          <table:table-cell table:style-name="ce5" table:formula="of:=LN([.B54]/[.B52])" office:value-type="float" office:value="0.0485015222277543">
            <text:p>0.048501522228</text:p>
          </table:table-cell>
          <table:table-cell table:style-name="ce4" table:formula="of:=[.H53]*([.D54]+1)" office:value-type="float" office:value="5.21686746987951">
            <text:p>5.21686746988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2-02">
            <text:p>Dec-96</text:p>
          </table:table-cell>
          <table:table-cell table:style-name="ce1" office:value-type="float" office:value="7.16">
            <text:p>7.16</text:p>
          </table:table-cell>
          <table:table-cell table:style-name="ce1" table:formula="of:=LN([.B55])" office:value-type="float" office:value="1.96850998097255">
            <text:p>1.968509981</text:p>
          </table:table-cell>
          <table:table-cell table:style-name="ce5" table:formula="of:=([.B55]-[.B54])/[.B54]" office:value-type="float" office:value="-0.173210161662818">
            <text:p>-0.173210161663</text:p>
          </table:table-cell>
          <table:table-cell table:style-name="ce5" table:formula="of:=LN(1+[.D55])" office:value-type="float" office:value="-0.19020474160179">
            <text:p>-0.190204741602</text:p>
          </table:table-cell>
          <table:table-cell table:style-name="ce5" table:formula="of:=([.B55]-[.B53])/[.B53]" office:value-type="float" office:value="-0.118226600985222">
            <text:p>-0.118226600985</text:p>
          </table:table-cell>
          <table:table-cell table:style-name="ce5" table:formula="of:=LN([.B55]/[.B53])" office:value-type="float" office:value="-0.125820173201032">
            <text:p>-0.125820173201</text:p>
          </table:table-cell>
          <table:table-cell table:style-name="ce4" table:formula="of:=[.H54]*([.D55]+1)" office:value-type="float" office:value="4.31325301204819">
            <text:p>4.31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1-02">
            <text:p>Jan-97</text:p>
          </table:table-cell>
          <table:table-cell table:style-name="ce1" office:value-type="float" office:value="8.56">
            <text:p>8.56</text:p>
          </table:table-cell>
          <table:table-cell table:style-name="ce1" table:formula="of:=LN([.B56])" office:value-type="float" office:value="2.14710019015365">
            <text:p>2.1471001902</text:p>
          </table:table-cell>
          <table:table-cell table:style-name="ce5" table:formula="of:=([.B56]-[.B55])/[.B55]" office:value-type="float" office:value="0.195530726256983">
            <text:p>0.195530726257</text:p>
          </table:table-cell>
          <table:table-cell table:style-name="ce5" table:formula="of:=LN(1+[.D56])" office:value-type="float" office:value="0.178590209181096">
            <text:p>0.178590209181</text:p>
          </table:table-cell>
          <table:table-cell table:style-name="ce5" table:formula="of:=([.B56]-[.B54])/[.B54]" office:value-type="float" office:value="-0.0115473441108545">
            <text:p>-0.011547344111</text:p>
          </table:table-cell>
          <table:table-cell table:style-name="ce5" table:formula="of:=LN([.B56]/[.B54])" office:value-type="float" office:value="-0.011614532420693">
            <text:p>-0.011614532421</text:p>
          </table:table-cell>
          <table:table-cell table:style-name="ce4" table:formula="of:=[.H55]*([.D56]+1)" office:value-type="float" office:value="5.15662650602409">
            <text:p>5.156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2-03">
            <text:p>Feb-97</text:p>
          </table:table-cell>
          <table:table-cell table:style-name="ce1" office:value-type="float" office:value="8.41">
            <text:p>8.41</text:p>
          </table:table-cell>
          <table:table-cell table:style-name="ce1" table:formula="of:=LN([.B57])" office:value-type="float" office:value="2.12942147398486">
            <text:p>2.129421474</text:p>
          </table:table-cell>
          <table:table-cell table:style-name="ce5" table:formula="of:=([.B57]-[.B56])/[.B56]" office:value-type="float" office:value="-0.0175233644859813">
            <text:p>-0.017523364486</text:p>
          </table:table-cell>
          <table:table-cell table:style-name="ce5" table:formula="of:=LN(1+[.D57])" office:value-type="float" office:value="-0.0176787161687941">
            <text:p>-0.017678716169</text:p>
          </table:table-cell>
          <table:table-cell table:style-name="ce5" table:formula="of:=([.B57]-[.B55])/[.B55]" office:value-type="float" office:value="0.174581005586592">
            <text:p>0.174581005587</text:p>
          </table:table-cell>
          <table:table-cell table:style-name="ce5" table:formula="of:=LN([.B57]/[.B55])" office:value-type="float" office:value="0.160911493012302">
            <text:p>0.160911493012</text:p>
          </table:table-cell>
          <table:table-cell table:style-name="ce4" table:formula="of:=[.H56]*([.D57]+1)" office:value-type="float" office:value="5.06626506024096">
            <text:p>5.066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3-03">
            <text:p>Mar-97</text:p>
          </table:table-cell>
          <table:table-cell table:style-name="ce1" office:value-type="float" office:value="7.41">
            <text:p>7.41</text:p>
          </table:table-cell>
          <table:table-cell table:style-name="ce1" table:formula="of:=LN([.B58])" office:value-type="float" office:value="2.002830439308">
            <text:p>2.0028304393</text:p>
          </table:table-cell>
          <table:table-cell table:style-name="ce5" table:formula="of:=([.B58]-[.B57])/[.B57]" office:value-type="float" office:value="-0.118906064209275">
            <text:p>-0.118906064209</text:p>
          </table:table-cell>
          <table:table-cell table:style-name="ce5" table:formula="of:=LN(1+[.D58])" office:value-type="float" office:value="-0.126591034676861">
            <text:p>-0.126591034677</text:p>
          </table:table-cell>
          <table:table-cell table:style-name="ce5" table:formula="of:=([.B58]-[.B56])/[.B56]" office:value-type="float" office:value="-0.134345794392523">
            <text:p>-0.134345794393</text:p>
          </table:table-cell>
          <table:table-cell table:style-name="ce5" table:formula="of:=LN([.B58]/[.B56])" office:value-type="float" office:value="-0.144269750845655">
            <text:p>-0.144269750846</text:p>
          </table:table-cell>
          <table:table-cell table:style-name="ce4" table:formula="of:=[.H57]*([.D58]+1)" office:value-type="float" office:value="4.46385542168674">
            <text:p>4.46385542168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4-01">
            <text:p>Apr-97</text:p>
          </table:table-cell>
          <table:table-cell table:style-name="ce1" office:value-type="float" office:value="7.47">
            <text:p>7.47</text:p>
          </table:table-cell>
          <table:table-cell table:style-name="ce1" table:formula="of:=LN([.B59])" office:value-type="float" office:value="2.01089499914473">
            <text:p>2.0108949991</text:p>
          </table:table-cell>
          <table:table-cell table:style-name="ce5" table:formula="of:=([.B59]-[.B58])/[.B58]" office:value-type="float" office:value="0.00809716599190278">
            <text:p>0.008097165992</text:p>
          </table:table-cell>
          <table:table-cell table:style-name="ce5" table:formula="of:=LN(1+[.D59])" office:value-type="float" office:value="0.00806455983673027">
            <text:p>0.008064559837</text:p>
          </table:table-cell>
          <table:table-cell table:style-name="ce5" table:formula="of:=([.B59]-[.B57])/[.B57]" office:value-type="float" office:value="-0.111771700356718">
            <text:p>-0.111771700357</text:p>
          </table:table-cell>
          <table:table-cell table:style-name="ce5" table:formula="of:=LN([.B59]/[.B57])" office:value-type="float" office:value="-0.118526474840131">
            <text:p>-0.118526474840</text:p>
          </table:table-cell>
          <table:table-cell table:style-name="ce4" table:formula="of:=[.H58]*([.D59]+1)" office:value-type="float" office:value="4.5">
            <text:p>4.5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5-01">
            <text:p>May-97</text:p>
          </table:table-cell>
          <table:table-cell table:style-name="ce1" office:value-type="float" office:value="7.88">
            <text:p>7.88</text:p>
          </table:table-cell>
          <table:table-cell table:style-name="ce1" table:formula="of:=LN([.B60])" office:value-type="float" office:value="2.06432790386979">
            <text:p>2.0643279039</text:p>
          </table:table-cell>
          <table:table-cell table:style-name="ce5" table:formula="of:=([.B60]-[.B59])/[.B59]" office:value-type="float" office:value="0.0548862115127176">
            <text:p>0.054886211513</text:p>
          </table:table-cell>
          <table:table-cell table:style-name="ce5" table:formula="of:=LN(1+[.D60])" office:value-type="float" office:value="0.0534329047250618">
            <text:p>0.053432904725</text:p>
          </table:table-cell>
          <table:table-cell table:style-name="ce5" table:formula="of:=([.B60]-[.B58])/[.B58]" office:value-type="float" office:value="0.0634278002699055">
            <text:p>0.063427800270</text:p>
          </table:table-cell>
          <table:table-cell table:style-name="ce5" table:formula="of:=LN([.B60]/[.B58])" office:value-type="float" office:value="0.0614974645617923">
            <text:p>0.061497464562</text:p>
          </table:table-cell>
          <table:table-cell table:style-name="ce4" table:formula="of:=[.H59]*([.D60]+1)" office:value-type="float" office:value="4.74698795180722">
            <text:p>4.74698795180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6-02">
            <text:p>Jun-97</text:p>
          </table:table-cell>
          <table:table-cell table:style-name="ce1" office:value-type="float" office:value="9.73">
            <text:p>9.73</text:p>
          </table:table-cell>
          <table:table-cell table:style-name="ce1" table:formula="of:=LN([.B61])" office:value-type="float" office:value="2.27521389619791">
            <text:p>2.2752138962</text:p>
          </table:table-cell>
          <table:table-cell table:style-name="ce5" table:formula="of:=([.B61]-[.B60])/[.B60]" office:value-type="float" office:value="0.234771573604061">
            <text:p>0.234771573604</text:p>
          </table:table-cell>
          <table:table-cell table:style-name="ce5" table:formula="of:=LN(1+[.D61])" office:value-type="float" office:value="0.210885992328126">
            <text:p>0.210885992328</text:p>
          </table:table-cell>
          <table:table-cell table:style-name="ce5" table:formula="of:=([.B61]-[.B59])/[.B59]" office:value-type="float" office:value="0.302543507362785">
            <text:p>0.302543507363</text:p>
          </table:table-cell>
          <table:table-cell table:style-name="ce5" table:formula="of:=LN([.B61]/[.B59])" office:value-type="float" office:value="0.264318897053188">
            <text:p>0.264318897053</text:p>
          </table:table-cell>
          <table:table-cell table:style-name="ce4" table:formula="of:=[.H60]*([.D61]+1)" office:value-type="float" office:value="5.86144578313252">
            <text:p>5.86144578313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7-01">
            <text:p>Jul-97</text:p>
          </table:table-cell>
          <table:table-cell table:style-name="ce1" office:value-type="float" office:value="10.23">
            <text:p>10.23</text:p>
          </table:table-cell>
          <table:table-cell table:style-name="ce1" table:formula="of:=LN([.B62])" office:value-type="float" office:value="2.32532457996354">
            <text:p>2.32532458</text:p>
          </table:table-cell>
          <table:table-cell table:style-name="ce5" table:formula="of:=([.B62]-[.B61])/[.B61]" office:value-type="float" office:value="0.0513874614594039">
            <text:p>0.051387461459</text:p>
          </table:table-cell>
          <table:table-cell table:style-name="ce5" table:formula="of:=LN(1+[.D62])" office:value-type="float" office:value="0.0501106837656214">
            <text:p>0.050110683766</text:p>
          </table:table-cell>
          <table:table-cell table:style-name="ce5" table:formula="of:=([.B62]-[.B60])/[.B60]" office:value-type="float" office:value="0.298223350253807">
            <text:p>0.298223350254</text:p>
          </table:table-cell>
          <table:table-cell table:style-name="ce5" table:formula="of:=LN([.B62]/[.B60])" office:value-type="float" office:value="0.260996676093747">
            <text:p>0.260996676094</text:p>
          </table:table-cell>
          <table:table-cell table:style-name="ce4" table:formula="of:=[.H61]*([.D62]+1)" office:value-type="float" office:value="6.16265060240963">
            <text:p>6.16265060241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8-01">
            <text:p>Aug-97</text:p>
          </table:table-cell>
          <table:table-cell table:style-name="ce1" office:value-type="float" office:value="10.25">
            <text:p>10.25</text:p>
          </table:table-cell>
          <table:table-cell table:style-name="ce1" table:formula="of:=LN([.B63])" office:value-type="float" office:value="2.32727770558442">
            <text:p>2.3272777056</text:p>
          </table:table-cell>
          <table:table-cell table:style-name="ce5" table:formula="of:=([.B63]-[.B62])/[.B62]" office:value-type="float" office:value="0.00195503421309869">
            <text:p>0.001955034213</text:p>
          </table:table-cell>
          <table:table-cell table:style-name="ce5" table:formula="of:=LN(1+[.D63])" office:value-type="float" office:value="0.00195312562088207">
            <text:p>0.001953125621</text:p>
          </table:table-cell>
          <table:table-cell table:style-name="ce5" table:formula="of:=([.B63]-[.B61])/[.B61]" office:value-type="float" office:value="0.05344295991778">
            <text:p>0.053442959918</text:p>
          </table:table-cell>
          <table:table-cell table:style-name="ce5" table:formula="of:=LN([.B63]/[.B61])" office:value-type="float" office:value="0.0520638093865034">
            <text:p>0.052063809387</text:p>
          </table:table-cell>
          <table:table-cell table:style-name="ce4" table:formula="of:=[.H62]*([.D63]+1)" office:value-type="float" office:value="6.17469879518072">
            <text:p>6.174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9-02">
            <text:p>Sep-97</text:p>
          </table:table-cell>
          <table:table-cell table:style-name="ce1" office:value-type="float" office:value="10.45">
            <text:p>10.45</text:p>
          </table:table-cell>
          <table:table-cell table:style-name="ce1" table:formula="of:=LN([.B64])" office:value-type="float" office:value="2.34660197841082">
            <text:p>2.3466019784</text:p>
          </table:table-cell>
          <table:table-cell table:style-name="ce5" table:formula="of:=([.B64]-[.B63])/[.B63]" office:value-type="float" office:value="0.0195121951219512">
            <text:p>0.019512195122</text:p>
          </table:table-cell>
          <table:table-cell table:style-name="ce5" table:formula="of:=LN(1+[.D64])" office:value-type="float" office:value="0.0193242728264028">
            <text:p>0.019324272826</text:p>
          </table:table-cell>
          <table:table-cell table:style-name="ce5" table:formula="of:=([.B64]-[.B62])/[.B62]" office:value-type="float" office:value="0.0215053763440859">
            <text:p>0.021505376344</text:p>
          </table:table-cell>
          <table:table-cell table:style-name="ce5" table:formula="of:=LN([.B64]/[.B62])" office:value-type="float" office:value="0.0212773984472849">
            <text:p>0.021277398447</text:p>
          </table:table-cell>
          <table:table-cell table:style-name="ce4" table:formula="of:=[.H63]*([.D64]+1)" office:value-type="float" office:value="6.29518072289156">
            <text:p>6.29518072289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0-01">
            <text:p>Oct-97</text:p>
          </table:table-cell>
          <table:table-cell table:style-name="ce1" office:value-type="float" office:value="8.25">
            <text:p>8.25</text:p>
          </table:table-cell>
          <table:table-cell table:style-name="ce1" table:formula="of:=LN([.B65])" office:value-type="float" office:value="2.11021320034659">
            <text:p>2.1102132003</text:p>
          </table:table-cell>
          <table:table-cell table:style-name="ce5" table:formula="of:=([.B65]-[.B64])/[.B64]" office:value-type="float" office:value="-0.210526315789474">
            <text:p>-0.210526315789</text:p>
          </table:table-cell>
          <table:table-cell table:style-name="ce5" table:formula="of:=LN(1+[.D65])" office:value-type="float" office:value="-0.23638877806423">
            <text:p>-0.236388778064</text:p>
          </table:table-cell>
          <table:table-cell table:style-name="ce5" table:formula="of:=([.B65]-[.B63])/[.B63]" office:value-type="float" office:value="-0.195121951219512">
            <text:p>-0.195121951220</text:p>
          </table:table-cell>
          <table:table-cell table:style-name="ce5" table:formula="of:=LN([.B65]/[.B63])" office:value-type="float" office:value="-0.217064505237827">
            <text:p>-0.217064505238</text:p>
          </table:table-cell>
          <table:table-cell table:style-name="ce4" table:formula="of:=[.H64]*([.D65]+1)" office:value-type="float" office:value="4.96987951807228">
            <text:p>4.96987951807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1-03">
            <text:p>Nov-97</text:p>
          </table:table-cell>
          <table:table-cell table:style-name="ce1" office:value-type="float" office:value="8.72">
            <text:p>8.72</text:p>
          </table:table-cell>
          <table:table-cell table:style-name="ce1" table:formula="of:=LN([.B66])" office:value-type="float" office:value="2.16561923792089">
            <text:p>2.1656192379</text:p>
          </table:table-cell>
          <table:table-cell table:style-name="ce5" table:formula="of:=([.B66]-[.B65])/[.B65]" office:value-type="float" office:value="0.056969696969697">
            <text:p>0.056969696970</text:p>
          </table:table-cell>
          <table:table-cell table:style-name="ce5" table:formula="of:=LN(1+[.D66])" office:value-type="float" office:value="0.0554060375742988">
            <text:p>0.055406037574</text:p>
          </table:table-cell>
          <table:table-cell table:style-name="ce5" table:formula="of:=([.B66]-[.B64])/[.B64]" office:value-type="float" office:value="-0.16555023923445">
            <text:p>-0.165550239234</text:p>
          </table:table-cell>
          <table:table-cell table:style-name="ce5" table:formula="of:=LN([.B66]/[.B64])" office:value-type="float" office:value="-0.180982740489932">
            <text:p>-0.180982740490</text:p>
          </table:table-cell>
          <table:table-cell table:style-name="ce4" table:formula="of:=[.H65]*([.D66]+1)" office:value-type="float" office:value="5.25301204819277">
            <text:p>5.25301204819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2-01">
            <text:p>Dec-97</text:p>
          </table:table-cell>
          <table:table-cell table:style-name="ce1" office:value-type="float" office:value="9.6">
            <text:p>9.6</text:p>
          </table:table-cell>
          <table:table-cell table:style-name="ce1" table:formula="of:=LN([.B67])" office:value-type="float" office:value="2.26176309847379">
            <text:p>2.2617630985</text:p>
          </table:table-cell>
          <table:table-cell table:style-name="ce5" table:formula="of:=([.B67]-[.B66])/[.B66]" office:value-type="float" office:value="0.10091743119266">
            <text:p>0.100917431193</text:p>
          </table:table-cell>
          <table:table-cell table:style-name="ce5" table:formula="of:=LN(1+[.D67])" office:value-type="float" office:value="0.0961438605529022">
            <text:p>0.096143860553</text:p>
          </table:table-cell>
          <table:table-cell table:style-name="ce5" table:formula="of:=([.B67]-[.B65])/[.B65]" office:value-type="float" office:value="0.163636363636364">
            <text:p>0.163636363636</text:p>
          </table:table-cell>
          <table:table-cell table:style-name="ce5" table:formula="of:=LN([.B67]/[.B65])" office:value-type="float" office:value="0.151549898127201">
            <text:p>0.151549898127</text:p>
          </table:table-cell>
          <table:table-cell table:style-name="ce4" table:formula="of:=[.H66]*([.D67]+1)" office:value-type="float" office:value="5.78313253012048">
            <text:p>5.78313253012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1-02">
            <text:p>Jan-98</text:p>
          </table:table-cell>
          <table:table-cell table:style-name="ce1" office:value-type="float" office:value="9.14">
            <text:p>9.14</text:p>
          </table:table-cell>
          <table:table-cell table:style-name="ce1" table:formula="of:=LN([.B68])" office:value-type="float" office:value="2.21266038546606">
            <text:p>2.2126603855</text:p>
          </table:table-cell>
          <table:table-cell table:style-name="ce5" table:formula="of:=([.B68]-[.B67])/[.B67]" office:value-type="float" office:value="-0.0479166666666666">
            <text:p>-0.047916666667</text:p>
          </table:table-cell>
          <table:table-cell table:style-name="ce5" table:formula="of:=LN(1+[.D68])" office:value-type="float" office:value="-0.0491027130077319">
            <text:p>-0.049102713008</text:p>
          </table:table-cell>
          <table:table-cell table:style-name="ce5" table:formula="of:=([.B68]-[.B66])/[.B66]" office:value-type="float" office:value="0.0481651376146789">
            <text:p>0.048165137615</text:p>
          </table:table-cell>
          <table:table-cell table:style-name="ce5" table:formula="of:=LN([.B68]/[.B66])" office:value-type="float" office:value="0.0470411475451703">
            <text:p>0.047041147545</text:p>
          </table:table-cell>
          <table:table-cell table:style-name="ce4" table:formula="of:=[.H67]*([.D68]+1)" office:value-type="float" office:value="5.50602409638554">
            <text:p>5.50602409638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2-02">
            <text:p>Feb-98</text:p>
          </table:table-cell>
          <table:table-cell table:style-name="ce1" office:value-type="float" office:value="9.89">
            <text:p>9.89</text:p>
          </table:table-cell>
          <table:table-cell table:style-name="ce1" table:formula="of:=LN([.B69])" office:value-type="float" office:value="2.29152414563462">
            <text:p>2.2915241456</text:p>
          </table:table-cell>
          <table:table-cell table:style-name="ce5" table:formula="of:=([.B69]-[.B68])/[.B68]" office:value-type="float" office:value="0.0820568927789934">
            <text:p>0.082056892779</text:p>
          </table:table-cell>
          <table:table-cell table:style-name="ce5" table:formula="of:=LN(1+[.D69])" office:value-type="float" office:value="0.0788637601685622">
            <text:p>0.078863760169</text:p>
          </table:table-cell>
          <table:table-cell table:style-name="ce5" table:formula="of:=([.B69]-[.B67])/[.B67]" office:value-type="float" office:value="0.0302083333333334">
            <text:p>0.030208333333</text:p>
          </table:table-cell>
          <table:table-cell table:style-name="ce5" table:formula="of:=LN([.B69]/[.B67])" office:value-type="float" office:value="0.0297610471608303">
            <text:p>0.029761047161</text:p>
          </table:table-cell>
          <table:table-cell table:style-name="ce4" table:formula="of:=[.H68]*([.D69]+1)" office:value-type="float" office:value="5.9578313253012">
            <text:p>5.95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3-02">
            <text:p>Mar-98</text:p>
          </table:table-cell>
          <table:table-cell table:style-name="ce1" office:value-type="float" office:value="11.33">
            <text:p>11.33</text:p>
          </table:table-cell>
          <table:table-cell table:style-name="ce1" table:formula="of:=LN([.B70])" office:value-type="float" office:value="2.42745407503992">
            <text:p>2.427454075</text:p>
          </table:table-cell>
          <table:table-cell table:style-name="ce5" table:formula="of:=([.B70]-[.B69])/[.B69]" office:value-type="float" office:value="0.145601617795753">
            <text:p>0.145601617796</text:p>
          </table:table-cell>
          <table:table-cell table:style-name="ce5" table:formula="of:=LN(1+[.D70])" office:value-type="float" office:value="0.135929929405294">
            <text:p>0.135929929405</text:p>
          </table:table-cell>
          <table:table-cell table:style-name="ce5" table:formula="of:=([.B70]-[.B68])/[.B68]" office:value-type="float" office:value="0.239606126914661">
            <text:p>0.239606126915</text:p>
          </table:table-cell>
          <table:table-cell table:style-name="ce5" table:formula="of:=LN([.B70]/[.B68])" office:value-type="float" office:value="0.214793689573856">
            <text:p>0.214793689574</text:p>
          </table:table-cell>
          <table:table-cell table:style-name="ce4" table:formula="of:=[.H69]*([.D70]+1)" office:value-type="float" office:value="6.82530120481927">
            <text:p>6.82530120481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4-01">
            <text:p>Apr-98</text:p>
          </table:table-cell>
          <table:table-cell table:style-name="ce1" office:value-type="float" office:value="12.03">
            <text:p>12.03</text:p>
          </table:table-cell>
          <table:table-cell table:style-name="ce1" table:formula="of:=LN([.B71])" office:value-type="float" office:value="2.48740352998659">
            <text:p>2.48740353</text:p>
          </table:table-cell>
          <table:table-cell table:style-name="ce5" table:formula="of:=([.B71]-[.B70])/[.B70]" office:value-type="float" office:value="0.0617828773168578">
            <text:p>0.061782877317</text:p>
          </table:table-cell>
          <table:table-cell table:style-name="ce5" table:formula="of:=LN(1+[.D71])" office:value-type="float" office:value="0.0599494549466725">
            <text:p>0.059949454947</text:p>
          </table:table-cell>
          <table:table-cell table:style-name="ce5" table:formula="of:=([.B71]-[.B69])/[.B69]" office:value-type="float" office:value="0.216380182002022">
            <text:p>0.216380182002</text:p>
          </table:table-cell>
          <table:table-cell table:style-name="ce5" table:formula="of:=LN([.B71]/[.B69])" office:value-type="float" office:value="0.195879384351967">
            <text:p>0.195879384352</text:p>
          </table:table-cell>
          <table:table-cell table:style-name="ce4" table:formula="of:=[.H70]*([.D71]+1)" office:value-type="float" office:value="7.24698795180722">
            <text:p>7.24698795180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5-01">
            <text:p>May-98</text:p>
          </table:table-cell>
          <table:table-cell table:style-name="ce1" office:value-type="float" office:value="12">
            <text:p>12</text:p>
          </table:table-cell>
          <table:table-cell table:style-name="ce1" table:formula="of:=LN([.B72])" office:value-type="float" office:value="2.484906649788">
            <text:p>2.4849066498</text:p>
          </table:table-cell>
          <table:table-cell table:style-name="ce5" table:formula="of:=([.B72]-[.B71])/[.B71]" office:value-type="float" office:value="-0.00249376558603486">
            <text:p>-0.002493765586</text:p>
          </table:table-cell>
          <table:table-cell table:style-name="ce5" table:formula="of:=LN(1+[.D72])" office:value-type="float" office:value="-0.00249688019858715">
            <text:p>-0.002496880199</text:p>
          </table:table-cell>
          <table:table-cell table:style-name="ce5" table:formula="of:=([.B72]-[.B70])/[.B70]" office:value-type="float" office:value="0.059135039717564">
            <text:p>0.059135039718</text:p>
          </table:table-cell>
          <table:table-cell table:style-name="ce5" table:formula="of:=LN([.B72]/[.B70])" office:value-type="float" office:value="0.0574525747480854">
            <text:p>0.057452574748</text:p>
          </table:table-cell>
          <table:table-cell table:style-name="ce4" table:formula="of:=[.H71]*([.D72]+1)" office:value-type="float" office:value="7.2289156626506">
            <text:p>7.22891566265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6-01">
            <text:p>Jun-98</text:p>
          </table:table-cell>
          <table:table-cell table:style-name="ce1" office:value-type="float" office:value="13.36">
            <text:p>13.36</text:p>
          </table:table-cell>
          <table:table-cell table:style-name="ce1" table:formula="of:=LN([.B73])" office:value-type="float" office:value="2.5922651681085">
            <text:p>2.5922651681</text:p>
          </table:table-cell>
          <table:table-cell table:style-name="ce5" table:formula="of:=([.B73]-[.B72])/[.B72]" office:value-type="float" office:value="0.113333333333333">
            <text:p>0.113333333333</text:p>
          </table:table-cell>
          <table:table-cell table:style-name="ce5" table:formula="of:=LN(1+[.D73])" office:value-type="float" office:value="0.107358518320499">
            <text:p>0.107358518321</text:p>
          </table:table-cell>
          <table:table-cell table:style-name="ce5" table:formula="of:=([.B73]-[.B71])/[.B71]" office:value-type="float" office:value="0.110556940980881">
            <text:p>0.110556940981</text:p>
          </table:table-cell>
          <table:table-cell table:style-name="ce5" table:formula="of:=LN([.B73]/[.B71])" office:value-type="float" office:value="0.104861638121912">
            <text:p>0.104861638122</text:p>
          </table:table-cell>
          <table:table-cell table:style-name="ce4" table:formula="of:=[.H72]*([.D73]+1)" office:value-type="float" office:value="8.04819277108433">
            <text:p>8.04819277108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7-01">
            <text:p>Jul-98</text:p>
          </table:table-cell>
          <table:table-cell table:style-name="ce1" office:value-type="float" office:value="10.47">
            <text:p>10.47</text:p>
          </table:table-cell>
          <table:table-cell table:style-name="ce1" table:formula="of:=LN([.B74])" office:value-type="float" office:value="2.34851402488245">
            <text:p>2.3485140249</text:p>
          </table:table-cell>
          <table:table-cell table:style-name="ce5" table:formula="of:=([.B74]-[.B73])/[.B73]" office:value-type="float" office:value="-0.216317365269461">
            <text:p>-0.216317365269</text:p>
          </table:table-cell>
          <table:table-cell table:style-name="ce5" table:formula="of:=LN(1+[.D74])" office:value-type="float" office:value="-0.243751143226054">
            <text:p>-0.243751143226</text:p>
          </table:table-cell>
          <table:table-cell table:style-name="ce5" table:formula="of:=([.B74]-[.B72])/[.B72]" office:value-type="float" office:value="-0.1275">
            <text:p>-0.127500000000</text:p>
          </table:table-cell>
          <table:table-cell table:style-name="ce5" table:formula="of:=LN([.B74]/[.B72])" office:value-type="float" office:value="-0.136392624905555">
            <text:p>-0.136392624906</text:p>
          </table:table-cell>
          <table:table-cell table:style-name="ce4" table:formula="of:=[.H73]*([.D74]+1)" office:value-type="float" office:value="6.30722891566264">
            <text:p>6.3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8-03">
            <text:p>Aug-98</text:p>
          </table:table-cell>
          <table:table-cell table:style-name="ce1" office:value-type="float" office:value="7.89">
            <text:p>7.89</text:p>
          </table:table-cell>
          <table:table-cell table:style-name="ce1" table:formula="of:=LN([.B75])" office:value-type="float" office:value="2.06559613485778">
            <text:p>2.0655961349</text:p>
          </table:table-cell>
          <table:table-cell table:style-name="ce5" table:formula="of:=([.B75]-[.B74])/[.B74]" office:value-type="float" office:value="-0.246418338108883">
            <text:p>-0.246418338109</text:p>
          </table:table-cell>
          <table:table-cell table:style-name="ce5" table:formula="of:=LN(1+[.D75])" office:value-type="float" office:value="-0.282917890024663">
            <text:p>-0.282917890025</text:p>
          </table:table-cell>
          <table:table-cell table:style-name="ce5" table:formula="of:=([.B75]-[.B73])/[.B73]" office:value-type="float" office:value="-0.409431137724551">
            <text:p>-0.409431137725</text:p>
          </table:table-cell>
          <table:table-cell table:style-name="ce5" table:formula="of:=LN([.B75]/[.B73])" office:value-type="float" office:value="-0.526669033250717">
            <text:p>-0.526669033251</text:p>
          </table:table-cell>
          <table:table-cell table:style-name="ce4" table:formula="of:=[.H74]*([.D75]+1)" office:value-type="float" office:value="4.75301204819277">
            <text:p>4.75301204819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9-01">
            <text:p>Sep-98</text:p>
          </table:table-cell>
          <table:table-cell table:style-name="ce1" office:value-type="float" office:value="9.05">
            <text:p>9.05</text:p>
          </table:table-cell>
          <table:table-cell table:style-name="ce1" table:formula="of:=LN([.B76])" office:value-type="float" office:value="2.20276475771183">
            <text:p>2.2027647577</text:p>
          </table:table-cell>
          <table:table-cell table:style-name="ce5" table:formula="of:=([.B76]-[.B75])/[.B75]" office:value-type="float" office:value="0.14702154626109">
            <text:p>0.147021546261</text:p>
          </table:table-cell>
          <table:table-cell table:style-name="ce5" table:formula="of:=LN(1+[.D76])" office:value-type="float" office:value="0.137168622854052">
            <text:p>0.137168622854</text:p>
          </table:table-cell>
          <table:table-cell table:style-name="ce5" table:formula="of:=([.B76]-[.B74])/[.B74]" office:value-type="float" office:value="-0.135625596943649">
            <text:p>-0.135625596944</text:p>
          </table:table-cell>
          <table:table-cell table:style-name="ce5" table:formula="of:=LN([.B76]/[.B74])" office:value-type="float" office:value="-0.145749267170611">
            <text:p>-0.145749267171</text:p>
          </table:table-cell>
          <table:table-cell table:style-name="ce4" table:formula="of:=[.H75]*([.D76]+1)" office:value-type="float" office:value="5.45180722891566">
            <text:p>5.45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0-01">
            <text:p>Oct-98</text:p>
          </table:table-cell>
          <table:table-cell table:style-name="ce1" office:value-type="float" office:value="10.85">
            <text:p>10.85</text:p>
          </table:table-cell>
          <table:table-cell table:style-name="ce1" table:formula="of:=LN([.B77])" office:value-type="float" office:value="2.38416507998647">
            <text:p>2.38416508</text:p>
          </table:table-cell>
          <table:table-cell table:style-name="ce5" table:formula="of:=([.B77]-[.B76])/[.B76]" office:value-type="float" office:value="0.198895027624309">
            <text:p>0.198895027624</text:p>
          </table:table-cell>
          <table:table-cell table:style-name="ce5" table:formula="of:=LN(1+[.D77])" office:value-type="float" office:value="0.181400322274634">
            <text:p>0.181400322275</text:p>
          </table:table-cell>
          <table:table-cell table:style-name="ce5" table:formula="of:=([.B77]-[.B75])/[.B75]" office:value-type="float" office:value="0.375158428390368">
            <text:p>0.375158428390</text:p>
          </table:table-cell>
          <table:table-cell table:style-name="ce5" table:formula="of:=LN([.B77]/[.B75])" office:value-type="float" office:value="0.318568945128686">
            <text:p>0.318568945129</text:p>
          </table:table-cell>
          <table:table-cell table:style-name="ce4" table:formula="of:=[.H76]*([.D77]+1)" office:value-type="float" office:value="6.53614457831325">
            <text:p>6.53614457831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1-02">
            <text:p>Nov-98</text:p>
          </table:table-cell>
          <table:table-cell table:style-name="ce1" office:value-type="float" office:value="11.53">
            <text:p>11.53</text:p>
          </table:table-cell>
          <table:table-cell table:style-name="ce1" table:formula="of:=LN([.B78])" office:value-type="float" office:value="2.44495233428097">
            <text:p>2.4449523343</text:p>
          </table:table-cell>
          <table:table-cell table:style-name="ce5" table:formula="of:=([.B78]-[.B77])/[.B77]" office:value-type="float" office:value="0.0626728110599078">
            <text:p>0.062672811060</text:p>
          </table:table-cell>
          <table:table-cell table:style-name="ce5" table:formula="of:=LN(1+[.D78])" office:value-type="float" office:value="0.060787254294499">
            <text:p>0.060787254294</text:p>
          </table:table-cell>
          <table:table-cell table:style-name="ce5" table:formula="of:=([.B78]-[.B76])/[.B76]" office:value-type="float" office:value="0.27403314917127">
            <text:p>0.274033149171</text:p>
          </table:table-cell>
          <table:table-cell table:style-name="ce5" table:formula="of:=LN([.B78]/[.B76])" office:value-type="float" office:value="0.242187576569133">
            <text:p>0.242187576569</text:p>
          </table:table-cell>
          <table:table-cell table:style-name="ce4" table:formula="of:=[.H77]*([.D78]+1)" office:value-type="float" office:value="6.94578313253011">
            <text:p>6.94578313253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2-01">
            <text:p>Dec-98</text:p>
          </table:table-cell>
          <table:table-cell table:style-name="ce1" office:value-type="float" office:value="14.03">
            <text:p>14.03</text:p>
          </table:table-cell>
          <table:table-cell table:style-name="ce1" table:formula="of:=LN([.B79])" office:value-type="float" office:value="2.64119789411437">
            <text:p>2.6411978941</text:p>
          </table:table-cell>
          <table:table-cell table:style-name="ce5" table:formula="of:=([.B79]-[.B78])/[.B78]" office:value-type="float" office:value="0.216825672159584">
            <text:p>0.216825672160</text:p>
          </table:table-cell>
          <table:table-cell table:style-name="ce5" table:formula="of:=LN(1+[.D79])" office:value-type="float" office:value="0.196245559833402">
            <text:p>0.196245559833</text:p>
          </table:table-cell>
          <table:table-cell table:style-name="ce5" table:formula="of:=([.B79]-[.B77])/[.B77]" office:value-type="float" office:value="0.293087557603687">
            <text:p>0.293087557604</text:p>
          </table:table-cell>
          <table:table-cell table:style-name="ce5" table:formula="of:=LN([.B79]/[.B77])" office:value-type="float" office:value="0.257032814127901">
            <text:p>0.257032814128</text:p>
          </table:table-cell>
          <table:table-cell table:style-name="ce4" table:formula="of:=[.H78]*([.D79]+1)" office:value-type="float" office:value="8.45180722891565">
            <text:p>8.45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1-04">
            <text:p>Jan-99</text:p>
          </table:table-cell>
          <table:table-cell table:style-name="ce1" office:value-type="float" office:value="13.02">
            <text:p>13.02</text:p>
          </table:table-cell>
          <table:table-cell table:style-name="ce1" table:formula="of:=LN([.B80])" office:value-type="float" office:value="2.56648663678042">
            <text:p>2.5664866368</text:p>
          </table:table-cell>
          <table:table-cell table:style-name="ce5" table:formula="of:=([.B80]-[.B79])/[.B79]" office:value-type="float" office:value="-0.0719885958660014">
            <text:p>-0.071988595866</text:p>
          </table:table-cell>
          <table:table-cell table:style-name="ce5" table:formula="of:=LN(1+[.D80])" office:value-type="float" office:value="-0.0747112573339463">
            <text:p>-0.074711257334</text:p>
          </table:table-cell>
          <table:table-cell table:style-name="ce5" table:formula="of:=([.B80]-[.B78])/[.B78]" office:value-type="float" office:value="0.129228100607112">
            <text:p>0.129228100607</text:p>
          </table:table-cell>
          <table:table-cell table:style-name="ce5" table:formula="of:=LN([.B80]/[.B78])" office:value-type="float" office:value="0.121534302499456">
            <text:p>0.121534302499</text:p>
          </table:table-cell>
          <table:table-cell table:style-name="ce4" table:formula="of:=[.H79]*([.D80]+1)" office:value-type="float" office:value="7.8433734939759">
            <text:p>7.84337349397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2-01">
            <text:p>Feb-99</text:p>
          </table:table-cell>
          <table:table-cell table:style-name="ce1" office:value-type="float" office:value="13.22">
            <text:p>13.22</text:p>
          </table:table-cell>
          <table:table-cell table:style-name="ce1" table:formula="of:=LN([.B81])" office:value-type="float" office:value="2.58173083442354">
            <text:p>2.5817308344</text:p>
          </table:table-cell>
          <table:table-cell table:style-name="ce5" table:formula="of:=([.B81]-[.B80])/[.B80]" office:value-type="float" office:value="0.0153609831029187">
            <text:p>0.015360983103</text:p>
          </table:table-cell>
          <table:table-cell table:style-name="ce5" table:formula="of:=LN(1+[.D81])" office:value-type="float" office:value="0.0152441976431171">
            <text:p>0.015244197643</text:p>
          </table:table-cell>
          <table:table-cell table:style-name="ce5" table:formula="of:=([.B81]-[.B79])/[.B79]" office:value-type="float" office:value="-0.0577334283677832">
            <text:p>-0.057733428368</text:p>
          </table:table-cell>
          <table:table-cell table:style-name="ce5" table:formula="of:=LN([.B81]/[.B79])" office:value-type="float" office:value="-0.0594670596908293">
            <text:p>-0.059467059691</text:p>
          </table:table-cell>
          <table:table-cell table:style-name="ce4" table:formula="of:=[.H80]*([.D81]+1)" office:value-type="float" office:value="7.96385542168674">
            <text:p>7.96385542168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3-01">
            <text:p>Mar-99</text:p>
          </table:table-cell>
          <table:table-cell table:style-name="ce1" office:value-type="float" office:value="14.03">
            <text:p>14.03</text:p>
          </table:table-cell>
          <table:table-cell table:style-name="ce1" table:formula="of:=LN([.B82])" office:value-type="float" office:value="2.64119789411437">
            <text:p>2.6411978941</text:p>
          </table:table-cell>
          <table:table-cell table:style-name="ce5" table:formula="of:=([.B82]-[.B81])/[.B81]" office:value-type="float" office:value="0.0612708018154311">
            <text:p>0.061270801815</text:p>
          </table:table-cell>
          <table:table-cell table:style-name="ce5" table:formula="of:=LN(1+[.D82])" office:value-type="float" office:value="0.0594670596908293">
            <text:p>0.059467059691</text:p>
          </table:table-cell>
          <table:table-cell table:style-name="ce5" table:formula="of:=([.B82]-[.B80])/[.B80]" office:value-type="float" office:value="0.0775729646697389">
            <text:p>0.077572964670</text:p>
          </table:table-cell>
          <table:table-cell table:style-name="ce5" table:formula="of:=LN([.B82]/[.B80])" office:value-type="float" office:value="0.0747112573339465">
            <text:p>0.074711257334</text:p>
          </table:table-cell>
          <table:table-cell table:style-name="ce4" table:formula="of:=[.H81]*([.D82]+1)" office:value-type="float" office:value="8.45180722891566">
            <text:p>8.45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4-01">
            <text:p>Apr-99</text:p>
          </table:table-cell>
          <table:table-cell table:style-name="ce1" office:value-type="float" office:value="18.47">
            <text:p>18.47</text:p>
          </table:table-cell>
          <table:table-cell table:style-name="ce1" table:formula="of:=LN([.B83])" office:value-type="float" office:value="2.91614779421115">
            <text:p>2.9161477942</text:p>
          </table:table-cell>
          <table:table-cell table:style-name="ce5" table:formula="of:=([.B83]-[.B82])/[.B82]" office:value-type="float" office:value="0.316464718460442">
            <text:p>0.316464718460</text:p>
          </table:table-cell>
          <table:table-cell table:style-name="ce5" table:formula="of:=LN(1+[.D83])" office:value-type="float" office:value="0.274949900096779">
            <text:p>0.274949900097</text:p>
          </table:table-cell>
          <table:table-cell table:style-name="ce5" table:formula="of:=([.B83]-[.B81])/[.B81]" office:value-type="float" office:value="0.397125567322239">
            <text:p>0.397125567322</text:p>
          </table:table-cell>
          <table:table-cell table:style-name="ce5" table:formula="of:=LN([.B83]/[.B81])" office:value-type="float" office:value="0.334416959787608">
            <text:p>0.334416959788</text:p>
          </table:table-cell>
          <table:table-cell table:style-name="ce4" table:formula="of:=[.H82]*([.D83]+1)" office:value-type="float" office:value="11.1265060240964">
            <text:p>11.12650602409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5-03">
            <text:p>May-99</text:p>
          </table:table-cell>
          <table:table-cell table:style-name="ce1" office:value-type="float" office:value="18.44">
            <text:p>18.44</text:p>
          </table:table-cell>
          <table:table-cell table:style-name="ce1" table:formula="of:=LN([.B84])" office:value-type="float" office:value="2.91452221812845">
            <text:p>2.9145222181</text:p>
          </table:table-cell>
          <table:table-cell table:style-name="ce5" table:formula="of:=([.B84]-[.B83])/[.B83]" office:value-type="float" office:value="-0.00162425554953966">
            <text:p>-0.001624255550</text:p>
          </table:table-cell>
          <table:table-cell table:style-name="ce5" table:formula="of:=LN(1+[.D84])" office:value-type="float" office:value="-0.00162557608270074">
            <text:p>-0.001625576083</text:p>
          </table:table-cell>
          <table:table-cell table:style-name="ce5" table:formula="of:=([.B84]-[.B82])/[.B82]" office:value-type="float" office:value="0.314326443335709">
            <text:p>0.314326443336</text:p>
          </table:table-cell>
          <table:table-cell table:style-name="ce5" table:formula="of:=LN([.B84]/[.B82])" office:value-type="float" office:value="0.273324324014078">
            <text:p>0.273324324014</text:p>
          </table:table-cell>
          <table:table-cell table:style-name="ce4" table:formula="of:=[.H83]*([.D84]+1)" office:value-type="float" office:value="11.1084337349397">
            <text:p>11.10843373494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6-01">
            <text:p>Jun-99</text:p>
          </table:table-cell>
          <table:table-cell table:style-name="ce1" office:value-type="float" office:value="18.78">
            <text:p>18.78</text:p>
          </table:table-cell>
          <table:table-cell table:style-name="ce1" table:formula="of:=LN([.B85])" office:value-type="float" office:value="2.93279247378012">
            <text:p>2.9327924738</text:p>
          </table:table-cell>
          <table:table-cell table:style-name="ce5" table:formula="of:=([.B85]-[.B84])/[.B84]" office:value-type="float" office:value="0.0184381778741865">
            <text:p>0.018438177874</text:p>
          </table:table-cell>
          <table:table-cell table:style-name="ce5" table:formula="of:=LN(1+[.D85])" office:value-type="float" office:value="0.018270255651669">
            <text:p>0.018270255652</text:p>
          </table:table-cell>
          <table:table-cell table:style-name="ce5" table:formula="of:=([.B85]-[.B83])/[.B83]" office:value-type="float" office:value="0.0167839740119113">
            <text:p>0.016783974012</text:p>
          </table:table-cell>
          <table:table-cell table:style-name="ce5" table:formula="of:=LN([.B85]/[.B83])" office:value-type="float" office:value="0.0166446795689684">
            <text:p>0.016644679569</text:p>
          </table:table-cell>
          <table:table-cell table:style-name="ce4" table:formula="of:=[.H84]*([.D85]+1)" office:value-type="float" office:value="11.3132530120482">
            <text:p>11.31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7-01">
            <text:p>Jul-99</text:p>
          </table:table-cell>
          <table:table-cell table:style-name="ce1" office:value-type="float" office:value="11.62">
            <text:p>11.62</text:p>
          </table:table-cell>
          <table:table-cell table:style-name="ce1" table:formula="of:=LN([.B86])" office:value-type="float" office:value="2.45272775142377">
            <text:p>2.4527277514</text:p>
          </table:table-cell>
          <table:table-cell table:style-name="ce5" table:formula="of:=([.B86]-[.B85])/[.B85]" office:value-type="float" office:value="-0.381256656017039">
            <text:p>-0.381256656017</text:p>
          </table:table-cell>
          <table:table-cell table:style-name="ce5" table:formula="of:=LN(1+[.D86])" office:value-type="float" office:value="-0.480064722356352">
            <text:p>-0.480064722356</text:p>
          </table:table-cell>
          <table:table-cell table:style-name="ce5" table:formula="of:=([.B86]-[.B84])/[.B84]" office:value-type="float" office:value="-0.369848156182213">
            <text:p>-0.369848156182</text:p>
          </table:table-cell>
          <table:table-cell table:style-name="ce5" table:formula="of:=LN([.B86]/[.B84])" office:value-type="float" office:value="-0.461794466704683">
            <text:p>-0.461794466705</text:p>
          </table:table-cell>
          <table:table-cell table:style-name="ce4" table:formula="of:=[.H85]*([.D86]+1)" office:value-type="float" office:value="6.99999999999999">
            <text:p>7.0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8-02">
            <text:p>Aug-99</text:p>
          </table:table-cell>
          <table:table-cell table:style-name="ce1" office:value-type="float" office:value="11.44">
            <text:p>11.44</text:p>
          </table:table-cell>
          <table:table-cell table:style-name="ce1" table:formula="of:=LN([.B87])" office:value-type="float" office:value="2.43711598595165">
            <text:p>2.437115986</text:p>
          </table:table-cell>
          <table:table-cell table:style-name="ce5" table:formula="of:=([.B87]-[.B86])/[.B86]" office:value-type="float" office:value="-0.0154905335628227">
            <text:p>-0.015490533563</text:p>
          </table:table-cell>
          <table:table-cell table:style-name="ce5" table:formula="of:=LN(1+[.D87])" office:value-type="float" office:value="-0.0156117654721133">
            <text:p>-0.015611765472</text:p>
          </table:table-cell>
          <table:table-cell table:style-name="ce5" table:formula="of:=([.B87]-[.B85])/[.B85]" office:value-type="float" office:value="-0.390841320553781">
            <text:p>-0.390841320554</text:p>
          </table:table-cell>
          <table:table-cell table:style-name="ce5" table:formula="of:=LN([.B87]/[.B85])" office:value-type="float" office:value="-0.495676487828465">
            <text:p>-0.495676487828</text:p>
          </table:table-cell>
          <table:table-cell table:style-name="ce4" table:formula="of:=[.H86]*([.D87]+1)" office:value-type="float" office:value="6.89156626506023">
            <text:p>6.89156626506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9-01">
            <text:p>Sep-99</text:p>
          </table:table-cell>
          <table:table-cell table:style-name="ce1" office:value-type="float" office:value="12.39">
            <text:p>12.39</text:p>
          </table:table-cell>
          <table:table-cell table:style-name="ce1" table:formula="of:=LN([.B88])" office:value-type="float" office:value="2.51688969564105">
            <text:p>2.5168896956</text:p>
          </table:table-cell>
          <table:table-cell table:style-name="ce5" table:formula="of:=([.B88]-[.B87])/[.B87]" office:value-type="float" office:value="0.0830419580419581">
            <text:p>0.083041958042</text:p>
          </table:table-cell>
          <table:table-cell table:style-name="ce5" table:formula="of:=LN(1+[.D88])" office:value-type="float" office:value="0.0797737096893993">
            <text:p>0.079773709689</text:p>
          </table:table-cell>
          <table:table-cell table:style-name="ce5" table:formula="of:=([.B88]-[.B86])/[.B86]" office:value-type="float" office:value="0.066265060240964">
            <text:p>0.066265060241</text:p>
          </table:table-cell>
          <table:table-cell table:style-name="ce5" table:formula="of:=LN([.B88]/[.B86])" office:value-type="float" office:value="0.0641619442172861">
            <text:p>0.064161944217</text:p>
          </table:table-cell>
          <table:table-cell table:style-name="ce4" table:formula="of:=[.H87]*([.D88]+1)" office:value-type="float" office:value="7.46385542168674">
            <text:p>7.46385542168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0-01">
            <text:p>Oct-99</text:p>
          </table:table-cell>
          <table:table-cell table:style-name="ce1" office:value-type="float" office:value="13.6">
            <text:p>13.6</text:p>
          </table:table-cell>
          <table:table-cell table:style-name="ce1" table:formula="of:=LN([.B89])" office:value-type="float" office:value="2.61006979274201">
            <text:p>2.6100697927</text:p>
          </table:table-cell>
          <table:table-cell table:style-name="ce5" table:formula="of:=([.B89]-[.B88])/[.B88]" office:value-type="float" office:value="0.0976594027441484">
            <text:p>0.097659402744</text:p>
          </table:table-cell>
          <table:table-cell table:style-name="ce5" table:formula="of:=LN(1+[.D89])" office:value-type="float" office:value="0.0931800971009552">
            <text:p>0.093180097101</text:p>
          </table:table-cell>
          <table:table-cell table:style-name="ce5" table:formula="of:=([.B89]-[.B87])/[.B87]" office:value-type="float" office:value="0.188811188811189">
            <text:p>0.188811188811</text:p>
          </table:table-cell>
          <table:table-cell table:style-name="ce5" table:formula="of:=LN([.B89]/[.B87])" office:value-type="float" office:value="0.172953806790354">
            <text:p>0.172953806790</text:p>
          </table:table-cell>
          <table:table-cell table:style-name="ce4" table:formula="of:=[.H88]*([.D89]+1)" office:value-type="float" office:value="8.19277108433734">
            <text:p>8.19277108433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1-01">
            <text:p>Nov-99</text:p>
          </table:table-cell>
          <table:table-cell table:style-name="ce1" office:value-type="float" office:value="13.28">
            <text:p>13.28</text:p>
          </table:table-cell>
          <table:table-cell table:style-name="ce1" table:formula="of:=LN([.B90])" office:value-type="float" office:value="2.58625914404829">
            <text:p>2.586259144</text:p>
          </table:table-cell>
          <table:table-cell table:style-name="ce5" table:formula="of:=([.B90]-[.B89])/[.B89]" office:value-type="float" office:value="-0.0235294117647059">
            <text:p>-0.023529411765</text:p>
          </table:table-cell>
          <table:table-cell table:style-name="ce5" table:formula="of:=LN(1+[.D90])" office:value-type="float" office:value="-0.0238106486937186">
            <text:p>-0.023810648694</text:p>
          </table:table-cell>
          <table:table-cell table:style-name="ce5" table:formula="of:=([.B90]-[.B88])/[.B88]" office:value-type="float" office:value="0.0718321226795802">
            <text:p>0.071832122680</text:p>
          </table:table-cell>
          <table:table-cell table:style-name="ce5" table:formula="of:=LN([.B90]/[.B88])" office:value-type="float" office:value="0.0693694484072366">
            <text:p>0.069369448407</text:p>
          </table:table-cell>
          <table:table-cell table:style-name="ce4" table:formula="of:=[.H89]*([.D90]+1)" office:value-type="float" office:value="7.99999999999999">
            <text:p>8.0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2-01">
            <text:p>Dec-99</text:p>
          </table:table-cell>
          <table:table-cell table:style-name="ce1" office:value-type="float" office:value="12.12">
            <text:p>12.12</text:p>
          </table:table-cell>
          <table:table-cell table:style-name="ce1" table:formula="of:=LN([.B91])" office:value-type="float" office:value="2.49485698064117">
            <text:p>2.4948569806</text:p>
          </table:table-cell>
          <table:table-cell table:style-name="ce5" table:formula="of:=([.B91]-[.B90])/[.B90]" office:value-type="float" office:value="-0.0873493975903615">
            <text:p>-0.087349397590</text:p>
          </table:table-cell>
          <table:table-cell table:style-name="ce5" table:formula="of:=LN(1+[.D91])" office:value-type="float" office:value="-0.0914021634071194">
            <text:p>-0.091402163407</text:p>
          </table:table-cell>
          <table:table-cell table:style-name="ce5" table:formula="of:=([.B91]-[.B89])/[.B89]" office:value-type="float" office:value="-0.108823529411765">
            <text:p>-0.108823529412</text:p>
          </table:table-cell>
          <table:table-cell table:style-name="ce5" table:formula="of:=LN([.B91]/[.B89])" office:value-type="float" office:value="-0.115212812100838">
            <text:p>-0.115212812101</text:p>
          </table:table-cell>
          <table:table-cell table:style-name="ce4" table:formula="of:=[.H90]*([.D91]+1)" office:value-type="float" office:value="7.3012048192771">
            <text:p>7.30120481927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1-03">
            <text:p>Jan-00</text:p>
          </table:table-cell>
          <table:table-cell table:style-name="ce1" office:value-type="float" office:value="16">
            <text:p>16</text:p>
          </table:table-cell>
          <table:table-cell table:style-name="ce1" table:formula="of:=LN([.B92])" office:value-type="float" office:value="2.77258872223978">
            <text:p>2.7725887222</text:p>
          </table:table-cell>
          <table:table-cell table:style-name="ce5" table:formula="of:=([.B92]-[.B91])/[.B91]" office:value-type="float" office:value="0.32013201320132">
            <text:p>0.320132013201</text:p>
          </table:table-cell>
          <table:table-cell table:style-name="ce5" table:formula="of:=LN(1+[.D92])" office:value-type="float" office:value="0.277731741598613">
            <text:p>0.277731741599</text:p>
          </table:table-cell>
          <table:table-cell table:style-name="ce5" table:formula="of:=([.B92]-[.B90])/[.B90]" office:value-type="float" office:value="0.204819277108434">
            <text:p>0.204819277108</text:p>
          </table:table-cell>
          <table:table-cell table:style-name="ce5" table:formula="of:=LN([.B92]/[.B90])" office:value-type="float" office:value="0.186329578191494">
            <text:p>0.186329578191</text:p>
          </table:table-cell>
          <table:table-cell table:style-name="ce4" table:formula="of:=[.H91]*([.D92]+1)" office:value-type="float" office:value="9.63855421686746">
            <text:p>9.63855421686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2-01">
            <text:p>Feb-00</text:p>
          </table:table-cell>
          <table:table-cell table:style-name="ce1" office:value-type="float" office:value="17.57">
            <text:p>17.57</text:p>
          </table:table-cell>
          <table:table-cell table:style-name="ce1" table:formula="of:=LN([.B93])" office:value-type="float" office:value="2.86619290219901">
            <text:p>2.8661929022</text:p>
          </table:table-cell>
          <table:table-cell table:style-name="ce5" table:formula="of:=([.B93]-[.B92])/[.B92]" office:value-type="float" office:value="0.098125">
            <text:p>0.098125000000</text:p>
          </table:table-cell>
          <table:table-cell table:style-name="ce5" table:formula="of:=LN(1+[.D93])" office:value-type="float" office:value="0.0936041799592246">
            <text:p>0.093604179959</text:p>
          </table:table-cell>
          <table:table-cell table:style-name="ce5" table:formula="of:=([.B93]-[.B91])/[.B91]" office:value-type="float" office:value="0.4496699669967">
            <text:p>0.449669966997</text:p>
          </table:table-cell>
          <table:table-cell table:style-name="ce5" table:formula="of:=LN([.B93]/[.B91])" office:value-type="float" office:value="0.371335921557837">
            <text:p>0.371335921558</text:p>
          </table:table-cell>
          <table:table-cell table:style-name="ce4" table:formula="of:=[.H92]*([.D93]+1)" office:value-type="float" office:value="10.5843373493976">
            <text:p>10.584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3-01">
            <text:p>Mar-00</text:p>
          </table:table-cell>
          <table:table-cell table:style-name="ce1" office:value-type="float" office:value="22.41">
            <text:p>22.41</text:p>
          </table:table-cell>
          <table:table-cell table:style-name="ce1" table:formula="of:=LN([.B94])" office:value-type="float" office:value="3.10950728781284">
            <text:p>3.1095072878</text:p>
          </table:table-cell>
          <table:table-cell table:style-name="ce5" table:formula="of:=([.B94]-[.B93])/[.B93]" office:value-type="float" office:value="0.275469550369949">
            <text:p>0.275469550370</text:p>
          </table:table-cell>
          <table:table-cell table:style-name="ce5" table:formula="of:=LN(1+[.D94])" office:value-type="float" office:value="0.24331438561383">
            <text:p>0.243314385614</text:p>
          </table:table-cell>
          <table:table-cell table:style-name="ce5" table:formula="of:=([.B94]-[.B92])/[.B92]" office:value-type="float" office:value="0.400625">
            <text:p>0.400625000000</text:p>
          </table:table-cell>
          <table:table-cell table:style-name="ce5" table:formula="of:=LN([.B94]/[.B92])" office:value-type="float" office:value="0.336918565573054">
            <text:p>0.336918565573</text:p>
          </table:table-cell>
          <table:table-cell table:style-name="ce4" table:formula="of:=[.H93]*([.D94]+1)" office:value-type="float" office:value="13.5">
            <text:p>13.5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4-03">
            <text:p>Apr-00</text:p>
          </table:table-cell>
          <table:table-cell table:style-name="ce1" office:value-type="float" office:value="15.11">
            <text:p>15.11</text:p>
          </table:table-cell>
          <table:table-cell table:style-name="ce1" table:formula="of:=LN([.B95])" office:value-type="float" office:value="2.71535677628465">
            <text:p>2.7153567763</text:p>
          </table:table-cell>
          <table:table-cell table:style-name="ce5" table:formula="of:=([.B95]-[.B94])/[.B94]" office:value-type="float" office:value="-0.325747434181169">
            <text:p>-0.325747434181</text:p>
          </table:table-cell>
          <table:table-cell table:style-name="ce5" table:formula="of:=LN(1+[.D95])" office:value-type="float" office:value="-0.394150511528187">
            <text:p>-0.394150511528</text:p>
          </table:table-cell>
          <table:table-cell table:style-name="ce5" table:formula="of:=([.B95]-[.B93])/[.B93]" office:value-type="float" office:value="-0.140011383039272">
            <text:p>-0.140011383039</text:p>
          </table:table-cell>
          <table:table-cell table:style-name="ce5" table:formula="of:=LN([.B95]/[.B93])" office:value-type="float" office:value="-0.150836125914358">
            <text:p>-0.150836125914</text:p>
          </table:table-cell>
          <table:table-cell table:style-name="ce4" table:formula="of:=[.H94]*([.D95]+1)" office:value-type="float" office:value="9.10240963855421">
            <text:p>9.10240963855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5-01">
            <text:p>May-00</text:p>
          </table:table-cell>
          <table:table-cell table:style-name="ce1" office:value-type="float" office:value="17">
            <text:p>17</text:p>
          </table:table-cell>
          <table:table-cell table:style-name="ce1" table:formula="of:=LN([.B96])" office:value-type="float" office:value="2.83321334405622">
            <text:p>2.8332133441</text:p>
          </table:table-cell>
          <table:table-cell table:style-name="ce5" table:formula="of:=([.B96]-[.B95])/[.B95]" office:value-type="float" office:value="0.125082726671079">
            <text:p>0.125082726671</text:p>
          </table:table-cell>
          <table:table-cell table:style-name="ce5" table:formula="of:=LN(1+[.D96])" office:value-type="float" office:value="0.117856567771568">
            <text:p>0.117856567772</text:p>
          </table:table-cell>
          <table:table-cell table:style-name="ce5" table:formula="of:=([.B96]-[.B94])/[.B94]" office:value-type="float" office:value="-0.241410084783579">
            <text:p>-0.241410084784</text:p>
          </table:table-cell>
          <table:table-cell table:style-name="ce5" table:formula="of:=LN([.B96]/[.B94])" office:value-type="float" office:value="-0.276293943756619">
            <text:p>-0.276293943757</text:p>
          </table:table-cell>
          <table:table-cell table:style-name="ce4" table:formula="of:=[.H95]*([.D96]+1)" office:value-type="float" office:value="10.2409638554217">
            <text:p>10.24096385542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6-01">
            <text:p>Jun-00</text:p>
          </table:table-cell>
          <table:table-cell table:style-name="ce1" office:value-type="float" office:value="19.09">
            <text:p>19.09</text:p>
          </table:table-cell>
          <table:table-cell table:style-name="ce1" table:formula="of:=LN([.B97])" office:value-type="float" office:value="2.94916463773766">
            <text:p>2.9491646377</text:p>
          </table:table-cell>
          <table:table-cell table:style-name="ce5" table:formula="of:=([.B97]-[.B96])/[.B96]" office:value-type="float" office:value="0.122941176470588">
            <text:p>0.122941176471</text:p>
          </table:table-cell>
          <table:table-cell table:style-name="ce5" table:formula="of:=LN(1+[.D97])" office:value-type="float" office:value="0.11595129368144">
            <text:p>0.115951293681</text:p>
          </table:table-cell>
          <table:table-cell table:style-name="ce5" table:formula="of:=([.B97]-[.B95])/[.B95]" office:value-type="float" office:value="0.263401720714758">
            <text:p>0.263401720715</text:p>
          </table:table-cell>
          <table:table-cell table:style-name="ce5" table:formula="of:=LN([.B97]/[.B95])" office:value-type="float" office:value="0.233807861453008">
            <text:p>0.233807861453</text:p>
          </table:table-cell>
          <table:table-cell table:style-name="ce4" table:formula="of:=[.H96]*([.D97]+1)" office:value-type="float" office:value="11.5">
            <text:p>11.5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7-03">
            <text:p>Jul-00</text:p>
          </table:table-cell>
          <table:table-cell table:style-name="ce1" office:value-type="float" office:value="18.75">
            <text:p>18.75</text:p>
          </table:table-cell>
          <table:table-cell table:style-name="ce1" table:formula="of:=LN([.B98])" office:value-type="float" office:value="2.93119375241642">
            <text:p>2.9311937524</text:p>
          </table:table-cell>
          <table:table-cell table:style-name="ce5" table:formula="of:=([.B98]-[.B97])/[.B97]" office:value-type="float" office:value="-0.0178103719224725">
            <text:p>-0.017810371922</text:p>
          </table:table-cell>
          <table:table-cell table:style-name="ce5" table:formula="of:=LN(1+[.D98])" office:value-type="float" office:value="-0.0179708853212364">
            <text:p>-0.017970885321</text:p>
          </table:table-cell>
          <table:table-cell table:style-name="ce5" table:formula="of:=([.B98]-[.B96])/[.B96]" office:value-type="float" office:value="0.102941176470588">
            <text:p>0.102941176471</text:p>
          </table:table-cell>
          <table:table-cell table:style-name="ce5" table:formula="of:=LN([.B98]/[.B96])" office:value-type="float" office:value="0.0979804083602038">
            <text:p>0.097980408360</text:p>
          </table:table-cell>
          <table:table-cell table:style-name="ce4" table:formula="of:=[.H97]*([.D98]+1)" office:value-type="float" office:value="11.2951807228916">
            <text:p>11.29518072289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8-01">
            <text:p>Aug-00</text:p>
          </table:table-cell>
          <table:table-cell table:style-name="ce1" office:value-type="float" office:value="18.32">
            <text:p>18.32</text:p>
          </table:table-cell>
          <table:table-cell table:style-name="ce1" table:formula="of:=LN([.B99])" office:value-type="float" office:value="2.90799335924598">
            <text:p>2.9079933592</text:p>
          </table:table-cell>
          <table:table-cell table:style-name="ce5" table:formula="of:=([.B99]-[.B98])/[.B98]" office:value-type="float" office:value="-0.0229333333333333">
            <text:p>-0.022933333333</text:p>
          </table:table-cell>
          <table:table-cell table:style-name="ce5" table:formula="of:=LN(1+[.D99])" office:value-type="float" office:value="-0.0232003931704356">
            <text:p>-0.023200393170</text:p>
          </table:table-cell>
          <table:table-cell table:style-name="ce5" table:formula="of:=([.B99]-[.B97])/[.B97]" office:value-type="float" office:value="-0.0403352540597171">
            <text:p>-0.040335254060</text:p>
          </table:table-cell>
          <table:table-cell table:style-name="ce5" table:formula="of:=LN([.B99]/[.B97])" office:value-type="float" office:value="-0.0411712784916721">
            <text:p>-0.041171278492</text:p>
          </table:table-cell>
          <table:table-cell table:style-name="ce4" table:formula="of:=[.H98]*([.D99]+1)" office:value-type="float" office:value="11.0361445783132">
            <text:p>11.03614457831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9-01">
            <text:p>Sep-00</text:p>
          </table:table-cell>
          <table:table-cell table:style-name="ce1" office:value-type="float" office:value="20.03">
            <text:p>20.03</text:p>
          </table:table-cell>
          <table:table-cell table:style-name="ce1" table:formula="of:=LN([.B100])" office:value-type="float" office:value="2.99723114967773">
            <text:p>2.9972311497</text:p>
          </table:table-cell>
          <table:table-cell table:style-name="ce5" table:formula="of:=([.B100]-[.B99])/[.B99]" office:value-type="float" office:value="0.0933406113537118">
            <text:p>0.093340611354</text:p>
          </table:table-cell>
          <table:table-cell table:style-name="ce5" table:formula="of:=LN(1+[.D100])" office:value-type="float" office:value="0.0892377904317427">
            <text:p>0.089237790432</text:p>
          </table:table-cell>
          <table:table-cell table:style-name="ce5" table:formula="of:=([.B100]-[.B98])/[.B98]" office:value-type="float" office:value="0.0682666666666667">
            <text:p>0.068266666667</text:p>
          </table:table-cell>
          <table:table-cell table:style-name="ce5" table:formula="of:=LN([.B100]/[.B98])" office:value-type="float" office:value="0.0660373972613071">
            <text:p>0.066037397261</text:p>
          </table:table-cell>
          <table:table-cell table:style-name="ce4" table:formula="of:=[.H99]*([.D100]+1)" office:value-type="float" office:value="12.066265060241">
            <text:p>12.066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0-02">
            <text:p>Oct-00</text:p>
          </table:table-cell>
          <table:table-cell table:style-name="ce1" office:value-type="float" office:value="22.34">
            <text:p>22.34</text:p>
          </table:table-cell>
          <table:table-cell table:style-name="ce1" table:formula="of:=LN([.B101])" office:value-type="float" office:value="3.10637879364105">
            <text:p>3.1063787936</text:p>
          </table:table-cell>
          <table:table-cell table:style-name="ce5" table:formula="of:=([.B101]-[.B100])/[.B100]" office:value-type="float" office:value="0.115327009485771">
            <text:p>0.115327009486</text:p>
          </table:table-cell>
          <table:table-cell table:style-name="ce5" table:formula="of:=LN(1+[.D101])" office:value-type="float" office:value="0.109147643963328">
            <text:p>0.109147643963</text:p>
          </table:table-cell>
          <table:table-cell table:style-name="ce5" table:formula="of:=([.B101]-[.B99])/[.B99]" office:value-type="float" office:value="0.21943231441048">
            <text:p>0.219432314410</text:p>
          </table:table-cell>
          <table:table-cell table:style-name="ce5" table:formula="of:=LN([.B101]/[.B99])" office:value-type="float" office:value="0.19838543439507">
            <text:p>0.198385434395</text:p>
          </table:table-cell>
          <table:table-cell table:style-name="ce4" table:formula="of:=[.H100]*([.D101]+1)" office:value-type="float" office:value="13.4578313253012">
            <text:p>13.45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1-01">
            <text:p>Nov-00</text:p>
          </table:table-cell>
          <table:table-cell table:style-name="ce1" office:value-type="float" office:value="22.78">
            <text:p>22.78</text:p>
          </table:table-cell>
          <table:table-cell table:style-name="ce1" table:formula="of:=LN([.B102])" office:value-type="float" office:value="3.12588295801904">
            <text:p>3.125882958</text:p>
          </table:table-cell>
          <table:table-cell table:style-name="ce5" table:formula="of:=([.B102]-[.B101])/[.B101]" office:value-type="float" office:value="0.0196956132497762">
            <text:p>0.019695613250</text:p>
          </table:table-cell>
          <table:table-cell table:style-name="ce5" table:formula="of:=LN(1+[.D102])" office:value-type="float" office:value="0.0195041643779816">
            <text:p>0.019504164378</text:p>
          </table:table-cell>
          <table:table-cell table:style-name="ce5" table:formula="of:=([.B102]-[.B100])/[.B100]" office:value-type="float" office:value="0.137294058911633">
            <text:p>0.137294058912</text:p>
          </table:table-cell>
          <table:table-cell table:style-name="ce5" table:formula="of:=LN([.B102]/[.B100])" office:value-type="float" office:value="0.128651808341309">
            <text:p>0.128651808341</text:p>
          </table:table-cell>
          <table:table-cell table:style-name="ce4" table:formula="of:=[.H101]*([.D102]+1)" office:value-type="float" office:value="13.722891566265">
            <text:p>13.72289156626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2-01">
            <text:p>Dec-00</text:p>
          </table:table-cell>
          <table:table-cell table:style-name="ce1" office:value-type="float" office:value="22.12">
            <text:p>22.12</text:p>
          </table:table-cell>
          <table:table-cell table:style-name="ce1" table:formula="of:=LN([.B103])" office:value-type="float" office:value="3.09648217665413">
            <text:p>3.0964821767</text:p>
          </table:table-cell>
          <table:table-cell table:style-name="ce5" table:formula="of:=([.B103]-[.B102])/[.B102]" office:value-type="float" office:value="-0.028972783143108">
            <text:p>-0.028972783143</text:p>
          </table:table-cell>
          <table:table-cell table:style-name="ce5" table:formula="of:=LN(1+[.D103])" office:value-type="float" office:value="-0.0294007813649021">
            <text:p>-0.029400781365</text:p>
          </table:table-cell>
          <table:table-cell table:style-name="ce5" table:formula="of:=([.B103]-[.B101])/[.B101]" office:value-type="float" office:value="-0.00984780662488804">
            <text:p>-0.009847806625</text:p>
          </table:table-cell>
          <table:table-cell table:style-name="ce5" table:formula="of:=LN([.B103]/[.B101])" office:value-type="float" office:value="-0.00989661698692055">
            <text:p>-0.009896616987</text:p>
          </table:table-cell>
          <table:table-cell table:style-name="ce4" table:formula="of:=[.H102]*([.D103]+1)" office:value-type="float" office:value="13.3253012048193">
            <text:p>13.32530120481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1-02">
            <text:p>Jan-01</text:p>
          </table:table-cell>
          <table:table-cell table:style-name="ce1" office:value-type="float" office:value="24.97">
            <text:p>24.97</text:p>
          </table:table-cell>
          <table:table-cell table:style-name="ce1" table:formula="of:=LN([.B104])" office:value-type="float" office:value="3.21767510429168">
            <text:p>3.2176751043</text:p>
          </table:table-cell>
          <table:table-cell table:style-name="ce5" table:formula="of:=([.B104]-[.B103])/[.B103]" office:value-type="float" office:value="0.128842676311031">
            <text:p>0.128842676311</text:p>
          </table:table-cell>
          <table:table-cell table:style-name="ce5" table:formula="of:=LN(1+[.D104])" office:value-type="float" office:value="0.121192927637548">
            <text:p>0.121192927638</text:p>
          </table:table-cell>
          <table:table-cell table:style-name="ce5" table:formula="of:=([.B104]-[.B102])/[.B102]" office:value-type="float" office:value="0.0961369622475855">
            <text:p>0.096136962248</text:p>
          </table:table-cell>
          <table:table-cell table:style-name="ce5" table:formula="of:=LN([.B104]/[.B102])" office:value-type="float" office:value="0.0917921462726456">
            <text:p>0.091792146273</text:p>
          </table:table-cell>
          <table:table-cell table:style-name="ce4" table:formula="of:=[.H103]*([.D104]+1)" office:value-type="float" office:value="15.0421686746988">
            <text:p>15.04216867469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2-01">
            <text:p>Feb-01</text:p>
          </table:table-cell>
          <table:table-cell table:style-name="ce1" office:value-type="float" office:value="23.82">
            <text:p>23.82</text:p>
          </table:table-cell>
          <table:table-cell table:style-name="ce1" table:formula="of:=LN([.B105])" office:value-type="float" office:value="3.17052556392715">
            <text:p>3.1705255639</text:p>
          </table:table-cell>
          <table:table-cell table:style-name="ce5" table:formula="of:=([.B105]-[.B104])/[.B104]" office:value-type="float" office:value="-0.0460552663195834">
            <text:p>-0.046055266320</text:p>
          </table:table-cell>
          <table:table-cell table:style-name="ce5" table:formula="of:=LN(1+[.D105])" office:value-type="float" office:value="-0.0471495403645278">
            <text:p>-0.047149540365</text:p>
          </table:table-cell>
          <table:table-cell table:style-name="ce5" table:formula="of:=([.B105]-[.B103])/[.B103]" office:value-type="float" office:value="0.0768535262206148">
            <text:p>0.076853526221</text:p>
          </table:table-cell>
          <table:table-cell table:style-name="ce5" table:formula="of:=LN([.B105]/[.B103])" office:value-type="float" office:value="0.0740433872730199">
            <text:p>0.074043387273</text:p>
          </table:table-cell>
          <table:table-cell table:style-name="ce4" table:formula="of:=[.H104]*([.D105]+1)" office:value-type="float" office:value="14.3493975903614">
            <text:p>14.34939759036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3-01">
            <text:p>Mar-01</text:p>
          </table:table-cell>
          <table:table-cell table:style-name="ce1" office:value-type="float" office:value="21.22">
            <text:p>21.22</text:p>
          </table:table-cell>
          <table:table-cell table:style-name="ce1" table:formula="of:=LN([.B106])" office:value-type="float" office:value="3.05494413318584">
            <text:p>3.0549441332</text:p>
          </table:table-cell>
          <table:table-cell table:style-name="ce5" table:formula="of:=([.B106]-[.B105])/[.B105]" office:value-type="float" office:value="-0.109151973131822">
            <text:p>-0.109151973132</text:p>
          </table:table-cell>
          <table:table-cell table:style-name="ce5" table:formula="of:=LN(1+[.D106])" office:value-type="float" office:value="-0.115581430741317">
            <text:p>-0.115581430741</text:p>
          </table:table-cell>
          <table:table-cell table:style-name="ce5" table:formula="of:=([.B106]-[.B104])/[.B104]" office:value-type="float" office:value="-0.150180216259511">
            <text:p>-0.150180216260</text:p>
          </table:table-cell>
          <table:table-cell table:style-name="ce5" table:formula="of:=LN([.B106]/[.B104])" office:value-type="float" office:value="-0.162730971105845">
            <text:p>-0.162730971106</text:p>
          </table:table-cell>
          <table:table-cell table:style-name="ce4" table:formula="of:=[.H105]*([.D106]+1)" office:value-type="float" office:value="12.7831325301205">
            <text:p>12.78313253012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4-02">
            <text:p>Apr-01</text:p>
          </table:table-cell>
          <table:table-cell table:style-name="ce1" office:value-type="float" office:value="19.35">
            <text:p>19.35</text:p>
          </table:table-cell>
          <table:table-cell table:style-name="ce1" table:formula="of:=LN([.B107])" office:value-type="float" office:value="2.96269241947579">
            <text:p>2.9626924195</text:p>
          </table:table-cell>
          <table:table-cell table:style-name="ce5" table:formula="of:=([.B107]-[.B106])/[.B106]" office:value-type="float" office:value="-0.0881244109330819">
            <text:p>-0.088124410933</text:p>
          </table:table-cell>
          <table:table-cell table:style-name="ce5" table:formula="of:=LN(1+[.D107])" office:value-type="float" office:value="-0.0922517137100461">
            <text:p>-0.092251713710</text:p>
          </table:table-cell>
          <table:table-cell table:style-name="ce5" table:formula="of:=([.B107]-[.B105])/[.B105]" office:value-type="float" office:value="-0.187657430730479">
            <text:p>-0.187657430730</text:p>
          </table:table-cell>
          <table:table-cell table:style-name="ce5" table:formula="of:=LN([.B107]/[.B105])" office:value-type="float" office:value="-0.207833144451363">
            <text:p>-0.207833144451</text:p>
          </table:table-cell>
          <table:table-cell table:style-name="ce4" table:formula="of:=[.H106]*([.D107]+1)" office:value-type="float" office:value="11.6566265060241">
            <text:p>11.656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5-01">
            <text:p>May-01</text:p>
          </table:table-cell>
          <table:table-cell table:style-name="ce1" office:value-type="float" office:value="19.52">
            <text:p>19.52</text:p>
          </table:table-cell>
          <table:table-cell table:style-name="ce1" table:formula="of:=LN([.B108])" office:value-type="float" office:value="2.97143958098495">
            <text:p>2.971439581</text:p>
          </table:table-cell>
          <table:table-cell table:style-name="ce5" table:formula="of:=([.B108]-[.B107])/[.B107]" office:value-type="float" office:value="0.00878552971576218">
            <text:p>0.008785529716</text:p>
          </table:table-cell>
          <table:table-cell table:style-name="ce5" table:formula="of:=LN(1+[.D108])" office:value-type="float" office:value="0.00874716150915553">
            <text:p>0.008747161509</text:p>
          </table:table-cell>
          <table:table-cell table:style-name="ce5" table:formula="of:=([.B108]-[.B106])/[.B106]" office:value-type="float" office:value="-0.0801131008482563">
            <text:p>-0.080113100848</text:p>
          </table:table-cell>
          <table:table-cell table:style-name="ce5" table:formula="of:=LN([.B108]/[.B106])" office:value-type="float" office:value="-0.0835045522008906">
            <text:p>-0.083504552201</text:p>
          </table:table-cell>
          <table:table-cell table:style-name="ce4" table:formula="of:=[.H107]*([.D108]+1)" office:value-type="float" office:value="11.7590361445783">
            <text:p>11.75903614457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6-01">
            <text:p>Jun-01</text:p>
          </table:table-cell>
          <table:table-cell table:style-name="ce1" office:value-type="float" office:value="23">
            <text:p>23</text:p>
          </table:table-cell>
          <table:table-cell table:style-name="ce1" table:formula="of:=LN([.B109])" office:value-type="float" office:value="3.13549421592915">
            <text:p>3.1354942159</text:p>
          </table:table-cell>
          <table:table-cell table:style-name="ce5" table:formula="of:=([.B109]-[.B108])/[.B108]" office:value-type="float" office:value="0.17827868852459">
            <text:p>0.178278688525</text:p>
          </table:table-cell>
          <table:table-cell table:style-name="ce5" table:formula="of:=LN(1+[.D109])" office:value-type="float" office:value="0.164054634944203">
            <text:p>0.164054634944</text:p>
          </table:table-cell>
          <table:table-cell table:style-name="ce5" table:formula="of:=([.B109]-[.B107])/[.B107]" office:value-type="float" office:value="0.188630490956072">
            <text:p>0.188630490956</text:p>
          </table:table-cell>
          <table:table-cell table:style-name="ce5" table:formula="of:=LN([.B109]/[.B107])" office:value-type="float" office:value="0.172801796453359">
            <text:p>0.172801796453</text:p>
          </table:table-cell>
          <table:table-cell table:style-name="ce4" table:formula="of:=[.H108]*([.D109]+1)" office:value-type="float" office:value="13.855421686747">
            <text:p>13.85542168674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7-02">
            <text:p>Jul-01</text:p>
          </table:table-cell>
          <table:table-cell table:style-name="ce1" office:value-type="float" office:value="18.04">
            <text:p>18.04</text:p>
          </table:table-cell>
          <table:table-cell table:style-name="ce1" table:formula="of:=LN([.B110])" office:value-type="float" office:value="2.89259151463448">
            <text:p>2.8925915146</text:p>
          </table:table-cell>
          <table:table-cell table:style-name="ce5" table:formula="of:=([.B110]-[.B109])/[.B109]" office:value-type="float" office:value="-0.215652173913043">
            <text:p>-0.215652173913</text:p>
          </table:table-cell>
          <table:table-cell table:style-name="ce5" table:formula="of:=LN(1+[.D110])" office:value-type="float" office:value="-0.242902701294672">
            <text:p>-0.242902701295</text:p>
          </table:table-cell>
          <table:table-cell table:style-name="ce5" table:formula="of:=([.B110]-[.B108])/[.B108]" office:value-type="float" office:value="-0.0758196721311476">
            <text:p>-0.075819672131</text:p>
          </table:table-cell>
          <table:table-cell table:style-name="ce5" table:formula="of:=LN([.B110]/[.B108])" office:value-type="float" office:value="-0.0788480663504689">
            <text:p>-0.078848066350</text:p>
          </table:table-cell>
          <table:table-cell table:style-name="ce4" table:formula="of:=[.H109]*([.D110]+1)" office:value-type="float" office:value="10.8674698795181">
            <text:p>10.86746987951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8-01">
            <text:p>Aug-01</text:p>
          </table:table-cell>
          <table:table-cell table:style-name="ce1" office:value-type="float" office:value="16.87">
            <text:p>16.87</text:p>
          </table:table-cell>
          <table:table-cell table:style-name="ce1" table:formula="of:=LN([.B111])" office:value-type="float" office:value="2.82553689655788">
            <text:p>2.8255368966</text:p>
          </table:table-cell>
          <table:table-cell table:style-name="ce5" table:formula="of:=([.B111]-[.B110])/[.B110]" office:value-type="float" office:value="-0.0648558758314855">
            <text:p>-0.064855875831</text:p>
          </table:table-cell>
          <table:table-cell table:style-name="ce5" table:formula="of:=LN(1+[.D111])" office:value-type="float" office:value="-0.0670546180766005">
            <text:p>-0.067054618077</text:p>
          </table:table-cell>
          <table:table-cell table:style-name="ce5" table:formula="of:=([.B111]-[.B109])/[.B109]" office:value-type="float" office:value="-0.266521739130435">
            <text:p>-0.266521739130</text:p>
          </table:table-cell>
          <table:table-cell table:style-name="ce5" table:formula="of:=LN([.B111]/[.B109])" office:value-type="float" office:value="-0.309957319371273">
            <text:p>-0.309957319371</text:p>
          </table:table-cell>
          <table:table-cell table:style-name="ce4" table:formula="of:=[.H110]*([.D111]+1)" office:value-type="float" office:value="10.1626506024096">
            <text:p>10.16265060241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9-04">
            <text:p>Sep-01</text:p>
          </table:table-cell>
          <table:table-cell table:style-name="ce1" office:value-type="float" office:value="14.94">
            <text:p>14.94</text:p>
          </table:table-cell>
          <table:table-cell table:style-name="ce1" table:formula="of:=LN([.B112])" office:value-type="float" office:value="2.70404217970467">
            <text:p>2.7040421797</text:p>
          </table:table-cell>
          <table:table-cell table:style-name="ce5" table:formula="of:=([.B112]-[.B111])/[.B111]" office:value-type="float" office:value="-0.114404267931239">
            <text:p>-0.114404267931</text:p>
          </table:table-cell>
          <table:table-cell table:style-name="ce5" table:formula="of:=LN(1+[.D112])" office:value-type="float" office:value="-0.121494716853206">
            <text:p>-0.121494716853</text:p>
          </table:table-cell>
          <table:table-cell table:style-name="ce5" table:formula="of:=([.B112]-[.B110])/[.B110]" office:value-type="float" office:value="-0.171840354767184">
            <text:p>-0.171840354767</text:p>
          </table:table-cell>
          <table:table-cell table:style-name="ce5" table:formula="of:=LN([.B112]/[.B110])" office:value-type="float" office:value="-0.188549334929806">
            <text:p>-0.188549334930</text:p>
          </table:table-cell>
          <table:table-cell table:style-name="ce4" table:formula="of:=[.H111]*([.D112]+1)" office:value-type="float" office:value="9">
            <text:p>9.00000000000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0-01">
            <text:p>Oct-01</text:p>
          </table:table-cell>
          <table:table-cell table:style-name="ce1" office:value-type="float" office:value="17.12">
            <text:p>17.12</text:p>
          </table:table-cell>
          <table:table-cell table:style-name="ce1" table:formula="of:=LN([.B113])" office:value-type="float" office:value="2.8402473707136">
            <text:p>2.8402473707</text:p>
          </table:table-cell>
          <table:table-cell table:style-name="ce5" table:formula="of:=([.B113]-[.B112])/[.B112]" office:value-type="float" office:value="0.145917001338688">
            <text:p>0.145917001339</text:p>
          </table:table-cell>
          <table:table-cell table:style-name="ce5" table:formula="of:=LN(1+[.D113])" office:value-type="float" office:value="0.136205191008925">
            <text:p>0.136205191009</text:p>
          </table:table-cell>
          <table:table-cell table:style-name="ce5" table:formula="of:=([.B113]-[.B111])/[.B111]" office:value-type="float" office:value="0.014819205690575">
            <text:p>0.014819205691</text:p>
          </table:table-cell>
          <table:table-cell table:style-name="ce5" table:formula="of:=LN([.B113]/[.B111])" office:value-type="float" office:value="0.0147104741557191">
            <text:p>0.014710474156</text:p>
          </table:table-cell>
          <table:table-cell table:style-name="ce4" table:formula="of:=[.H112]*([.D113]+1)" office:value-type="float" office:value="10.3132530120482">
            <text:p>10.31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1-01">
            <text:p>Nov-01</text:p>
          </table:table-cell>
          <table:table-cell table:style-name="ce1" office:value-type="float" office:value="17.72">
            <text:p>17.72</text:p>
          </table:table-cell>
          <table:table-cell table:style-name="ce1" table:formula="of:=LN([.B114])" office:value-type="float" office:value="2.87469394517693">
            <text:p>2.8746939452</text:p>
          </table:table-cell>
          <table:table-cell table:style-name="ce5" table:formula="of:=([.B114]-[.B113])/[.B113]" office:value-type="float" office:value="0.0350467289719625">
            <text:p>0.035046728972</text:p>
          </table:table-cell>
          <table:table-cell table:style-name="ce5" table:formula="of:=LN(1+[.D114])" office:value-type="float" office:value="0.0344465744633387">
            <text:p>0.034446574463</text:p>
          </table:table-cell>
          <table:table-cell table:style-name="ce5" table:formula="of:=([.B114]-[.B112])/[.B112]" office:value-type="float" office:value="0.186077643908969">
            <text:p>0.186077643909</text:p>
          </table:table-cell>
          <table:table-cell table:style-name="ce5" table:formula="of:=LN([.B114]/[.B112])" office:value-type="float" office:value="0.170651765472264">
            <text:p>0.170651765472</text:p>
          </table:table-cell>
          <table:table-cell table:style-name="ce4" table:formula="of:=[.H113]*([.D114]+1)" office:value-type="float" office:value="10.6746987951807">
            <text:p>10.674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2-03">
            <text:p>Dec-01</text:p>
          </table:table-cell>
          <table:table-cell table:style-name="ce1" office:value-type="float" office:value="19.05">
            <text:p>19.05</text:p>
          </table:table-cell>
          <table:table-cell table:style-name="ce1" table:formula="of:=LN([.B115])" office:value-type="float" office:value="2.94706710157271">
            <text:p>2.9470671016</text:p>
          </table:table-cell>
          <table:table-cell table:style-name="ce5" table:formula="of:=([.B115]-[.B114])/[.B114]" office:value-type="float" office:value="0.075056433408578">
            <text:p>0.075056433409</text:p>
          </table:table-cell>
          <table:table-cell table:style-name="ce5" table:formula="of:=LN(1+[.D115])" office:value-type="float" office:value="0.0723731563957751">
            <text:p>0.072373156396</text:p>
          </table:table-cell>
          <table:table-cell table:style-name="ce5" table:formula="of:=([.B115]-[.B113])/[.B113]" office:value-type="float" office:value="0.112733644859813">
            <text:p>0.112733644860</text:p>
          </table:table-cell>
          <table:table-cell table:style-name="ce5" table:formula="of:=LN([.B115]/[.B113])" office:value-type="float" office:value="0.106819730859114">
            <text:p>0.106819730859</text:p>
          </table:table-cell>
          <table:table-cell table:style-name="ce4" table:formula="of:=[.H114]*([.D115]+1)" office:value-type="float" office:value="11.4759036144578">
            <text:p>11.47590361445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1-02">
            <text:p>Jan-02</text:p>
          </table:table-cell>
          <table:table-cell table:style-name="ce1" office:value-type="float" office:value="23.77">
            <text:p>23.77</text:p>
          </table:table-cell>
          <table:table-cell table:style-name="ce1" table:formula="of:=LN([.B116])" office:value-type="float" office:value="3.1684242813721">
            <text:p>3.1684242814</text:p>
          </table:table-cell>
          <table:table-cell table:style-name="ce5" table:formula="of:=([.B116]-[.B115])/[.B115]" office:value-type="float" office:value="0.247769028871391">
            <text:p>0.247769028871</text:p>
          </table:table-cell>
          <table:table-cell table:style-name="ce5" table:formula="of:=LN(1+[.D116])" office:value-type="float" office:value="0.221357179799392">
            <text:p>0.221357179799</text:p>
          </table:table-cell>
          <table:table-cell table:style-name="ce5" table:formula="of:=([.B116]-[.B114])/[.B114]" office:value-type="float" office:value="0.341422121896163">
            <text:p>0.341422121896</text:p>
          </table:table-cell>
          <table:table-cell table:style-name="ce5" table:formula="of:=LN([.B116]/[.B114])" office:value-type="float" office:value="0.293730336195168">
            <text:p>0.293730336195</text:p>
          </table:table-cell>
          <table:table-cell table:style-name="ce4" table:formula="of:=[.H115]*([.D116]+1)" office:value-type="float" office:value="14.3192771084337">
            <text:p>14.31927710843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2-04">
            <text:p>Feb-02</text:p>
          </table:table-cell>
          <table:table-cell table:style-name="ce1" office:value-type="float" office:value="23.01">
            <text:p>23.01</text:p>
          </table:table-cell>
          <table:table-cell table:style-name="ce1" table:formula="of:=LN([.B117])" office:value-type="float" office:value="3.13592890404727">
            <text:p>3.135928904</text:p>
          </table:table-cell>
          <table:table-cell table:style-name="ce5" table:formula="of:=([.B117]-[.B116])/[.B116]" office:value-type="float" office:value="-0.0319730753050062">
            <text:p>-0.031973075305</text:p>
          </table:table-cell>
          <table:table-cell table:style-name="ce5" table:formula="of:=LN(1+[.D117])" office:value-type="float" office:value="-0.032495377324828">
            <text:p>-0.032495377325</text:p>
          </table:table-cell>
          <table:table-cell table:style-name="ce5" table:formula="of:=([.B117]-[.B115])/[.B115]" office:value-type="float" office:value="0.207874015748032">
            <text:p>0.207874015748</text:p>
          </table:table-cell>
          <table:table-cell table:style-name="ce5" table:formula="of:=LN([.B117]/[.B115])" office:value-type="float" office:value="0.188861802474564">
            <text:p>0.188861802475</text:p>
          </table:table-cell>
          <table:table-cell table:style-name="ce4" table:formula="of:=[.H116]*([.D117]+1)" office:value-type="float" office:value="13.8614457831325">
            <text:p>13.86144578313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3-01">
            <text:p>Mar-02</text:p>
          </table:table-cell>
          <table:table-cell table:style-name="ce1" office:value-type="float" office:value="23.13">
            <text:p>23.13</text:p>
          </table:table-cell>
          <table:table-cell table:style-name="ce1" table:formula="of:=LN([.B118])" office:value-type="float" office:value="3.14113047624335">
            <text:p>3.1411304762</text:p>
          </table:table-cell>
          <table:table-cell table:style-name="ce5" table:formula="of:=([.B118]-[.B117])/[.B117]" office:value-type="float" office:value="0.00521512385919155">
            <text:p>0.005215123859</text:p>
          </table:table-cell>
          <table:table-cell table:style-name="ce5" table:formula="of:=LN(1+[.D118])" office:value-type="float" office:value="0.00520157219607319">
            <text:p>0.005201572196</text:p>
          </table:table-cell>
          <table:table-cell table:style-name="ce5" table:formula="of:=([.B118]-[.B116])/[.B116]" office:value-type="float" office:value="-0.0269246949936895">
            <text:p>-0.026924694994</text:p>
          </table:table-cell>
          <table:table-cell table:style-name="ce5" table:formula="of:=LN([.B118]/[.B116])" office:value-type="float" office:value="-0.0272938051287548">
            <text:p>-0.027293805129</text:p>
          </table:table-cell>
          <table:table-cell table:style-name="ce4" table:formula="of:=[.H117]*([.D118]+1)" office:value-type="float" office:value="13.933734939759">
            <text:p>13.93373493975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4-01">
            <text:p>Apr-02</text:p>
          </table:table-cell>
          <table:table-cell table:style-name="ce1" office:value-type="float" office:value="22.82">
            <text:p>22.82</text:p>
          </table:table-cell>
          <table:table-cell table:style-name="ce1" table:formula="of:=LN([.B119])" office:value-type="float" office:value="3.12763734443393">
            <text:p>3.1276373444</text:p>
          </table:table-cell>
          <table:table-cell table:style-name="ce5" table:formula="of:=([.B119]-[.B118])/[.B118]" office:value-type="float" office:value="-0.0134025075659316">
            <text:p>-0.013402507566</text:p>
          </table:table-cell>
          <table:table-cell table:style-name="ce5" table:formula="of:=LN(1+[.D119])" office:value-type="float" office:value="-0.0134931318094182">
            <text:p>-0.013493131809</text:p>
          </table:table-cell>
          <table:table-cell table:style-name="ce5" table:formula="of:=([.B119]-[.B117])/[.B117]" office:value-type="float" office:value="-0.00825727944372018">
            <text:p>-0.008257279444</text:p>
          </table:table-cell>
          <table:table-cell table:style-name="ce5" table:formula="of:=LN([.B119]/[.B117])" office:value-type="float" office:value="-0.00829155961334493">
            <text:p>-0.008291559613</text:p>
          </table:table-cell>
          <table:table-cell table:style-name="ce4" table:formula="of:=[.H118]*([.D119]+1)" office:value-type="float" office:value="13.7469879518072">
            <text:p>13.74698795180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5-01">
            <text:p>May-02</text:p>
          </table:table-cell>
          <table:table-cell table:style-name="ce1" office:value-type="float" office:value="24.28">
            <text:p>24.28</text:p>
          </table:table-cell>
          <table:table-cell table:style-name="ce1" table:formula="of:=LN([.B120])" office:value-type="float" office:value="3.1896529661913">
            <text:p>3.1896529662</text:p>
          </table:table-cell>
          <table:table-cell table:style-name="ce5" table:formula="of:=([.B120]-[.B119])/[.B119]" office:value-type="float" office:value="0.0639789658194567">
            <text:p>0.063978965819</text:p>
          </table:table-cell>
          <table:table-cell table:style-name="ce5" table:formula="of:=LN(1+[.D120])" office:value-type="float" office:value="0.062015621757368">
            <text:p>0.062015621757</text:p>
          </table:table-cell>
          <table:table-cell table:style-name="ce5" table:formula="of:=([.B120]-[.B118])/[.B118]" office:value-type="float" office:value="0.0497189796800693">
            <text:p>0.049718979680</text:p>
          </table:table-cell>
          <table:table-cell table:style-name="ce5" table:formula="of:=LN([.B120]/[.B118])" office:value-type="float" office:value="0.0485224899479497">
            <text:p>0.048522489948</text:p>
          </table:table-cell>
          <table:table-cell table:style-name="ce4" table:formula="of:=[.H119]*([.D120]+1)" office:value-type="float" office:value="14.6265060240964">
            <text:p>14.62650602409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6-03">
            <text:p>Jun-02</text:p>
          </table:table-cell>
          <table:table-cell table:style-name="ce1" office:value-type="float" office:value="24.85">
            <text:p>24.85</text:p>
          </table:table-cell>
          <table:table-cell table:style-name="ce1" table:formula="of:=LN([.B121])" office:value-type="float" office:value="3.21285775254264">
            <text:p>3.2128577525</text:p>
          </table:table-cell>
          <table:table-cell table:style-name="ce5" table:formula="of:=([.B121]-[.B120])/[.B120]" office:value-type="float" office:value="0.0234761120263592">
            <text:p>0.023476112026</text:p>
          </table:table-cell>
          <table:table-cell table:style-name="ce5" table:formula="of:=LN(1+[.D121])" office:value-type="float" office:value="0.0232047863513402">
            <text:p>0.023204786351</text:p>
          </table:table-cell>
          <table:table-cell table:style-name="ce5" table:formula="of:=([.B121]-[.B119])/[.B119]" office:value-type="float" office:value="0.088957055214724">
            <text:p>0.088957055215</text:p>
          </table:table-cell>
          <table:table-cell table:style-name="ce5" table:formula="of:=LN([.B121]/[.B119])" office:value-type="float" office:value="0.0852204081087083">
            <text:p>0.085220408109</text:p>
          </table:table-cell>
          <table:table-cell table:style-name="ce4" table:formula="of:=[.H120]*([.D121]+1)" office:value-type="float" office:value="14.9698795180723">
            <text:p>14.96987951807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7-01">
            <text:p>Jul-02</text:p>
          </table:table-cell>
          <table:table-cell table:style-name="ce1" office:value-type="float" office:value="19.63">
            <text:p>19.63</text:p>
          </table:table-cell>
          <table:table-cell table:style-name="ce1" table:formula="of:=LN([.B122])" office:value-type="float" office:value="2.97705900828837">
            <text:p>2.9770590083</text:p>
          </table:table-cell>
          <table:table-cell table:style-name="ce5" table:formula="of:=([.B122]-[.B121])/[.B121]" office:value-type="float" office:value="-0.210060362173038">
            <text:p>-0.210060362173</text:p>
          </table:table-cell>
          <table:table-cell table:style-name="ce5" table:formula="of:=LN(1+[.D122])" office:value-type="float" office:value="-0.235798744254268">
            <text:p>-0.235798744254</text:p>
          </table:table-cell>
          <table:table-cell table:style-name="ce5" table:formula="of:=([.B122]-[.B120])/[.B120]" office:value-type="float" office:value="-0.191515650741351">
            <text:p>-0.191515650741</text:p>
          </table:table-cell>
          <table:table-cell table:style-name="ce5" table:formula="of:=LN([.B122]/[.B120])" office:value-type="float" office:value="-0.212593957902928">
            <text:p>-0.212593957903</text:p>
          </table:table-cell>
          <table:table-cell table:style-name="ce4" table:formula="of:=[.H121]*([.D122]+1)" office:value-type="float" office:value="11.8253012048193">
            <text:p>11.82530120481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8-01">
            <text:p>Aug-02</text:p>
          </table:table-cell>
          <table:table-cell table:style-name="ce1" office:value-type="float" office:value="20.1">
            <text:p>20.1</text:p>
          </table:table-cell>
          <table:table-cell table:style-name="ce1" table:formula="of:=LN([.B123])" office:value-type="float" office:value="3.00071981506503">
            <text:p>3.0007198151</text:p>
          </table:table-cell>
          <table:table-cell table:style-name="ce5" table:formula="of:=([.B123]-[.B122])/[.B122]" office:value-type="float" office:value="0.0239429444727459">
            <text:p>0.023942944473</text:p>
          </table:table-cell>
          <table:table-cell table:style-name="ce5" table:formula="of:=LN(1+[.D123])" office:value-type="float" office:value="0.0236608067766605">
            <text:p>0.023660806777</text:p>
          </table:table-cell>
          <table:table-cell table:style-name="ce5" table:formula="of:=([.B123]-[.B121])/[.B121]" office:value-type="float" office:value="-0.191146881287726">
            <text:p>-0.191146881288</text:p>
          </table:table-cell>
          <table:table-cell table:style-name="ce5" table:formula="of:=LN([.B123]/[.B121])" office:value-type="float" office:value="-0.212137937477608">
            <text:p>-0.212137937478</text:p>
          </table:table-cell>
          <table:table-cell table:style-name="ce4" table:formula="of:=[.H122]*([.D123]+1)" office:value-type="float" office:value="12.1084337349397">
            <text:p>12.10843373494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9-03">
            <text:p>Sep-02</text:p>
          </table:table-cell>
          <table:table-cell table:style-name="ce1" office:value-type="float" office:value="20.66">
            <text:p>20.66</text:p>
          </table:table-cell>
          <table:table-cell table:style-name="ce1" table:formula="of:=LN([.B124])" office:value-type="float" office:value="3.02819946369149">
            <text:p>3.0281994637</text:p>
          </table:table-cell>
          <table:table-cell table:style-name="ce5" table:formula="of:=([.B124]-[.B123])/[.B123]" office:value-type="float" office:value="0.0278606965174129">
            <text:p>0.027860696517</text:p>
          </table:table-cell>
          <table:table-cell table:style-name="ce5" table:formula="of:=LN(1+[.D124])" office:value-type="float" office:value="0.0274796486264623">
            <text:p>0.027479648626</text:p>
          </table:table-cell>
          <table:table-cell table:style-name="ce5" table:formula="of:=([.B124]-[.B122])/[.B122]" office:value-type="float" office:value="0.0524707080998472">
            <text:p>0.052470708100</text:p>
          </table:table-cell>
          <table:table-cell table:style-name="ce5" table:formula="of:=LN([.B124]/[.B122])" office:value-type="float" office:value="0.0511404554031228">
            <text:p>0.051140455403</text:p>
          </table:table-cell>
          <table:table-cell table:style-name="ce4" table:formula="of:=[.H123]*([.D124]+1)" office:value-type="float" office:value="12.4457831325301">
            <text:p>12.44578313253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0-01">
            <text:p>Oct-02</text:p>
          </table:table-cell>
          <table:table-cell table:style-name="ce1" office:value-type="float" office:value="23.84">
            <text:p>23.84</text:p>
          </table:table-cell>
          <table:table-cell table:style-name="ce1" table:formula="of:=LN([.B125])" office:value-type="float" office:value="3.17136484219715">
            <text:p>3.1713648422</text:p>
          </table:table-cell>
          <table:table-cell table:style-name="ce5" table:formula="of:=([.B125]-[.B124])/[.B124]" office:value-type="float" office:value="0.153920619554695">
            <text:p>0.153920619555</text:p>
          </table:table-cell>
          <table:table-cell table:style-name="ce5" table:formula="of:=LN(1+[.D125])" office:value-type="float" office:value="0.143165378505656">
            <text:p>0.143165378506</text:p>
          </table:table-cell>
          <table:table-cell table:style-name="ce5" table:formula="of:=([.B125]-[.B123])/[.B123]" office:value-type="float" office:value="0.186069651741293">
            <text:p>0.186069651741</text:p>
          </table:table-cell>
          <table:table-cell table:style-name="ce5" table:formula="of:=LN([.B125]/[.B123])" office:value-type="float" office:value="0.170645027132119">
            <text:p>0.170645027132</text:p>
          </table:table-cell>
          <table:table-cell table:style-name="ce4" table:formula="of:=[.H124]*([.D125]+1)" office:value-type="float" office:value="14.3614457831325">
            <text:p>14.36144578313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1-01">
            <text:p>Nov-02</text:p>
          </table:table-cell>
          <table:table-cell table:style-name="ce1" office:value-type="float" office:value="21.74">
            <text:p>21.74</text:p>
          </table:table-cell>
          <table:table-cell table:style-name="ce1" table:formula="of:=LN([.B126])" office:value-type="float" office:value="3.07915388169306">
            <text:p>3.0791538817</text:p>
          </table:table-cell>
          <table:table-cell table:style-name="ce5" table:formula="of:=([.B126]-[.B125])/[.B125]" office:value-type="float" office:value="-0.0880872483221477">
            <text:p>-0.088087248322</text:p>
          </table:table-cell>
          <table:table-cell table:style-name="ce5" table:formula="of:=LN(1+[.D126])" office:value-type="float" office:value="-0.0922109605040857">
            <text:p>-0.092210960504</text:p>
          </table:table-cell>
          <table:table-cell table:style-name="ce5" table:formula="of:=([.B126]-[.B124])/[.B124]" office:value-type="float" office:value="0.0522749273959341">
            <text:p>0.052274927396</text:p>
          </table:table-cell>
          <table:table-cell table:style-name="ce5" table:formula="of:=LN([.B126]/[.B124])" office:value-type="float" office:value="0.0509544180015707">
            <text:p>0.050954418002</text:p>
          </table:table-cell>
          <table:table-cell table:style-name="ce4" table:formula="of:=[.H125]*([.D126]+1)" office:value-type="float" office:value="13.0963855421687">
            <text:p>13.09638554216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2-02">
            <text:p>Dec-02</text:p>
          </table:table-cell>
          <table:table-cell table:style-name="ce1" office:value-type="float" office:value="20.38">
            <text:p>20.38</text:p>
          </table:table-cell>
          <table:table-cell table:style-name="ce1" table:formula="of:=LN([.B127])" office:value-type="float" office:value="3.01455402779458">
            <text:p>3.0145540278</text:p>
          </table:table-cell>
          <table:table-cell table:style-name="ce5" table:formula="of:=([.B127]-[.B126])/[.B126]" office:value-type="float" office:value="-0.062557497700092">
            <text:p>-0.062557497700</text:p>
          </table:table-cell>
          <table:table-cell table:style-name="ce5" table:formula="of:=LN(1+[.D127])" office:value-type="float" office:value="-0.0645998538984846">
            <text:p>-0.064599853898</text:p>
          </table:table-cell>
          <table:table-cell table:style-name="ce5" table:formula="of:=([.B127]-[.B125])/[.B125]" office:value-type="float" office:value="-0.145134228187919">
            <text:p>-0.145134228188</text:p>
          </table:table-cell>
          <table:table-cell table:style-name="ce5" table:formula="of:=LN([.B127]/[.B125])" office:value-type="float" office:value="-0.15681081440257">
            <text:p>-0.156810814403</text:p>
          </table:table-cell>
          <table:table-cell table:style-name="ce4" table:formula="of:=[.H126]*([.D127]+1)" office:value-type="float" office:value="12.2771084337349">
            <text:p>12.27710843373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1-02">
            <text:p>Jan-03</text:p>
          </table:table-cell>
          <table:table-cell table:style-name="ce1" office:value-type="float" office:value="22.72">
            <text:p>22.72</text:p>
          </table:table-cell>
          <table:table-cell table:style-name="ce1" table:formula="of:=LN([.B128])" office:value-type="float" office:value="3.12324559385295">
            <text:p>3.1232455939</text:p>
          </table:table-cell>
          <table:table-cell table:style-name="ce5" table:formula="of:=([.B128]-[.B127])/[.B127]" office:value-type="float" office:value="0.114818449460255">
            <text:p>0.114818449460</text:p>
          </table:table-cell>
          <table:table-cell table:style-name="ce5" table:formula="of:=LN(1+[.D128])" office:value-type="float" office:value="0.108691566058372">
            <text:p>0.108691566058</text:p>
          </table:table-cell>
          <table:table-cell table:style-name="ce5" table:formula="of:=([.B128]-[.B126])/[.B126]" office:value-type="float" office:value="0.0450781968721251">
            <text:p>0.045078196872</text:p>
          </table:table-cell>
          <table:table-cell table:style-name="ce5" table:formula="of:=LN([.B128]/[.B126])" office:value-type="float" office:value="0.0440917121598873">
            <text:p>0.044091712160</text:p>
          </table:table-cell>
          <table:table-cell table:style-name="ce4" table:formula="of:=[.H127]*([.D128]+1)" office:value-type="float" office:value="13.6867469879518">
            <text:p>13.686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2-03">
            <text:p>Feb-03</text:p>
          </table:table-cell>
          <table:table-cell table:style-name="ce1" office:value-type="float" office:value="23.45">
            <text:p>23.45</text:p>
          </table:table-cell>
          <table:table-cell table:style-name="ce1" table:formula="of:=LN([.B129])" office:value-type="float" office:value="3.15487049489229">
            <text:p>3.1548704949</text:p>
          </table:table-cell>
          <table:table-cell table:style-name="ce5" table:formula="of:=([.B129]-[.B128])/[.B128]" office:value-type="float" office:value="0.0321302816901409">
            <text:p>0.032130281690</text:p>
          </table:table-cell>
          <table:table-cell table:style-name="ce5" table:formula="of:=LN(1+[.D129])" office:value-type="float" office:value="0.0316249010393377">
            <text:p>0.031624901039</text:p>
          </table:table-cell>
          <table:table-cell table:style-name="ce5" table:formula="of:=([.B129]-[.B127])/[.B127]" office:value-type="float" office:value="0.150637880274779">
            <text:p>0.150637880275</text:p>
          </table:table-cell>
          <table:table-cell table:style-name="ce5" table:formula="of:=LN([.B129]/[.B127])" office:value-type="float" office:value="0.14031646709771">
            <text:p>0.140316467098</text:p>
          </table:table-cell>
          <table:table-cell table:style-name="ce4" table:formula="of:=[.H128]*([.D129]+1)" office:value-type="float" office:value="14.1265060240964">
            <text:p>14.12650602409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3-03">
            <text:p>Mar-03</text:p>
          </table:table-cell>
          <table:table-cell table:style-name="ce1" office:value-type="float" office:value="25.76">
            <text:p>25.76</text:p>
          </table:table-cell>
          <table:table-cell table:style-name="ce1" table:formula="of:=LN([.B130])" office:value-type="float" office:value="3.24882290123615">
            <text:p>3.2488229012</text:p>
          </table:table-cell>
          <table:table-cell table:style-name="ce5" table:formula="of:=([.B130]-[.B129])/[.B129]" office:value-type="float" office:value="0.0985074626865673">
            <text:p>0.098507462687</text:p>
          </table:table-cell>
          <table:table-cell table:style-name="ce5" table:formula="of:=LN(1+[.D130])" office:value-type="float" office:value="0.0939524063438645">
            <text:p>0.093952406344</text:p>
          </table:table-cell>
          <table:table-cell table:style-name="ce5" table:formula="of:=([.B130]-[.B128])/[.B128]" office:value-type="float" office:value="0.133802816901409">
            <text:p>0.133802816901</text:p>
          </table:table-cell>
          <table:table-cell table:style-name="ce5" table:formula="of:=LN([.B130]/[.B128])" office:value-type="float" office:value="0.125577307383202">
            <text:p>0.125577307383</text:p>
          </table:table-cell>
          <table:table-cell table:style-name="ce4" table:formula="of:=[.H129]*([.D130]+1)" office:value-type="float" office:value="15.5180722891566">
            <text:p>15.51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4-01">
            <text:p>Apr-03</text:p>
          </table:table-cell>
          <table:table-cell table:style-name="ce1" office:value-type="float" office:value="23.51">
            <text:p>23.51</text:p>
          </table:table-cell>
          <table:table-cell table:style-name="ce1" table:formula="of:=LN([.B131])" office:value-type="float" office:value="3.15742586255198">
            <text:p>3.1574258626</text:p>
          </table:table-cell>
          <table:table-cell table:style-name="ce5" table:formula="of:=([.B131]-[.B130])/[.B130]" office:value-type="float" office:value="-0.0873447204968944">
            <text:p>-0.087344720497</text:p>
          </table:table-cell>
          <table:table-cell table:style-name="ce5" table:formula="of:=LN(1+[.D131])" office:value-type="float" office:value="-0.0913970386841748">
            <text:p>-0.091397038684</text:p>
          </table:table-cell>
          <table:table-cell table:style-name="ce5" table:formula="of:=([.B131]-[.B129])/[.B129]" office:value-type="float" office:value="0.00255863539445639">
            <text:p>0.002558635394</text:p>
          </table:table-cell>
          <table:table-cell table:style-name="ce5" table:formula="of:=LN([.B131]/[.B129])" office:value-type="float" office:value="0.00255536765968992">
            <text:p>0.002555367660</text:p>
          </table:table-cell>
          <table:table-cell table:style-name="ce4" table:formula="of:=[.H130]*([.D131]+1)" office:value-type="float" office:value="14.1626506024096">
            <text:p>14.16265060241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5-01">
            <text:p>May-03</text:p>
          </table:table-cell>
          <table:table-cell table:style-name="ce1" office:value-type="float" office:value="24.67">
            <text:p>24.67</text:p>
          </table:table-cell>
          <table:table-cell table:style-name="ce1" table:formula="of:=LN([.B132])" office:value-type="float" office:value="3.20558793054127">
            <text:p>3.2055879305</text:p>
          </table:table-cell>
          <table:table-cell table:style-name="ce5" table:formula="of:=([.B132]-[.B131])/[.B131]" office:value-type="float" office:value="0.0493407060825181">
            <text:p>0.049340706083</text:p>
          </table:table-cell>
          <table:table-cell table:style-name="ce5" table:formula="of:=LN(1+[.D132])" office:value-type="float" office:value="0.0481620679892873">
            <text:p>0.048162067989</text:p>
          </table:table-cell>
          <table:table-cell table:style-name="ce5" table:formula="of:=([.B132]-[.B130])/[.B130]" office:value-type="float" office:value="-0.0423136645962733">
            <text:p>-0.042313664596</text:p>
          </table:table-cell>
          <table:table-cell table:style-name="ce5" table:formula="of:=LN([.B132]/[.B130])" office:value-type="float" office:value="-0.0432349706948875">
            <text:p>-0.043234970695</text:p>
          </table:table-cell>
          <table:table-cell table:style-name="ce4" table:formula="of:=[.H131]*([.D132]+1)" office:value-type="float" office:value="14.8614457831325">
            <text:p>14.86144578313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6-02">
            <text:p>Jun-03</text:p>
          </table:table-cell>
          <table:table-cell table:style-name="ce1" office:value-type="float" office:value="24.55">
            <text:p>24.55</text:p>
          </table:table-cell>
          <table:table-cell table:style-name="ce1" table:formula="of:=LN([.B133])" office:value-type="float" office:value="3.20071185424053">
            <text:p>3.2007118542</text:p>
          </table:table-cell>
          <table:table-cell table:style-name="ce5" table:formula="of:=([.B133]-[.B132])/[.B132]" office:value-type="float" office:value="-0.00486420753952173">
            <text:p>-0.004864207540</text:p>
          </table:table-cell>
          <table:table-cell table:style-name="ce5" table:formula="of:=LN(1+[.D133])" office:value-type="float" office:value="-0.00487607630073583">
            <text:p>-0.004876076301</text:p>
          </table:table-cell>
          <table:table-cell table:style-name="ce5" table:formula="of:=([.B133]-[.B131])/[.B131]" office:value-type="float" office:value="0.0442364951084644">
            <text:p>0.044236495108</text:p>
          </table:table-cell>
          <table:table-cell table:style-name="ce5" table:formula="of:=LN([.B133]/[.B131])" office:value-type="float" office:value="0.0432859916885514">
            <text:p>0.043285991689</text:p>
          </table:table-cell>
          <table:table-cell table:style-name="ce4" table:formula="of:=[.H132]*([.D133]+1)" office:value-type="float" office:value="14.789156626506">
            <text:p>14.7891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7-01">
            <text:p>Jul-03</text:p>
          </table:table-cell>
          <table:table-cell table:style-name="ce1" office:value-type="float" office:value="27.33">
            <text:p>27.33</text:p>
          </table:table-cell>
          <table:table-cell table:style-name="ce1" table:formula="of:=LN([.B134])" office:value-type="float" office:value="3.30798499993998">
            <text:p>3.3079849999</text:p>
          </table:table-cell>
          <table:table-cell table:style-name="ce5" table:formula="of:=([.B134]-[.B133])/[.B133]" office:value-type="float" office:value="0.113238289205703">
            <text:p>0.113238289206</text:p>
          </table:table-cell>
          <table:table-cell table:style-name="ce5" table:formula="of:=LN(1+[.D134])" office:value-type="float" office:value="0.107273145699447">
            <text:p>0.107273145699</text:p>
          </table:table-cell>
          <table:table-cell table:style-name="ce5" table:formula="of:=([.B134]-[.B132])/[.B132]" office:value-type="float" office:value="0.107823267126064">
            <text:p>0.107823267126</text:p>
          </table:table-cell>
          <table:table-cell table:style-name="ce5" table:formula="of:=LN([.B134]/[.B132])" office:value-type="float" office:value="0.102397069398711">
            <text:p>0.102397069399</text:p>
          </table:table-cell>
          <table:table-cell table:style-name="ce4" table:formula="of:=[.H133]*([.D134]+1)" office:value-type="float" office:value="16.4638554216867">
            <text:p>16.46385542168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8-01">
            <text:p>Aug-03</text:p>
          </table:table-cell>
          <table:table-cell table:style-name="ce1" office:value-type="float" office:value="28.39">
            <text:p>28.39</text:p>
          </table:table-cell>
          <table:table-cell table:style-name="ce1" table:formula="of:=LN([.B135])" office:value-type="float" office:value="3.34603697048488">
            <text:p>3.3460369705</text:p>
          </table:table-cell>
          <table:table-cell table:style-name="ce5" table:formula="of:=([.B135]-[.B134])/[.B134]" office:value-type="float" office:value="0.0387852177094768">
            <text:p>0.038785217709</text:p>
          </table:table-cell>
          <table:table-cell table:style-name="ce5" table:formula="of:=LN(1+[.D135])" office:value-type="float" office:value="0.0380519705449034">
            <text:p>0.038051970545</text:p>
          </table:table-cell>
          <table:table-cell table:style-name="ce5" table:formula="of:=([.B135]-[.B133])/[.B133]" office:value-type="float" office:value="0.156415478615071">
            <text:p>0.156415478615</text:p>
          </table:table-cell>
          <table:table-cell table:style-name="ce5" table:formula="of:=LN([.B135]/[.B133])" office:value-type="float" office:value="0.14532511624435">
            <text:p>0.145325116244</text:p>
          </table:table-cell>
          <table:table-cell table:style-name="ce4" table:formula="of:=[.H134]*([.D135]+1)" office:value-type="float" office:value="17.1024096385542">
            <text:p>17.10240963855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9-02">
            <text:p>Sep-03</text:p>
          </table:table-cell>
          <table:table-cell table:style-name="ce1" office:value-type="float" office:value="28.8">
            <text:p>28.8</text:p>
          </table:table-cell>
          <table:table-cell table:style-name="ce1" table:formula="of:=LN([.B136])" office:value-type="float" office:value="3.3603753871419">
            <text:p>3.3603753871</text:p>
          </table:table-cell>
          <table:table-cell table:style-name="ce5" table:formula="of:=([.B136]-[.B135])/[.B135]" office:value-type="float" office:value="0.0144417048256428">
            <text:p>0.014441704826</text:p>
          </table:table-cell>
          <table:table-cell table:style-name="ce5" table:formula="of:=LN(1+[.D136])" office:value-type="float" office:value="0.0143384166570205">
            <text:p>0.014338416657</text:p>
          </table:table-cell>
          <table:table-cell table:style-name="ce5" table:formula="of:=([.B136]-[.B134])/[.B134]" office:value-type="float" office:value="0.0537870472008783">
            <text:p>0.053787047201</text:p>
          </table:table-cell>
          <table:table-cell table:style-name="ce5" table:formula="of:=LN([.B136]/[.B134])" office:value-type="float" office:value="0.0523903872019238">
            <text:p>0.052390387202</text:p>
          </table:table-cell>
          <table:table-cell table:style-name="ce4" table:formula="of:=[.H135]*([.D136]+1)" office:value-type="float" office:value="17.3493975903614">
            <text:p>17.34939759036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0-01">
            <text:p>Oct-03</text:p>
          </table:table-cell>
          <table:table-cell table:style-name="ce1" office:value-type="float" office:value="31.6">
            <text:p>31.6</text:p>
          </table:table-cell>
          <table:table-cell table:style-name="ce1" table:formula="of:=LN([.B137])" office:value-type="float" office:value="3.45315712059287">
            <text:p>3.4531571206</text:p>
          </table:table-cell>
          <table:table-cell table:style-name="ce5" table:formula="of:=([.B137]-[.B136])/[.B136]" office:value-type="float" office:value="0.0972222222222222">
            <text:p>0.097222222222</text:p>
          </table:table-cell>
          <table:table-cell table:style-name="ce5" table:formula="of:=LN(1+[.D137])" office:value-type="float" office:value="0.0927817334509663">
            <text:p>0.092781733451</text:p>
          </table:table-cell>
          <table:table-cell table:style-name="ce5" table:formula="of:=([.B137]-[.B135])/[.B135]" office:value-type="float" office:value="0.113067981683691">
            <text:p>0.113067981684</text:p>
          </table:table-cell>
          <table:table-cell table:style-name="ce5" table:formula="of:=LN([.B137]/[.B135])" office:value-type="float" office:value="0.107120150107987">
            <text:p>0.107120150108</text:p>
          </table:table-cell>
          <table:table-cell table:style-name="ce4" table:formula="of:=[.H136]*([.D137]+1)" office:value-type="float" office:value="19.0361445783132">
            <text:p>19.03614457831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1-03">
            <text:p>Nov-03</text:p>
          </table:table-cell>
          <table:table-cell table:style-name="ce1" office:value-type="float" office:value="32.17">
            <text:p>32.17</text:p>
          </table:table-cell>
          <table:table-cell table:style-name="ce1" table:formula="of:=LN([.B138])" office:value-type="float" office:value="3.47103434125093">
            <text:p>3.4710343413</text:p>
          </table:table-cell>
          <table:table-cell table:style-name="ce5" table:formula="of:=([.B138]-[.B137])/[.B137]" office:value-type="float" office:value="0.0180379746835443">
            <text:p>0.018037974684</text:p>
          </table:table-cell>
          <table:table-cell table:style-name="ce5" table:formula="of:=LN(1+[.D138])" office:value-type="float" office:value="0.0178772206580686">
            <text:p>0.017877220658</text:p>
          </table:table-cell>
          <table:table-cell table:style-name="ce5" table:formula="of:=([.B138]-[.B136])/[.B136]" office:value-type="float" office:value="0.117013888888889">
            <text:p>0.117013888889</text:p>
          </table:table-cell>
          <table:table-cell table:style-name="ce5" table:formula="of:=LN([.B138]/[.B136])" office:value-type="float" office:value="0.110658954109035">
            <text:p>0.110658954109</text:p>
          </table:table-cell>
          <table:table-cell table:style-name="ce4" table:formula="of:=[.H137]*([.D138]+1)" office:value-type="float" office:value="19.3795180722891">
            <text:p>19.37951807228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2-01">
            <text:p>Dec-03</text:p>
          </table:table-cell>
          <table:table-cell table:style-name="ce1" office:value-type="float" office:value="33.16">
            <text:p>33.16</text:p>
          </table:table-cell>
          <table:table-cell table:style-name="ce1" table:formula="of:=LN([.B139])" office:value-type="float" office:value="3.50134433026709">
            <text:p>3.5013443303</text:p>
          </table:table-cell>
          <table:table-cell table:style-name="ce5" table:formula="of:=([.B139]-[.B138])/[.B138]" office:value-type="float" office:value="0.0307740130556417">
            <text:p>0.030774013056</text:p>
          </table:table-cell>
          <table:table-cell table:style-name="ce5" table:formula="of:=LN(1+[.D139])" office:value-type="float" office:value="0.0303099890161591">
            <text:p>0.030309989016</text:p>
          </table:table-cell>
          <table:table-cell table:style-name="ce5" table:formula="of:=([.B139]-[.B137])/[.B137]" office:value-type="float" office:value="0.0493670886075948">
            <text:p>0.049367088608</text:p>
          </table:table-cell>
          <table:table-cell table:style-name="ce5" table:formula="of:=LN([.B139]/[.B137])" office:value-type="float" office:value="0.0481872096742276">
            <text:p>0.048187209674</text:p>
          </table:table-cell>
          <table:table-cell table:style-name="ce4" table:formula="of:=[.H138]*([.D139]+1)" office:value-type="float" office:value="19.9759036144578">
            <text:p>19.97590361445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1-02">
            <text:p>Jan-04</text:p>
          </table:table-cell>
          <table:table-cell table:style-name="ce1" office:value-type="float" office:value="36.61">
            <text:p>36.61</text:p>
          </table:table-cell>
          <table:table-cell table:style-name="ce1" table:formula="of:=LN([.B140])" office:value-type="float" office:value="3.60032142713214">
            <text:p>3.6003214271</text:p>
          </table:table-cell>
          <table:table-cell table:style-name="ce5" table:formula="of:=([.B140]-[.B139])/[.B139]" office:value-type="float" office:value="0.104041013268999">
            <text:p>0.104041013269</text:p>
          </table:table-cell>
          <table:table-cell table:style-name="ce5" table:formula="of:=LN(1+[.D140])" office:value-type="float" office:value="0.0989770968650507">
            <text:p>0.098977096865</text:p>
          </table:table-cell>
          <table:table-cell table:style-name="ce5" table:formula="of:=([.B140]-[.B138])/[.B138]" office:value-type="float" office:value="0.138016785825303">
            <text:p>0.138016785825</text:p>
          </table:table-cell>
          <table:table-cell table:style-name="ce5" table:formula="of:=LN([.B140]/[.B138])" office:value-type="float" office:value="0.12928708588121">
            <text:p>0.129287085881</text:p>
          </table:table-cell>
          <table:table-cell table:style-name="ce4" table:formula="of:=[.H139]*([.D140]+1)" office:value-type="float" office:value="22.0542168674699">
            <text:p>22.05421686747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2-02">
            <text:p>Feb-04</text:p>
          </table:table-cell>
          <table:table-cell table:style-name="ce1" office:value-type="float" office:value="37.4">
            <text:p>37.4</text:p>
          </table:table-cell>
          <table:table-cell table:style-name="ce1" table:formula="of:=LN([.B141])" office:value-type="float" office:value="3.62167070442049">
            <text:p>3.6216707044</text:p>
          </table:table-cell>
          <table:table-cell table:style-name="ce5" table:formula="of:=([.B141]-[.B140])/[.B140]" office:value-type="float" office:value="0.0215788036055722">
            <text:p>0.021578803606</text:p>
          </table:table-cell>
          <table:table-cell table:style-name="ce5" table:formula="of:=LN(1+[.D141])" office:value-type="float" office:value="0.0213492772883413">
            <text:p>0.021349277288</text:p>
          </table:table-cell>
          <table:table-cell table:style-name="ce5" table:formula="of:=([.B141]-[.B139])/[.B139]" office:value-type="float" office:value="0.127864897466828">
            <text:p>0.127864897467</text:p>
          </table:table-cell>
          <table:table-cell table:style-name="ce5" table:formula="of:=LN([.B141]/[.B139])" office:value-type="float" office:value="0.120326374153392">
            <text:p>0.120326374153</text:p>
          </table:table-cell>
          <table:table-cell table:style-name="ce4" table:formula="of:=[.H140]*([.D141]+1)" office:value-type="float" office:value="22.5301204819277">
            <text:p>22.53012048192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3-01">
            <text:p>Mar-04</text:p>
          </table:table-cell>
          <table:table-cell table:style-name="ce1" office:value-type="float" office:value="37.87">
            <text:p>37.87</text:p>
          </table:table-cell>
          <table:table-cell table:style-name="ce1" table:formula="of:=LN([.B142])" office:value-type="float" office:value="3.6341592419137">
            <text:p>3.6341592419</text:p>
          </table:table-cell>
          <table:table-cell table:style-name="ce5" table:formula="of:=([.B142]-[.B141])/[.B141]" office:value-type="float" office:value="0.0125668449197861">
            <text:p>0.012566844920</text:p>
          </table:table-cell>
          <table:table-cell table:style-name="ce5" table:formula="of:=LN(1+[.D142])" office:value-type="float" office:value="0.0124885374932171">
            <text:p>0.012488537493</text:p>
          </table:table-cell>
          <table:table-cell table:style-name="ce5" table:formula="of:=([.B142]-[.B140])/[.B140]" office:value-type="float" office:value="0.034416826003824">
            <text:p>0.034416826004</text:p>
          </table:table-cell>
          <table:table-cell table:style-name="ce5" table:formula="of:=LN([.B142]/[.B140])" office:value-type="float" office:value="0.0338378147815585">
            <text:p>0.033837814782</text:p>
          </table:table-cell>
          <table:table-cell table:style-name="ce4" table:formula="of:=[.H141]*([.D142]+1)" office:value-type="float" office:value="22.8132530120482">
            <text:p>22.81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4-01">
            <text:p>Apr-04</text:p>
          </table:table-cell>
          <table:table-cell table:style-name="ce1" office:value-type="float" office:value="38.92">
            <text:p>38.92</text:p>
          </table:table-cell>
          <table:table-cell table:style-name="ce1" table:formula="of:=LN([.B143])" office:value-type="float" office:value="3.6615082573178">
            <text:p>3.6615082573</text:p>
          </table:table-cell>
          <table:table-cell table:style-name="ce5" table:formula="of:=([.B143]-[.B142])/[.B142]" office:value-type="float" office:value="0.0277264325323476">
            <text:p>0.027726432532</text:p>
          </table:table-cell>
          <table:table-cell table:style-name="ce5" table:formula="of:=LN(1+[.D143])" office:value-type="float" office:value="0.027349015404101">
            <text:p>0.027349015404</text:p>
          </table:table-cell>
          <table:table-cell table:style-name="ce5" table:formula="of:=([.B143]-[.B141])/[.B141]" office:value-type="float" office:value="0.0406417112299466">
            <text:p>0.040641711230</text:p>
          </table:table-cell>
          <table:table-cell table:style-name="ce5" table:formula="of:=LN([.B143]/[.B141])" office:value-type="float" office:value="0.0398375528973182">
            <text:p>0.039837552897</text:p>
          </table:table-cell>
          <table:table-cell table:style-name="ce4" table:formula="of:=[.H142]*([.D143]+1)" office:value-type="float" office:value="23.4457831325301">
            <text:p>23.445783132530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5-03">
            <text:p>May-04</text:p>
          </table:table-cell>
          <table:table-cell table:style-name="ce1" office:value-type="float" office:value="40.6">
            <text:p>40.6</text:p>
          </table:table-cell>
          <table:table-cell table:style-name="ce1" table:formula="of:=LN([.B144])" office:value-type="float" office:value="3.70376806660769">
            <text:p>3.7037680666</text:p>
          </table:table-cell>
          <table:table-cell table:style-name="ce5" table:formula="of:=([.B144]-[.B143])/[.B143]" office:value-type="float" office:value="0.0431654676258993">
            <text:p>0.043165467626</text:p>
          </table:table-cell>
          <table:table-cell table:style-name="ce5" table:formula="of:=LN(1+[.D144])" office:value-type="float" office:value="0.0422598092898826">
            <text:p>0.042259809290</text:p>
          </table:table-cell>
          <table:table-cell table:style-name="ce5" table:formula="of:=([.B144]-[.B142])/[.B142]" office:value-type="float" office:value="0.0720887245841036">
            <text:p>0.072088724584</text:p>
          </table:table-cell>
          <table:table-cell table:style-name="ce5" table:formula="of:=LN([.B144]/[.B142])" office:value-type="float" office:value="0.0696088246939835">
            <text:p>0.069608824694</text:p>
          </table:table-cell>
          <table:table-cell table:style-name="ce4" table:formula="of:=[.H143]*([.D144]+1)" office:value-type="float" office:value="24.4578313253012">
            <text:p>24.45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6-01">
            <text:p>Jun-04</text:p>
          </table:table-cell>
          <table:table-cell table:style-name="ce1" office:value-type="float" office:value="43.49">
            <text:p>43.49</text:p>
          </table:table-cell>
          <table:table-cell table:style-name="ce1" table:formula="of:=LN([.B145])" office:value-type="float" office:value="3.77253102660955">
            <text:p>3.7725310266</text:p>
          </table:table-cell>
          <table:table-cell table:style-name="ce5" table:formula="of:=([.B145]-[.B144])/[.B144]" office:value-type="float" office:value="0.0711822660098522">
            <text:p>0.071182266010</text:p>
          </table:table-cell>
          <table:table-cell table:style-name="ce5" table:formula="of:=LN(1+[.D145])" office:value-type="float" office:value="0.0687629600018601">
            <text:p>0.068762960002</text:p>
          </table:table-cell>
          <table:table-cell table:style-name="ce5" table:formula="of:=([.B145]-[.B143])/[.B143]" office:value-type="float" office:value="0.117420349434738">
            <text:p>0.117420349435</text:p>
          </table:table-cell>
          <table:table-cell table:style-name="ce5" table:formula="of:=LN([.B145]/[.B143])" office:value-type="float" office:value="0.111022769291743">
            <text:p>0.111022769292</text:p>
          </table:table-cell>
          <table:table-cell table:style-name="ce4" table:formula="of:=[.H144]*([.D145]+1)" office:value-type="float" office:value="26.1987951807229">
            <text:p>26.19879518072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7-01">
            <text:p>Jul-04</text:p>
          </table:table-cell>
          <table:table-cell table:style-name="ce1" office:value-type="float" office:value="46.99">
            <text:p>46.99</text:p>
          </table:table-cell>
          <table:table-cell table:style-name="ce1" table:formula="of:=LN([.B146])" office:value-type="float" office:value="3.84993481311472">
            <text:p>3.8499348131</text:p>
          </table:table-cell>
          <table:table-cell table:style-name="ce5" table:formula="of:=([.B146]-[.B145])/[.B145]" office:value-type="float" office:value="0.0804782708668659">
            <text:p>0.080478270867</text:p>
          </table:table-cell>
          <table:table-cell table:style-name="ce5" table:formula="of:=LN(1+[.D146])" office:value-type="float" office:value="0.0774037865051773">
            <text:p>0.077403786505</text:p>
          </table:table-cell>
          <table:table-cell table:style-name="ce5" table:formula="of:=([.B146]-[.B144])/[.B144]" office:value-type="float" office:value="0.157389162561576">
            <text:p>0.157389162562</text:p>
          </table:table-cell>
          <table:table-cell table:style-name="ce5" table:formula="of:=LN([.B146]/[.B144])" office:value-type="float" office:value="0.146166746507037">
            <text:p>0.146166746507</text:p>
          </table:table-cell>
          <table:table-cell table:style-name="ce4" table:formula="of:=[.H145]*([.D146]+1)" office:value-type="float" office:value="28.3072289156626">
            <text:p>28.30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8-02">
            <text:p>Aug-04</text:p>
          </table:table-cell>
          <table:table-cell table:style-name="ce1" office:value-type="float" office:value="43.24">
            <text:p>43.24</text:p>
          </table:table-cell>
          <table:table-cell table:style-name="ce1" table:formula="of:=LN([.B147])" office:value-type="float" office:value="3.76676599277101">
            <text:p>3.7667659928</text:p>
          </table:table-cell>
          <table:table-cell table:style-name="ce5" table:formula="of:=([.B147]-[.B146])/[.B146]" office:value-type="float" office:value="-0.0798042136624814">
            <text:p>-0.079804213662</text:p>
          </table:table-cell>
          <table:table-cell table:style-name="ce5" table:formula="of:=LN(1+[.D147])" office:value-type="float" office:value="-0.0831688203437168">
            <text:p>-0.083168820344</text:p>
          </table:table-cell>
          <table:table-cell table:style-name="ce5" table:formula="of:=([.B147]-[.B145])/[.B145]" office:value-type="float" office:value="-0.00574844791906185">
            <text:p>-0.005748447919</text:p>
          </table:table-cell>
          <table:table-cell table:style-name="ce5" table:formula="of:=LN([.B147]/[.B145])" office:value-type="float" office:value="-0.00576503383853947">
            <text:p>-0.005765033839</text:p>
          </table:table-cell>
          <table:table-cell table:style-name="ce4" table:formula="of:=[.H146]*([.D147]+1)" office:value-type="float" office:value="26.0481927710843">
            <text:p>26.04819277108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9-01">
            <text:p>Sep-04</text:p>
          </table:table-cell>
          <table:table-cell table:style-name="ce1" office:value-type="float" office:value="45.46">
            <text:p>45.46</text:p>
          </table:table-cell>
          <table:table-cell table:style-name="ce1" table:formula="of:=LN([.B148])" office:value-type="float" office:value="3.8168328184244">
            <text:p>3.8168328184</text:p>
          </table:table-cell>
          <table:table-cell table:style-name="ce5" table:formula="of:=([.B148]-[.B147])/[.B147]" office:value-type="float" office:value="0.0513413506012951">
            <text:p>0.051341350601</text:p>
          </table:table-cell>
          <table:table-cell table:style-name="ce5" table:formula="of:=LN(1+[.D148])" office:value-type="float" office:value="0.0500668256533895">
            <text:p>0.050066825653</text:p>
          </table:table-cell>
          <table:table-cell table:style-name="ce5" table:formula="of:=([.B148]-[.B146])/[.B146]" office:value-type="float" office:value="-0.0325601191742924">
            <text:p>-0.032560119174</text:p>
          </table:table-cell>
          <table:table-cell table:style-name="ce5" table:formula="of:=LN([.B148]/[.B146])" office:value-type="float" office:value="-0.0331019946903273">
            <text:p>-0.033101994690</text:p>
          </table:table-cell>
          <table:table-cell table:style-name="ce4" table:formula="of:=[.H147]*([.D148]+1)" office:value-type="float" office:value="27.3855421686747">
            <text:p>27.385542168675</text:p>
          </table:table-cell>
          <table:table-cell table:number-columns-repeated="1016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6" number:min-integer-digits="1" number:grouping="true"/>
    </number:number-style>
    <number:number-style style:name="N151">
      <number:number number:decimal-places="8" number:min-integer-digits="1" number:grouping="true"/>
    </number:number-style>
    <number:number-style style:name="N152">
      <number:number number:decimal-places="9" number:min-integer-digits="1" number:grouping="true"/>
    </number:number-style>
    <number:number-style style:name="N153">
      <number:number number:decimal-places="3" number:min-integer-digits="1" number:grouping="true"/>
    </number:number-style>
    <number:number-style style:name="N154">
      <number:number number:decimal-places="10" number:min-integer-digits="1"/>
    </number:number-style>
    <number:number-style style:name="N155">
      <number:number number:decimal-places="9" number:min-integer-digits="1"/>
    </number:number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1" number:min-integer-digits="1"/>
    </number:number-style>
    <number:number-style style:name="N161">
      <number:number number:decimal-places="11" number:min-integer-digits="1"/>
    </number:number-style>
    <number:number-style style:name="N162">
      <number:number number:decimal-places="12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08T21:19:44</meta:creation-date>
    <dc:date>2013-01-09T13:09:55</dc:date>
    <dc:creator>Daniel Rodriguez</dc:creator>
    <meta:editing-duration>PT23S</meta:editing-duration>
    <meta:editing-cycles>5</meta:editing-cycles>
    <meta:generator>LibreOffice/3.5$Linux_X86_64 LibreOffice_project/350m1$Build-2</meta:generator>
    <meta:document-statistic meta:table-count="3" meta:cell-count="1178" meta:object-count="0"/>
  </office:meta>
</office:document-meta>
</file>